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944cm"/>
    </style:style>
    <style:style style:family="table-column" style:name="co2">
      <style:table-column-properties fo:break-before="auto" style:column-width="9.313cm"/>
    </style:style>
    <style:style style:family="table-column" style:name="co3">
      <style:table-column-properties fo:break-before="auto" style:column-width="0.392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2.378cm"/>
    </style:style>
    <style:style style:family="table-column" style:name="co6">
      <style:table-column-properties fo:break-before="auto" style:column-width="2.182cm"/>
    </style:style>
    <style:style style:family="table-column" style:name="co7">
      <style:table-column-properties fo:break-before="auto" style:column-width="2.265cm"/>
    </style:style>
    <style:style style:family="table-column" style:name="co8">
      <style:table-column-properties fo:break-before="auto" style:column-width="2.321cm"/>
    </style:style>
    <style:style style:family="table-column" style:name="co9">
      <style:table-column-properties fo:break-before="auto" style:column-width="2.154cm"/>
    </style:style>
    <style:style style:family="table-column" style:name="co10">
      <style:table-column-properties fo:break-before="auto" style:column-width="1.774cm"/>
    </style:style>
    <style:style style:family="table-column" style:name="co11">
      <style:table-column-properties fo:break-before="auto" style:column-width="1.79cm"/>
    </style:style>
    <style:style style:family="table-column" style:name="co12">
      <style:table-column-properties fo:break-before="auto" style:column-width="3.104cm"/>
    </style:style>
    <style:style style:family="table-column" style:name="co13">
      <style:table-column-properties fo:break-before="auto" style:column-width="6.853cm"/>
    </style:style>
    <style:style style:family="table-column" style:name="co14">
      <style:table-column-properties fo:break-before="auto" style:column-width="3.02cm"/>
    </style:style>
    <style:style style:family="table-column" style:name="co15">
      <style:table-column-properties fo:break-before="auto" style:column-width="1.87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79cm"/>
    </style:style>
    <style:style style:family="table-row" style:name="ro3">
      <style:table-row-properties fo:break-before="auto" style:use-optimal-row-height="false" style:row-height="0.741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9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data-style-name="N0" style:family="table-cell" style:parent-style-name="TL RowProperty" style:name="ce1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13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ierde gedeelte.A1488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1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Vierde gedeelte.A1488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3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4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4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4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6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6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64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parent-style-name="TL Metadata" style:family="table-cell" style:name="ce65" style:display-name="ce6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Default"/>
        <table:table-column table:style-name="co11" table:default-cell-style-name="ce53" table:number-columns-repeated="6"/>
        <table:table-column table:style-name="co10" table:default-cell-style-name="Default" table:number-columns-repeated="1004"/>
        <table:table-row table:style-name="ro1">
          <table:table-cell ns41:value-type="string" table:style-name="ce1" office:value-type="string">
            <office:annotation draw:style-name="gr1" svg:height="2.646cm" draw:caption-point-y="-0.042cm" svg:width="7.195cm" svg:x="4.362cm" draw:caption-point-x="-0.428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GELDERLAND. VIERDE GEDEELTE. <text:s/>INDEELING DER BEVOLKING NAAR DE BEROEPEN.</text:p>
          </table:table-cell>
          <table:table-cell table:style-name="ce10" table:number-columns-repeated="2"/>
          <table:table-cell table:style-name="ce21"/>
          <table:table-cell table:style-name="ce10"/>
          <table:table-cell table:style-name="ce36" table:number-columns-repeated="6"/>
          <table:table-cell table:style-name="ce37" table:number-columns-repeated="2"/>
          <table:table-cell table:style-name="ce40"/>
          <table:table-cell table:style-name="ce48" table:number-columns-repeated="6"/>
          <table:table-cell table:number-columns-repeated="1004"/>
        </table:table-row>
        <table:table-row table:style-name="ro1">
          <table:table-cell table:style-name="Default"/>
          <table:table-cell table:style-name="ce11"/>
          <table:table-cell table:style-name="ce18" table:number-columns-repeated="12"/>
          <table:table-cell table:style-name="ce49" table:number-columns-repeated="6"/>
          <table:table-cell table:number-columns-repeated="1004"/>
        </table:table-row>
        <table:table-row table:style-name="ro2">
          <table:table-cell ns41:value-type="string" table:number-rows-spanned="4" table:style-name="ce3" table:number-columns-spanned="1" office:value-type="string">
            <text:p>DE STEDEN <text:s text:c="6"/></text:p>
          </table:table-cell>
          <table:table-cell ns41:value-type="string" table:number-rows-spanned="4" table:style-name="ce12" table:number-columns-spanned="1" office:value-type="string">
            <text:p><text:span text:style-name="T2"><text:a xlink:type="simple" xlink:href="#Vierde gedeelte.A1488"> Beroepen of middelen van bestaan  </text:a></text:span></text:p>
          </table:table-cell>
          <table:table-cell table:style-name="ce19"/>
          <table:table-cell ns41:value-type="string" table:number-rows-spanned="1" table:style-name="ce22" table:number-columns-spanned="2" office:value-type="string">
            <text:p>Beneden de 10 jaren</text:p>
          </table:table-cell>
          <table:covered-table-cell table:style-name="ce29"/>
          <table:table-cell ns41:value-type="string" table:number-rows-spanned="1" table:style-name="ce29" table:number-columns-spanned="2" office:value-type="string">
            <text:p>Van 10 en 11 jaren</text:p>
          </table:table-cell>
          <table:covered-table-cell table:style-name="ce29"/>
          <table:table-cell ns41:value-type="string" table:number-rows-spanned="1" table:style-name="ce29" table:number-columns-spanned="2" office:value-type="string">
            <text:p>Van 12 tot en met 15 jaren</text:p>
          </table:table-cell>
          <table:covered-table-cell table:style-name="ce29"/>
          <table:table-cell ns41:value-type="string" table:number-rows-spanned="1" table:style-name="ce29" table:number-columns-spanned="2" office:value-type="string">
            <text:p>Van 16 jaren en daarboven</text:p>
          </table:table-cell>
          <table:covered-table-cell table:style-name="ce29"/>
          <table:table-cell ns41:value-type="string" table:number-rows-spanned="3" table:style-name="ce38" table:number-columns-spanned="3" office:value-type="string">
            <text:p>TOTAAL</text:p>
          </table:table-cell>
          <table:covered-table-cell table:style-name="ce29"/>
          <table:covered-table-cell table:style-name="ce38"/>
          <table:table-cell ns41:value-type="string" table:number-rows-spanned="4" table:style-name="ce50" table:number-columns-spanned="1" office:value-type="string">
            <text:p>Telling</text:p>
          </table:table-cell>
          <table:table-cell ns41:value-type="string" table:number-rows-spanned="4" table:style-name="ce54" table:number-columns-spanned="1" office:value-type="string">
            <text:p>Tabel</text:p>
          </table:table-cell>
          <table:table-cell ns41:value-type="string" table:number-rows-spanned="4" table:style-name="ce54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54" table:number-columns-spanned="1" office:value-type="string">
            <text:p>Provincie</text:p>
          </table:table-cell>
          <table:table-cell ns41:value-type="string" table:number-rows-spanned="4" table:style-name="ce57" table:number-columns-spanned="1" office:value-type="string">
            <text:p>Image nr</text:p>
          </table:table-cell>
          <table:table-cell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20"/>
          <table:table-cell ns41:value-type="string" table:number-rows-spanned="2" table:style-name="ce23" table:number-columns-spanned="2" office:value-type="string">
            <text:p>Geboren in 1849 tot en met 1840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Geboren in 1839 en 1838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Geboren in 1837 tot en met 1834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Geboren in 1833 en vroegere jaren.</text:p>
          </table:table-cell>
          <table:covered-table-cell table:style-name="ce30" table:number-columns-repeated="3"/>
          <table:covered-table-cell table:style-name="ce41"/>
          <table:covered-table-cell table:style-name="ce51"/>
          <table:covered-table-cell table:style-name="ce55" table:number-columns-repeated="4"/>
          <table:covered-table-cell table:style-name="ce58"/>
          <table:table-cell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20"/>
          <table:covered-table-cell table:style-name="ce23"/>
          <table:covered-table-cell table:style-name="ce30" table:number-columns-repeated="9"/>
          <table:covered-table-cell table:style-name="ce41"/>
          <table:covered-table-cell table:style-name="ce51"/>
          <table:covered-table-cell table:style-name="ce55" table:number-columns-repeated="4"/>
          <table:covered-table-cell table:style-name="ce58"/>
          <table:table-cell table:number-columns-repeated="1004"/>
        </table:table-row>
        <table:table-row table:style-name="ro3">
          <table:covered-table-cell table:style-name="ce5"/>
          <table:covered-table-cell table:style-name="ce14"/>
          <table:table-cell table:style-name="ce20"/>
          <table:table-cell ns41:value-type="string" table:style-name="ce24" office:value-type="string">
            <text:p>Mannelijk.</text:p>
          </table:table-cell>
          <table:table-cell ns41:value-type="string" table:style-name="ce31" office:value-type="string">
            <text:p>Vrouwelijk.</text:p>
          </table:table-cell>
          <table:table-cell ns41:value-type="string" table:style-name="ce31" office:value-type="string">
            <text:p>Mannelijk.</text:p>
          </table:table-cell>
          <table:table-cell ns41:value-type="string" table:style-name="ce31" office:value-type="string">
            <text:p>Vrouwelijk.</text:p>
          </table:table-cell>
          <table:table-cell ns41:value-type="string" table:style-name="ce31" office:value-type="string">
            <text:p>Mannelijk.</text:p>
          </table:table-cell>
          <table:table-cell ns41:value-type="string" table:style-name="ce31" office:value-type="string">
            <text:p>Vrouwelijk.</text:p>
          </table:table-cell>
          <table:table-cell ns41:value-type="string" table:style-name="ce31" office:value-type="string">
            <text:p>Mannelijk.</text:p>
          </table:table-cell>
          <table:table-cell ns41:value-type="string" table:style-name="ce31" office:value-type="string">
            <text:p>Vrouwelijk.</text:p>
          </table:table-cell>
          <table:table-cell ns41:value-type="string" table:style-name="ce31" office:value-type="string">
            <text:p>Mannelijk.</text:p>
          </table:table-cell>
          <table:table-cell ns41:value-type="string" table:style-name="ce31" office:value-type="string">
            <text:p>Vrouwelijk.</text:p>
          </table:table-cell>
          <table:table-cell ns41:value-type="string" table:style-name="ce42" office:value-type="string">
            <text:p>Totaal.</text:p>
          </table:table-cell>
          <table:covered-table-cell table:style-name="ce52"/>
          <table:covered-table-cell table:style-name="ce56" table:number-columns-repeated="4"/>
          <table:covered-table-cell table:style-name="ce59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6" office:value-type="string">
            <text:p>DE STAD ARNHEM.</text:p>
          </table:table-cell>
          <table:table-cell ns41:value-type="string" table:style-name="ce15" office:value-type="string">
            <text:p>Aannemers</text:p>
          </table:table-cell>
          <table:table-cell table:style-name="Default"/>
          <table:table-cell table:style-name="ce25"/>
          <table:table-cell table:style-name="ce32" table:number-columns-repeated="5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43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ardewerk- en porcelein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ardewerk- en porceleinkooplieden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44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2" office:value-type="float">
            <text:p>62</text:p>
          </table:table-cell>
          <table:table-cell table:style-name="ce33"/>
          <table:table-cell ns41:value-type="float" table:style-name="ce33" office:value="62" office:value-type="float">
            <text:p>62</text:p>
          </table:table-cell>
          <table:table-cell table:style-name="ce33"/>
          <table:table-cell ns41:value-type="float" table:style-name="ce44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3" office:value-type="float">
            <text:p>2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5" office:value-type="float">
            <text:p>2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0" office:value-type="float">
            <text:p>30</text:p>
          </table:table-cell>
          <table:table-cell table:style-name="ce33"/>
          <table:table-cell ns41:value-type="float" table:style-name="ce33" office:value="30" office:value-type="float">
            <text:p>30</text:p>
          </table:table-cell>
          <table:table-cell table:style-name="ce33"/>
          <table:table-cell ns41:value-type="float" table:style-name="ce44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630" office:value-type="float">
            <text:p>630</text:p>
          </table:table-cell>
          <table:table-cell ns41:value-type="float" table:style-name="ce33" office:value="128" office:value-type="float">
            <text:p>128</text:p>
          </table:table-cell>
          <table:table-cell ns41:value-type="float" table:style-name="ce33" office:value="644" office:value-type="float">
            <text:p>644</text:p>
          </table:table-cell>
          <table:table-cell ns41:value-type="float" table:style-name="ce33" office:value="133" office:value-type="float">
            <text:p>133</text:p>
          </table:table-cell>
          <table:table-cell ns41:value-type="float" table:style-name="ce44" office:value="777" office:value-type="float">
            <text:p>77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sch-, bagger-, vuilnis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33" office:value="29" office:value-type="float">
            <text:p>2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1" office:value-type="float">
            <text:p>41</text:p>
          </table:table-cell>
          <table:table-cell table:style-name="ce33"/>
          <table:table-cell ns41:value-type="float" table:style-name="ce33" office:value="41" office:value-type="float">
            <text:p>41</text:p>
          </table:table-cell>
          <table:table-cell table:style-name="ce33"/>
          <table:table-cell ns41:value-type="float" table:style-name="ce44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2" office:value-type="float">
            <text:p>22</text:p>
          </table:table-cell>
          <table:table-cell table:style-name="ce33"/>
          <table:table-cell ns41:value-type="float" table:style-name="ce33" office:value="22" office:value-type="float">
            <text:p>22</text:p>
          </table:table-cell>
          <table:table-cell table:style-name="ce33"/>
          <table:table-cell ns41:value-type="float" table:style-name="ce44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illard-, kaatsballen-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2" office:value-type="float">
            <text:p>2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93" office:value-type="float">
            <text:p>93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96" office:value-type="float">
            <text:p>96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44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33" office:value="33" office:value-type="float">
            <text:p>33</text:p>
          </table:table-cell>
          <table:table-cell table:style-name="ce33"/>
          <table:table-cell ns41:value-type="float" table:style-name="ce44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2" office:value-type="float">
            <text:p>22</text:p>
          </table:table-cell>
          <table:table-cell table:style-name="ce33"/>
          <table:table-cell ns41:value-type="float" table:style-name="ce33" office:value="22" office:value-type="float">
            <text:p>22</text:p>
          </table:table-cell>
          <table:table-cell table:style-name="ce33"/>
          <table:table-cell ns41:value-type="float" table:style-name="ce44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32" office:value-type="float">
            <text:p>32</text:p>
          </table:table-cell>
          <table:table-cell table:style-name="ce33"/>
          <table:table-cell ns41:value-type="float" table:style-name="ce33" office:value="42" office:value-type="float">
            <text:p>42</text:p>
          </table:table-cell>
          <table:table-cell table:style-name="ce33"/>
          <table:table-cell ns41:value-type="float" table:style-name="ce44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127" office:value-type="float">
            <text:p>127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36" office:value-type="float">
            <text:p>136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142" office:value-type="float">
            <text:p>1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44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6"/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table:style-name="ce33" office:value="5" office:value-type="float">
            <text:p>5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206" office:value-type="float">
            <text:p>206</text:p>
          </table:table-cell>
          <table:table-cell ns41:value-type="float" table:style-name="ce34" office:value="1248" office:value-type="float">
            <text:p>1,248</text:p>
          </table:table-cell>
          <table:table-cell ns41:value-type="float" table:style-name="ce33" office:value="211" office:value-type="float">
            <text:p>211</text:p>
          </table:table-cell>
          <table:table-cell ns41:value-type="float" table:style-name="ce34" office:value="1274" office:value-type="float">
            <text:p>1,274</text:p>
          </table:table-cell>
          <table:table-cell ns41:value-type="float" table:style-name="ce45" office:value="1485" office:value-type="float">
            <text:p>1,48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1" table:style-name="ce33" table:number-columns-repeated="4" office:value-type="float">
            <text:p>1</text:p>
          </table:table-cell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az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8" office:value-type="float">
            <text:p>18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44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8" office:value-type="float">
            <text:p>11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18" office:value-type="float">
            <text:p>11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20" office:value-type="float">
            <text:p>1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44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5" office:value-type="float">
            <text:p>35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44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oogleeraren en leeraren aan hooge scholen, athenaca, seminarien, clinische scholen en akademi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2" office:value-type="float">
            <text:p>1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6" office:value="24" office:value-type="float">
            <text:p>24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44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44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82" office:value-type="float">
            <text:p>82</text:p>
          </table:table-cell>
          <table:table-cell table:style-name="ce33"/>
          <table:table-cell ns41:value-type="float" table:style-name="ce33" office:value="94" office:value-type="float">
            <text:p>94</text:p>
          </table:table-cell>
          <table:table-cell table:style-name="ce33"/>
          <table:table-cell ns41:value-type="float" table:style-name="ce44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94" office:value-type="float">
            <text:p>94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99" office:value-type="float">
            <text:p>99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44" office:value="126" office:value-type="float">
            <text:p>1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33" office:value="205" office:value-type="float">
            <text:p>205</text:p>
          </table:table-cell>
          <table:table-cell table:style-name="ce33"/>
          <table:table-cell ns41:value-type="float" table:style-name="ce33" office:value="226" office:value-type="float">
            <text:p>226</text:p>
          </table:table-cell>
          <table:table-cell table:style-name="ce33"/>
          <table:table-cell ns41:value-type="float" table:style-name="ce44" office:value="226" office:value-type="float">
            <text:p>2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6" office:value-type="float">
            <text:p>106</text:p>
          </table:table-cell>
          <table:table-cell ns41:value-type="float" table:style-name="ce33" office:value="67" office:value-type="float">
            <text:p>67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67" office:value-type="float">
            <text:p>67</text:p>
          </table:table-cell>
          <table:table-cell ns41:value-type="float" table:style-name="ce44" office:value="173" office:value-type="float">
            <text:p>17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7" office:value-type="float">
            <text:p>37</text:p>
          </table:table-cell>
          <table:table-cell table:style-name="ce33"/>
          <table:table-cell ns41:value-type="float" table:style-name="ce33" office:value="37" office:value-type="float">
            <text:p>37</text:p>
          </table:table-cell>
          <table:table-cell table:style-name="ce33"/>
          <table:table-cell ns41:value-type="float" table:style-name="ce44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36" office:value-type="float">
            <text:p>136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138" office:value-type="float">
            <text:p>138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44" office:value="169" office:value-type="float">
            <text:p>1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5" office:value-type="float">
            <text:p>1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31" office:value-type="float">
            <text:p>3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ostschoolhouders 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ostschoolleerlingen</text:p>
          </table:table-cell>
          <table:table-cell table:style-name="Default"/>
          <table:table-cell table:style-name="ce26"/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8" office:value-type="float">
            <text:p>8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44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6"/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44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rib- en dijkwerkers, heilbaz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8" office:value-type="float">
            <text:p>48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8" office:value-type="float">
            <text:p>38</text:p>
          </table:table-cell>
          <table:table-cell table:style-name="ce33"/>
          <table:table-cell ns41:value-type="float" table:style-name="ce33" office:value="38" office:value-type="float">
            <text:p>38</text:p>
          </table:table-cell>
          <table:table-cell table:style-name="ce33"/>
          <table:table-cell ns41:value-type="float" table:style-name="ce44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447" office:value-type="float">
            <text:p>447</text:p>
          </table:table-cell>
          <table:table-cell table:style-name="ce33"/>
          <table:table-cell ns41:value-type="float" table:style-name="ce33" office:value="461" office:value-type="float">
            <text:p>461</text:p>
          </table:table-cell>
          <table:table-cell table:style-name="ce33"/>
          <table:table-cell ns41:value-type="float" table:style-name="ce44" office:value="461" office:value-type="float">
            <text:p>46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0" office:value-type="float">
            <text:p>2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table:style-name="ce26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11" office:value-type="float">
            <text:p>211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220" office:value-type="float">
            <text:p>220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44" office:value="259" office:value-type="float">
            <text:p>25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andhuishoudkundige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oodgieters en pomp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6" office:value-type="float">
            <text:p>1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50" office:value-type="float">
            <text:p>150</text:p>
          </table:table-cell>
          <table:table-cell table:style-name="ce33"/>
          <table:table-cell ns41:value-type="float" table:style-name="ce33" office:value="151" office:value-type="float">
            <text:p>151</text:p>
          </table:table-cell>
          <table:table-cell table:style-name="ce33"/>
          <table:table-cell ns41:value-type="float" table:style-name="ce44" office:value="151" office:value-type="float">
            <text:p>1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ns41:value-type="float" table:style-name="ce44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Naaisters, breisters, mangelhoudsters, plooisters, strijkers, waschvrouwen, werksters, nettenbreijers</text:p>
          </table:table-cell>
          <table:table-cell table:style-name="Default"/>
          <table:table-cell table:style-name="ce26"/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33" office:value="462" office:value-type="float">
            <text:p>462</text:p>
          </table:table-cell>
          <table:table-cell table:style-name="ce33"/>
          <table:table-cell ns41:value-type="float" table:style-name="ce33" office:value="484" office:value-type="float">
            <text:p>484</text:p>
          </table:table-cell>
          <table:table-cell ns41:value-type="float" table:style-name="ce44" office:value="484" office:value-type="float">
            <text:p>48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31" office:value-type="float">
            <text:p>31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44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olitie (dir, commiss, agenten van) marech, veld- en boschw, nacht- en torenw, geregtsdienaars, cipiers en bew van gevangenissen, scherpregters,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9" office:value-type="float">
            <text:p>29</text:p>
          </table:table-cell>
          <table:table-cell table:style-name="ce33"/>
          <table:table-cell ns41:value-type="float" table:style-name="ce33" office:value="29" office:value-type="float">
            <text:p>29</text:p>
          </table:table-cell>
          <table:table-cell table:style-name="ce33"/>
          <table:table-cell ns41:value-type="float" table:style-name="ce44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44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8" office:value-type="float">
            <text:p>38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44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57" office:value-type="float">
            <text:p>5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6"/>
          <table:table-cell ns41:value-type="float" office:value="1" table:style-name="ce33" table:number-columns-repeated="2" office:value-type="float">
            <text:p>1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129" office:value-type="float">
            <text:p>129</text:p>
          </table:table-cell>
          <table:table-cell table:style-name="ce33"/>
          <table:table-cell ns41:value-type="float" table:style-name="ce33" office:value="137" office:value-type="float">
            <text:p>13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38" office:value-type="float">
            <text:p>13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5"/>
          <table:table-cell ns41:value-type="float" table:style-name="ce33" office:value="39" office:value-type="float">
            <text:p>39</text:p>
          </table:table-cell>
          <table:table-cell table:style-name="ce33"/>
          <table:table-cell ns41:value-type="float" table:style-name="ce33" office:value="40" office:value-type="float">
            <text:p>40</text:p>
          </table:table-cell>
          <table:table-cell table:style-name="ce33"/>
          <table:table-cell ns41:value-type="float" table:style-name="ce44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8" office:value-type="float">
            <text:p>28</text:p>
          </table:table-cell>
          <table:table-cell table:style-name="ce33"/>
          <table:table-cell ns41:value-type="float" table:style-name="ce33" office:value="230" office:value-type="float">
            <text:p>23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59" office:value-type="float">
            <text:p>259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262" office:value-type="float">
            <text:p>2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6" office:value="363" office:value-type="float">
            <text:p>363</text:p>
          </table:table-cell>
          <table:table-cell ns41:value-type="float" table:style-name="ce33" office:value="293" office:value-type="float">
            <text:p>293</text:p>
          </table:table-cell>
          <table:table-cell ns41:value-type="float" table:style-name="ce33" office:value="161" office:value-type="float">
            <text:p>161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146" office:value-type="float">
            <text:p>146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790" office:value-type="float">
            <text:p>790</text:p>
          </table:table-cell>
          <table:table-cell ns41:value-type="float" table:style-name="ce33" office:value="630" office:value-type="float">
            <text:p>630</text:p>
          </table:table-cell>
          <table:table-cell ns41:value-type="float" table:style-name="ce45" office:value="1420" office:value-type="float">
            <text:p>1,4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16" office:value-type="float">
            <text:p>11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30" office:value-type="float">
            <text:p>13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133" office:value-type="float">
            <text:p>1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44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0" office:value-type="float">
            <text:p>3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26" office:value-type="float">
            <text:p>2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1" table:style-name="ce33" table:number-columns-repeated="4" office:value-type="float">
            <text:p>1</text:p>
          </table:table-cell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5" office:value-type="float">
            <text:p>35</text:p>
          </table:table-cell>
          <table:table-cell table:style-name="ce33"/>
          <table:table-cell ns41:value-type="float" table:style-name="ce33" office:value="35" office:value-type="float">
            <text:p>35</text:p>
          </table:table-cell>
          <table:table-cell table:style-name="ce33"/>
          <table:table-cell ns41:value-type="float" table:style-name="ce44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44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251" office:value-type="float">
            <text:p>251</text:p>
          </table:table-cell>
          <table:table-cell table:style-name="ce33"/>
          <table:table-cell ns41:value-type="float" table:style-name="ce33" office:value="263" office:value-type="float">
            <text:p>263</text:p>
          </table:table-cell>
          <table:table-cell table:style-name="ce33"/>
          <table:table-cell ns41:value-type="float" table:style-name="ce44" office:value="263" office:value-type="float">
            <text:p>2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33" office:value="22" office:value-type="float">
            <text:p>22</text:p>
          </table:table-cell>
          <table:table-cell table:style-name="ce33"/>
          <table:table-cell ns41:value-type="float" table:style-name="ce44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67" office:value-type="float">
            <text:p>6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oerlieden, koetsiers, loopers, postknechten en sloo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04" office:value-type="float">
            <text:p>104</text:p>
          </table:table-cell>
          <table:table-cell table:style-name="ce33"/>
          <table:table-cell ns41:value-type="float" table:style-name="ce33" office:value="105" office:value-type="float">
            <text:p>105</text:p>
          </table:table-cell>
          <table:table-cell table:style-name="ce33"/>
          <table:table-cell ns41:value-type="float" table:style-name="ce44" office:value="105" office:value-type="float">
            <text:p>10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3" office:value="16" office:value-type="float">
            <text:p>16</text:p>
          </table:table-cell>
          <table:table-cell table:style-name="ce33"/>
          <table:table-cell ns41:value-type="float" table:style-name="ce44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5" office:value-type="float">
            <text:p>1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4" office:value-type="float">
            <text:p>1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7" office:value="1612" office:value-type="float">
            <text:p>1,612</text:p>
          </table:table-cell>
          <table:table-cell ns41:value-type="float" table:style-name="ce34" office:value="1748" office:value-type="float">
            <text:p>1,748</text:p>
          </table:table-cell>
          <table:table-cell ns41:value-type="float" table:style-name="ce33" office:value="220" office:value-type="float">
            <text:p>220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368" office:value-type="float">
            <text:p>368</text:p>
          </table:table-cell>
          <table:table-cell ns41:value-type="float" table:style-name="ce33" office:value="444" office:value-type="float">
            <text:p>444</text:p>
          </table:table-cell>
          <table:table-cell ns41:value-type="float" table:style-name="ce33" office:value="719" office:value-type="float">
            <text:p>719</text:p>
          </table:table-cell>
          <table:table-cell ns41:value-type="float" table:style-name="ce34" office:value="4620" office:value-type="float">
            <text:p>4,620</text:p>
          </table:table-cell>
          <table:table-cell ns41:value-type="float" table:style-name="ce34" office:value="2919" office:value-type="float">
            <text:p>2,919</text:p>
          </table:table-cell>
          <table:table-cell ns41:value-type="float" table:style-name="ce34" office:value="7029" office:value-type="float">
            <text:p>7,029</text:p>
          </table:table-cell>
          <table:table-cell ns41:value-type="float" table:style-name="ce45" office:value="9948" office:value-type="float">
            <text:p>9,9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ARNHEM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7" office:value="2007" office:value-type="float">
            <text:p>2,007</text:p>
          </table:table-cell>
          <table:table-cell ns41:value-type="float" table:style-name="ce34" office:value="2068" office:value-type="float">
            <text:p>2,068</text:p>
          </table:table-cell>
          <table:table-cell ns41:value-type="float" table:style-name="ce33" office:value="391" office:value-type="float">
            <text:p>391</text:p>
          </table:table-cell>
          <table:table-cell ns41:value-type="float" table:style-name="ce33" office:value="384" office:value-type="float">
            <text:p>384</text:p>
          </table:table-cell>
          <table:table-cell ns41:value-type="float" table:style-name="ce33" office:value="827" office:value-type="float">
            <text:p>827</text:p>
          </table:table-cell>
          <table:table-cell ns41:value-type="float" table:style-name="ce33" office:value="658" office:value-type="float">
            <text:p>658</text:p>
          </table:table-cell>
          <table:table-cell ns41:value-type="float" table:style-name="ce34" office:value="5814" office:value-type="float">
            <text:p>5,814</text:p>
          </table:table-cell>
          <table:table-cell ns41:value-type="float" table:style-name="ce34" office:value="6962" office:value-type="float">
            <text:p>6,962</text:p>
          </table:table-cell>
          <table:table-cell ns41:value-type="float" table:style-name="ce34" office:value="9039" office:value-type="float">
            <text:p>9,039</text:p>
          </table:table-cell>
          <table:table-cell ns41:value-type="float" table:style-name="ce34" office:value="10072" office:value-type="float">
            <text:p>10,072</text:p>
          </table:table-cell>
          <table:table-cell ns41:value-type="float" table:style-name="ce45" office:value="19111" office:value-type="float">
            <text:p>19,1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ardewerk- en porcelein- 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ardewerk- en porcelein- koop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6" office:value-type="float">
            <text:p>56</text:p>
          </table:table-cell>
          <table:table-cell table:style-name="ce33"/>
          <table:table-cell ns41:value-type="float" table:style-name="ce33" office:value="56" office:value-type="float">
            <text:p>56</text:p>
          </table:table-cell>
          <table:table-cell table:style-name="ce33"/>
          <table:table-cell ns41:value-type="float" table:style-name="ce44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0" office:value-type="float">
            <text:p>30</text:p>
          </table:table-cell>
          <table:table-cell table:style-name="ce33"/>
          <table:table-cell ns41:value-type="float" table:style-name="ce33" office:value="30" office:value-type="float">
            <text:p>30</text:p>
          </table:table-cell>
          <table:table-cell table:style-name="ce33"/>
          <table:table-cell ns41:value-type="float" table:style-name="ce44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3" office:value-type="float">
            <text:p>33</text:p>
          </table:table-cell>
          <table:table-cell table:style-name="ce33"/>
          <table:table-cell ns41:value-type="float" table:style-name="ce33" office:value="34" office:value-type="float">
            <text:p>34</text:p>
          </table:table-cell>
          <table:table-cell table:style-name="ce33"/>
          <table:table-cell ns41:value-type="float" table:style-name="ce44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816" office:value-type="float">
            <text:p>816</text:p>
          </table:table-cell>
          <table:table-cell ns41:value-type="float" table:style-name="ce33" office:value="302" office:value-type="float">
            <text:p>302</text:p>
          </table:table-cell>
          <table:table-cell ns41:value-type="float" table:style-name="ce33" office:value="853" office:value-type="float">
            <text:p>853</text:p>
          </table:table-cell>
          <table:table-cell ns41:value-type="float" table:style-name="ce33" office:value="308" office:value-type="float">
            <text:p>308</text:p>
          </table:table-cell>
          <table:table-cell ns41:value-type="float" table:style-name="ce45" office:value="1161" office:value-type="float">
            <text:p>1,16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sch-, bagger-, vuilnis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0" office:value-type="float">
            <text:p>30</text:p>
          </table:table-cell>
          <table:table-cell table:style-name="ce33"/>
          <table:table-cell ns41:value-type="float" table:style-name="ce33" office:value="31" office:value-type="float">
            <text:p>31</text:p>
          </table:table-cell>
          <table:table-cell table:style-name="ce33"/>
          <table:table-cell ns41:value-type="float" table:style-name="ce44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0" office:value-type="float">
            <text:p>30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4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illard-, kaatsballen-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7" office:value-type="float">
            <text:p>2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17" office:value-type="float">
            <text:p>17</text:p>
          </table:table-cell>
          <table:table-cell table:style-name="ce33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44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44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22" office:value-type="float">
            <text:p>22</text:p>
          </table:table-cell>
          <table:table-cell table:style-name="ce33"/>
          <table:table-cell ns41:value-type="float" table:style-name="ce33" office:value="26" office:value-type="float">
            <text:p>26</text:p>
          </table:table-cell>
          <table:table-cell table:style-name="ce33"/>
          <table:table-cell ns41:value-type="float" table:style-name="ce44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ordpapier (werkers in) doozen-, kaarte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43" office:value-type="float">
            <text:p>43</text:p>
          </table:table-cell>
          <table:table-cell table:style-name="ce33"/>
          <table:table-cell ns41:value-type="float" table:style-name="ce33" office:value="52" office:value-type="float">
            <text:p>52</text:p>
          </table:table-cell>
          <table:table-cell table:style-name="ce33"/>
          <table:table-cell ns41:value-type="float" table:style-name="ce44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43" office:value-type="float">
            <text:p>43</text:p>
          </table:table-cell>
          <table:table-cell table:style-name="ce33"/>
          <table:table-cell ns41:value-type="float" table:style-name="ce33" office:value="56" office:value-type="float">
            <text:p>56</text:p>
          </table:table-cell>
          <table:table-cell table:style-name="ce33"/>
          <table:table-cell ns41:value-type="float" table:style-name="ce44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18" office:value-type="float">
            <text:p>118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20" office:value-type="float">
            <text:p>12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123" office:value-type="float">
            <text:p>1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42" office:value-type="float">
            <text:p>42</text:p>
          </table:table-cell>
          <table:table-cell table:style-name="ce33"/>
          <table:table-cell ns41:value-type="float" table:style-name="ce33" office:value="43" office:value-type="float">
            <text:p>43</text:p>
          </table:table-cell>
          <table:table-cell table:style-name="ce33"/>
          <table:table-cell ns41:value-type="float" table:style-name="ce44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4" office:value="1088" office:value-type="float">
            <text:p>1,088</text:p>
          </table:table-cell>
          <table:table-cell ns41:value-type="float" table:style-name="ce33" office:value="244" office:value-type="float">
            <text:p>244</text:p>
          </table:table-cell>
          <table:table-cell ns41:value-type="float" table:style-name="ce34" office:value="1135" office:value-type="float">
            <text:p>1,135</text:p>
          </table:table-cell>
          <table:table-cell ns41:value-type="float" table:style-name="ce45" office:value="1379" office:value-type="float">
            <text:p>1,37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44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2" table:style-name="ce33" table:number-columns-repeated="4" office:value-type="float">
            <text:p>2</text:p>
          </table:table-cell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az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5" office:value-type="float">
            <text:p>25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4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74" office:value-type="float">
            <text:p>174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174" office:value-type="float">
            <text:p>174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44" office:value="208" office:value-type="float">
            <text:p>20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44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59" office:value-type="float">
            <text:p>59</text:p>
          </table:table-cell>
          <table:table-cell table:style-name="ce33"/>
          <table:table-cell ns41:value-type="float" table:style-name="ce33" office:value="59" office:value-type="float">
            <text:p>59</text:p>
          </table:table-cell>
          <table:table-cell ns41:value-type="float" table:style-name="ce44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" office:value-type="float">
            <text:p>1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8" office:value-type="float">
            <text:p>18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7" office:value-type="float">
            <text:p>17</text:p>
          </table:table-cell>
          <table:table-cell table:style-name="ce33"/>
          <table:table-cell ns41:value-type="float" table:style-name="ce33" office:value="17" office:value-type="float">
            <text:p>17</text:p>
          </table:table-cell>
          <table:table-cell table:style-name="ce33"/>
          <table:table-cell ns41:value-type="float" table:style-name="ce44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44" office:value="135" office:value-type="float">
            <text:p>1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aarsenmakers, (smeer- en was-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6" office:value-type="float">
            <text:p>16</text:p>
          </table:table-cell>
          <table:table-cell table:style-name="ce33"/>
          <table:table-cell ns41:value-type="float" table:style-name="ce33" office:value="95" office:value-type="float">
            <text:p>95</text:p>
          </table:table-cell>
          <table:table-cell table:style-name="ce33"/>
          <table:table-cell ns41:value-type="float" table:style-name="ce33" office:value="112" office:value-type="float">
            <text:p>112</text:p>
          </table:table-cell>
          <table:table-cell table:style-name="ce33"/>
          <table:table-cell ns41:value-type="float" table:style-name="ce44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alkbrander, cement- en tras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89" office:value-type="float">
            <text:p>89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33" office:value="217" office:value-type="float">
            <text:p>217</text:p>
          </table:table-cell>
          <table:table-cell table:style-name="ce33"/>
          <table:table-cell ns41:value-type="float" table:style-name="ce33" office:value="239" office:value-type="float">
            <text:p>239</text:p>
          </table:table-cell>
          <table:table-cell table:style-name="ce33"/>
          <table:table-cell ns41:value-type="float" table:style-name="ce44" office:value="239" office:value-type="float">
            <text:p>2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25" office:value-type="float">
            <text:p>125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33" office:value="125" office:value-type="float">
            <text:p>125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44" office:value="225" office:value-type="float">
            <text:p>2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0" office:value-type="float">
            <text:p>9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44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33" office:value="24" office:value-type="float">
            <text:p>24</text:p>
          </table:table-cell>
          <table:table-cell table:style-name="ce33"/>
          <table:table-cell ns41:value-type="float" table:style-name="ce44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5" office:value-type="float">
            <text:p>3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ostschool- houders 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ostschool- leerlingen</text:p>
          </table:table-cell>
          <table:table-cell table:style-name="Default"/>
          <table:table-cell table:style-name="ce26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44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44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5" office:value-type="float">
            <text:p>65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44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6"/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8" office:value-type="float">
            <text:p>68</text:p>
          </table:table-cell>
          <table:table-cell table:style-name="ce33"/>
          <table:table-cell ns41:value-type="float" table:style-name="ce33" office:value="68" office:value-type="float">
            <text:p>68</text:p>
          </table:table-cell>
          <table:table-cell table:style-name="ce33"/>
          <table:table-cell ns41:value-type="float" table:style-name="ce44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788" office:value-type="float">
            <text:p>788</text:p>
          </table:table-cell>
          <table:table-cell table:style-name="ce33"/>
          <table:table-cell ns41:value-type="float" table:style-name="ce33" office:value="795" office:value-type="float">
            <text:p>795</text:p>
          </table:table-cell>
          <table:table-cell table:style-name="ce33"/>
          <table:table-cell ns41:value-type="float" table:style-name="ce44" office:value="795" office:value-type="float">
            <text:p>79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2" office:value-type="float">
            <text:p>32</text:p>
          </table:table-cell>
          <table:table-cell table:style-name="ce33"/>
          <table:table-cell ns41:value-type="float" table:style-name="ce33" office:value="36" office:value-type="float">
            <text:p>36</text:p>
          </table:table-cell>
          <table:table-cell table:style-name="ce33"/>
          <table:table-cell ns41:value-type="float" table:style-name="ce44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2" office:value-type="float">
            <text:p>22</text:p>
          </table:table-cell>
          <table:table-cell table:style-name="ce33"/>
          <table:table-cell ns41:value-type="float" table:style-name="ce33" office:value="22" office:value-type="float">
            <text:p>22</text:p>
          </table:table-cell>
          <table:table-cell table:style-name="ce33"/>
          <table:table-cell ns41:value-type="float" table:style-name="ce44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378" office:value-type="float">
            <text:p>378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382" office:value-type="float">
            <text:p>382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44" office:value="401" office:value-type="float">
            <text:p>40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6" office:value-type="float">
            <text:p>36</text:p>
          </table:table-cell>
          <table:table-cell table:style-name="ce33"/>
          <table:table-cell ns41:value-type="float" table:style-name="ce33" office:value="36" office:value-type="float">
            <text:p>36</text:p>
          </table:table-cell>
          <table:table-cell table:style-name="ce33"/>
          <table:table-cell ns41:value-type="float" table:style-name="ce44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44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oodgieters en pomp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4" office:value-type="float">
            <text:p>74</text:p>
          </table:table-cell>
          <table:table-cell table:style-name="ce33"/>
          <table:table-cell ns41:value-type="float" table:style-name="ce33" office:value="74" office:value-type="float">
            <text:p>74</text:p>
          </table:table-cell>
          <table:table-cell table:style-name="ce33"/>
          <table:table-cell ns41:value-type="float" table:style-name="ce44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09" office:value-type="float">
            <text:p>109</text:p>
          </table:table-cell>
          <table:table-cell table:style-name="ce33"/>
          <table:table-cell ns41:value-type="float" table:style-name="ce33" office:value="110" office:value-type="float">
            <text:p>110</text:p>
          </table:table-cell>
          <table:table-cell table:style-name="ce33"/>
          <table:table-cell ns41:value-type="float" table:style-name="ce44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6"/>
          <table:table-cell table:style-name="ce33" table:number-columns-repeated="4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33" office:value="533" office:value-type="float">
            <text:p>533</text:p>
          </table:table-cell>
          <table:table-cell table:style-name="ce33"/>
          <table:table-cell ns41:value-type="float" table:style-name="ce33" office:value="554" office:value-type="float">
            <text:p>554</text:p>
          </table:table-cell>
          <table:table-cell ns41:value-type="float" table:style-name="ce44" office:value="554" office:value-type="float">
            <text:p>5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6" office:value-type="float">
            <text:p>46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44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apier- en gekleurd papier- 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apier- en gekleurd papier- handel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apier- en gekleurd papier-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olitie (dir, commiss, agenten van),marech, veld- en boschw, nacht- en torenw, geregtsdienaars, cipiers en bew van gevangenissen, scherpregte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44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0" office:value-type="float">
            <text:p>40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44" office:value="123" office:value-type="float">
            <text:p>1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44" office:value-type="float">
            <text:p>4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15" office:value-type="float">
            <text:p>11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28" office:value-type="float">
            <text:p>12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70" office:value-type="float">
            <text:p>70</text:p>
          </table:table-cell>
          <table:table-cell table:style-name="ce33"/>
          <table:table-cell ns41:value-type="float" table:style-name="ce33" office:value="71" office:value-type="float">
            <text:p>71</text:p>
          </table:table-cell>
          <table:table-cell table:style-name="ce33"/>
          <table:table-cell ns41:value-type="float" table:style-name="ce44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33" office:value="264" office:value-type="float">
            <text:p>26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96" office:value-type="float">
            <text:p>29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97" office:value-type="float">
            <text:p>29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6" office:value="617" office:value-type="float">
            <text:p>617</text:p>
          </table:table-cell>
          <table:table-cell ns41:value-type="float" table:style-name="ce33" office:value="465" office:value-type="float">
            <text:p>465</text:p>
          </table:table-cell>
          <table:table-cell ns41:value-type="float" table:style-name="ce33" office:value="210" office:value-type="float">
            <text:p>210</text:p>
          </table:table-cell>
          <table:table-cell ns41:value-type="float" table:style-name="ce33" office:value="180" office:value-type="float">
            <text:p>180</text:p>
          </table:table-cell>
          <table:table-cell ns41:value-type="float" table:style-name="ce33" office:value="193" office:value-type="float">
            <text:p>193</text:p>
          </table:table-cell>
          <table:table-cell ns41:value-type="float" table:style-name="ce33" office:value="158" office:value-type="float">
            <text:p>158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4" office:value="1054" office:value-type="float">
            <text:p>1,054</text:p>
          </table:table-cell>
          <table:table-cell ns41:value-type="float" table:style-name="ce33" office:value="831" office:value-type="float">
            <text:p>831</text:p>
          </table:table-cell>
          <table:table-cell ns41:value-type="float" table:style-name="ce45" office:value="1885" office:value-type="float">
            <text:p>1,88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44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97" office:value-type="float">
            <text:p>9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11" office:value-type="float">
            <text:p>1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4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9" table:style-name="ce33" table:number-columns-repeated="4" office:value-type="float">
            <text:p>9</text:p>
          </table:table-cell>
          <table:table-cell ns41:value-type="float" table:style-name="ce44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2" office:value-type="float">
            <text:p>1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abak- en sigaren- fabrijkant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62" office:value-type="float">
            <text:p>62</text:p>
          </table:table-cell>
          <table:table-cell table:style-name="ce33"/>
          <table:table-cell ns41:value-type="float" table:style-name="ce33" office:value="63" office:value-type="float">
            <text:p>63</text:p>
          </table:table-cell>
          <table:table-cell table:style-name="ce33"/>
          <table:table-cell ns41:value-type="float" table:style-name="ce44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abak- en sigaren- kerv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0" office:value-type="float">
            <text:p>30</text:p>
          </table:table-cell>
          <table:table-cell table:style-name="ce33"/>
          <table:table-cell ns41:value-type="float" table:style-name="ce33" office:value="36" office:value-type="float">
            <text:p>36</text:p>
          </table:table-cell>
          <table:table-cell table:style-name="ce33"/>
          <table:table-cell ns41:value-type="float" table:style-name="ce33" office:value="68" office:value-type="float">
            <text:p>68</text:p>
          </table:table-cell>
          <table:table-cell table:style-name="ce33"/>
          <table:table-cell ns41:value-type="float" table:style-name="ce44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abak- en sigaren- plan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abak- en sigaren-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57" office:value-type="float">
            <text:p>157</text:p>
          </table:table-cell>
          <table:table-cell table:style-name="ce33"/>
          <table:table-cell ns41:value-type="float" table:style-name="ce33" office:value="169" office:value-type="float">
            <text:p>169</text:p>
          </table:table-cell>
          <table:table-cell table:style-name="ce33"/>
          <table:table-cell ns41:value-type="float" table:style-name="ce44" office:value="169" office:value-type="float">
            <text:p>1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5" office:value-type="float">
            <text:p>35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44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65" office:value-type="float">
            <text:p>65</text:p>
          </table:table-cell>
          <table:table-cell table:style-name="ce33"/>
          <table:table-cell ns41:value-type="float" table:style-name="ce33" office:value="66" office:value-type="float">
            <text:p>66</text:p>
          </table:table-cell>
          <table:table-cell table:style-name="ce33"/>
          <table:table-cell ns41:value-type="float" table:style-name="ce44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5" office:value-type="float">
            <text:p>45</text:p>
          </table:table-cell>
          <table:table-cell table:style-name="ce33"/>
          <table:table-cell ns41:value-type="float" table:style-name="ce33" office:value="45" office:value-type="float">
            <text:p>45</text:p>
          </table:table-cell>
          <table:table-cell table:style-name="ce33"/>
          <table:table-cell ns41:value-type="float" table:style-name="ce44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44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IJzer-en koperdr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7" office:value="1524" office:value-type="float">
            <text:p>1,524</text:p>
          </table:table-cell>
          <table:table-cell ns41:value-type="float" table:style-name="ce34" office:value="1748" office:value-type="float">
            <text:p>1,748</text:p>
          </table:table-cell>
          <table:table-cell ns41:value-type="float" table:style-name="ce33" office:value="157" office:value-type="float">
            <text:p>157</text:p>
          </table:table-cell>
          <table:table-cell ns41:value-type="float" table:style-name="ce33" office:value="261" office:value-type="float">
            <text:p>261</text:p>
          </table:table-cell>
          <table:table-cell ns41:value-type="float" table:style-name="ce33" office:value="299" office:value-type="float">
            <text:p>299</text:p>
          </table:table-cell>
          <table:table-cell ns41:value-type="float" table:style-name="ce33" office:value="544" office:value-type="float">
            <text:p>544</text:p>
          </table:table-cell>
          <table:table-cell ns41:value-type="float" table:style-name="ce33" office:value="771" office:value-type="float">
            <text:p>771</text:p>
          </table:table-cell>
          <table:table-cell ns41:value-type="float" table:style-name="ce34" office:value="5169" office:value-type="float">
            <text:p>5,169</text:p>
          </table:table-cell>
          <table:table-cell ns41:value-type="float" table:style-name="ce34" office:value="2751" office:value-type="float">
            <text:p>2,751</text:p>
          </table:table-cell>
          <table:table-cell ns41:value-type="float" table:style-name="ce34" office:value="7722" office:value-type="float">
            <text:p>7,722</text:p>
          </table:table-cell>
          <table:table-cell ns41:value-type="float" table:style-name="ce45" office:value="10473" office:value-type="float">
            <text:p>10,47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AD NIJMEGEN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7" office:value="2168" office:value-type="float">
            <text:p>2,168</text:p>
          </table:table-cell>
          <table:table-cell ns41:value-type="float" table:style-name="ce34" office:value="2233" office:value-type="float">
            <text:p>2,233</text:p>
          </table:table-cell>
          <table:table-cell ns41:value-type="float" table:style-name="ce33" office:value="408" office:value-type="float">
            <text:p>408</text:p>
          </table:table-cell>
          <table:table-cell ns41:value-type="float" table:style-name="ce33" office:value="464" office:value-type="float">
            <text:p>464</text:p>
          </table:table-cell>
          <table:table-cell ns41:value-type="float" table:style-name="ce33" office:value="797" office:value-type="float">
            <text:p>797</text:p>
          </table:table-cell>
          <table:table-cell ns41:value-type="float" table:style-name="ce33" office:value="824" office:value-type="float">
            <text:p>824</text:p>
          </table:table-cell>
          <table:table-cell ns41:value-type="float" table:style-name="ce34" office:value="6614" office:value-type="float">
            <text:p>6,614</text:p>
          </table:table-cell>
          <table:table-cell ns41:value-type="float" table:style-name="ce34" office:value="7710" office:value-type="float">
            <text:p>7,710</text:p>
          </table:table-cell>
          <table:table-cell ns41:value-type="float" table:style-name="ce34" office:value="9987" office:value-type="float">
            <text:p>9,987</text:p>
          </table:table-cell>
          <table:table-cell ns41:value-type="float" table:style-name="ce34" office:value="11231" office:value-type="float">
            <text:p>11,231</text:p>
          </table:table-cell>
          <table:table-cell ns41:value-type="float" table:style-name="ce45" office:value="21218" office:value-type="float">
            <text:p>21,2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ardewerk- en porcelein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ardewerk- en porceleinkooplieden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3" office:value-type="float">
            <text:p>43</text:p>
          </table:table-cell>
          <table:table-cell table:style-name="ce33"/>
          <table:table-cell ns41:value-type="float" table:style-name="ce33" office:value="43" office:value-type="float">
            <text:p>43</text:p>
          </table:table-cell>
          <table:table-cell table:style-name="ce33"/>
          <table:table-cell ns41:value-type="float" table:style-name="ce44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29" office:value-type="float">
            <text:p>229</text:p>
          </table:table-cell>
          <table:table-cell table:style-name="ce33"/>
          <table:table-cell ns41:value-type="float" table:style-name="ce33" office:value="229" office:value-type="float">
            <text:p>229</text:p>
          </table:table-cell>
          <table:table-cell table:style-name="ce33"/>
          <table:table-cell ns41:value-type="float" table:style-name="ce44" office:value="229" office:value-type="float">
            <text:p>2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5" office:value-type="float">
            <text:p>2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3" office:value-type="float">
            <text:p>13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33" office:value-type="float">
            <text:p>13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41" office:value-type="float">
            <text:p>14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45" office:value-type="float">
            <text:p>14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66" office:value-type="float">
            <text:p>166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4" office:value="4584" office:value-type="float">
            <text:p>4,584</text:p>
          </table:table-cell>
          <table:table-cell ns41:value-type="float" table:style-name="ce34" office:value="1213" office:value-type="float">
            <text:p>1,213</text:p>
          </table:table-cell>
          <table:table-cell ns41:value-type="float" table:style-name="ce34" office:value="4766" office:value-type="float">
            <text:p>4,766</text:p>
          </table:table-cell>
          <table:table-cell ns41:value-type="float" table:style-name="ce34" office:value="1251" office:value-type="float">
            <text:p>1,251</text:p>
          </table:table-cell>
          <table:table-cell ns41:value-type="float" table:style-name="ce45" office:value="6017" office:value-type="float">
            <text:p>6,0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sch-, bagger-, vuilnis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135" office:value-type="float">
            <text:p>135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41" office:value-type="float">
            <text:p>14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4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11" office:value-type="float">
            <text:p>11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4" office:value="119" office:value-type="float">
            <text:p>1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7" table:style-name="ce33" table:number-columns-repeated="4" office:value-type="float">
            <text:p>7</text:p>
          </table:table-cell>
          <table:table-cell ns41:value-type="float" table:style-name="ce44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3" office:value-type="float">
            <text:p>63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7" office:value-type="float">
            <text:p>3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44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illard-, kaatsballen-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7" office:value-type="float">
            <text:p>47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44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261" office:value-type="float">
            <text:p>261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271" office:value-type="float">
            <text:p>271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44" office:value="285" office:value-type="float">
            <text:p>28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33" office:value="76" office:value-type="float">
            <text:p>76</text:p>
          </table:table-cell>
          <table:table-cell table:style-name="ce33"/>
          <table:table-cell ns41:value-type="float" table:style-name="ce33" office:value="98" office:value-type="float">
            <text:p>98</text:p>
          </table:table-cell>
          <table:table-cell table:style-name="ce33"/>
          <table:table-cell ns41:value-type="float" table:style-name="ce44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9" office:value-type="float">
            <text:p>9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99" office:value-type="float">
            <text:p>9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33" office:value="79" office:value-type="float">
            <text:p>79</text:p>
          </table:table-cell>
          <table:table-cell table:style-name="ce33"/>
          <table:table-cell ns41:value-type="float" table:style-name="ce33" office:value="100" office:value-type="float">
            <text:p>100</text:p>
          </table:table-cell>
          <table:table-cell table:style-name="ce33"/>
          <table:table-cell ns41:value-type="float" table:style-name="ce44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45" office:value-type="float">
            <text:p>45</text:p>
          </table:table-cell>
          <table:table-cell table:style-name="ce33"/>
          <table:table-cell ns41:value-type="float" table:style-name="ce33" office:value="54" office:value-type="float">
            <text:p>54</text:p>
          </table:table-cell>
          <table:table-cell table:style-name="ce33"/>
          <table:table-cell ns41:value-type="float" table:style-name="ce44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6"/>
          <table:table-cell table:style-name="ce33" table:number-columns-repeated="4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87" office:value-type="float">
            <text:p>87</text:p>
          </table:table-cell>
          <table:table-cell table:style-name="ce33"/>
          <table:table-cell ns41:value-type="float" table:style-name="ce33" office:value="101" office:value-type="float">
            <text:p>101</text:p>
          </table:table-cell>
          <table:table-cell table:style-name="ce33"/>
          <table:table-cell ns41:value-type="float" table:style-name="ce44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44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36" office:value-type="float">
            <text:p>36</text:p>
          </table:table-cell>
          <table:table-cell table:style-name="ce33"/>
          <table:table-cell ns41:value-type="float" table:style-name="ce33" office:value="672" office:value-type="float">
            <text:p>672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710" office:value-type="float">
            <text:p>710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44" office:value="732" office:value-type="float">
            <text:p>7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88" office:value-type="float">
            <text:p>88</text:p>
          </table:table-cell>
          <table:table-cell table:style-name="ce33"/>
          <table:table-cell ns41:value-type="float" table:style-name="ce33" office:value="89" office:value-type="float">
            <text:p>89</text:p>
          </table:table-cell>
          <table:table-cell table:style-name="ce33"/>
          <table:table-cell ns41:value-type="float" table:style-name="ce44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0" office:value-type="float">
            <text:p>40</text:p>
          </table:table-cell>
          <table:table-cell table:style-name="ce33"/>
          <table:table-cell ns41:value-type="float" table:style-name="ce33" office:value="40" office:value-type="float">
            <text:p>40</text:p>
          </table:table-cell>
          <table:table-cell table:style-name="ce33"/>
          <table:table-cell ns41:value-type="float" table:style-name="ce44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6"/>
          <table:table-cell ns41:value-type="float" office:value="2" table:style-name="ce33" table:number-columns-repeated="2" office:value-type="float">
            <text:p>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206" office:value-type="float">
            <text:p>206</text:p>
          </table:table-cell>
          <table:table-cell ns41:value-type="float" table:style-name="ce33" office:value="719" office:value-type="float">
            <text:p>719</text:p>
          </table:table-cell>
          <table:table-cell ns41:value-type="float" table:style-name="ce34" office:value="4971" office:value-type="float">
            <text:p>4,971</text:p>
          </table:table-cell>
          <table:table-cell ns41:value-type="float" table:style-name="ce33" office:value="757" office:value-type="float">
            <text:p>757</text:p>
          </table:table-cell>
          <table:table-cell ns41:value-type="float" table:style-name="ce34" office:value="5185" office:value-type="float">
            <text:p>5,185</text:p>
          </table:table-cell>
          <table:table-cell ns41:value-type="float" table:style-name="ce45" office:value="5942" office:value-type="float">
            <text:p>5,9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7" office:value-type="float">
            <text:p>2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6" office:value-type="float">
            <text:p>1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44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44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az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01" office:value-type="float">
            <text:p>101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44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61" office:value-type="float">
            <text:p>661</text:p>
          </table:table-cell>
          <table:table-cell ns41:value-type="float" table:style-name="ce33" office:value="77" office:value-type="float">
            <text:p>77</text:p>
          </table:table-cell>
          <table:table-cell ns41:value-type="float" table:style-name="ce33" office:value="661" office:value-type="float">
            <text:p>661</text:p>
          </table:table-cell>
          <table:table-cell ns41:value-type="float" table:style-name="ce33" office:value="77" office:value-type="float">
            <text:p>77</text:p>
          </table:table-cell>
          <table:table-cell ns41:value-type="float" table:style-name="ce44" office:value="738" office:value-type="float">
            <text:p>73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9" office:value-type="float">
            <text:p>59</text:p>
          </table:table-cell>
          <table:table-cell table:style-name="ce33"/>
          <table:table-cell ns41:value-type="float" table:style-name="ce33" office:value="59" office:value-type="float">
            <text:p>59</text:p>
          </table:table-cell>
          <table:table-cell table:style-name="ce33"/>
          <table:table-cell ns41:value-type="float" table:style-name="ce44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6" office:value-type="float">
            <text:p>26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44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8" office:value-type="float">
            <text:p>48</text:p>
          </table:table-cell>
          <table:table-cell table:style-name="ce33"/>
          <table:table-cell ns41:value-type="float" table:style-name="ce33" office:value="48" office:value-type="float">
            <text:p>48</text:p>
          </table:table-cell>
          <table:table-cell table:style-name="ce33"/>
          <table:table-cell ns41:value-type="float" table:style-name="ce44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16" office:value-type="float">
            <text:p>16</text:p>
          </table:table-cell>
          <table:table-cell table:style-name="ce33"/>
          <table:table-cell ns41:value-type="float" table:style-name="ce33" office:value="16" office:value-type="float">
            <text:p>16</text:p>
          </table:table-cell>
          <table:table-cell ns41:value-type="float" table:style-name="ce44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44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2" office:value-type="float">
            <text:p>32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4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4" office:value-type="float">
            <text:p>34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44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16" office:value-type="float">
            <text:p>116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19" office:value-type="float">
            <text:p>119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44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44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8" office:value-type="float">
            <text:p>138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138" office:value-type="float">
            <text:p>138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44" office:value="179" office:value-type="float">
            <text:p>17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42" office:value-type="float">
            <text:p>4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64" office:value-type="float">
            <text:p>64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44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1" office:value-type="float">
            <text:p>7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6" office:value="72" office:value-type="float">
            <text:p>72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205" office:value-type="float">
            <text:p>205</text:p>
          </table:table-cell>
          <table:table-cell ns41:value-type="float" table:style-name="ce33" office:value="223" office:value-type="float">
            <text:p>223</text:p>
          </table:table-cell>
          <table:table-cell ns41:value-type="float" table:style-name="ce44" office:value="428" office:value-type="float">
            <text:p>4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2" office:value-type="float">
            <text:p>22</text:p>
          </table:table-cell>
          <table:table-cell table:style-name="ce33"/>
          <table:table-cell ns41:value-type="float" table:style-name="ce33" office:value="22" office:value-type="float">
            <text:p>22</text:p>
          </table:table-cell>
          <table:table-cell table:style-name="ce33"/>
          <table:table-cell ns41:value-type="float" table:style-name="ce44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67" office:value-type="float">
            <text:p>6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4" office:value-type="float">
            <text:p>2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5" office:value-type="float">
            <text:p>35</text:p>
          </table:table-cell>
          <table:table-cell table:style-name="ce33"/>
          <table:table-cell ns41:value-type="float" table:style-name="ce33" office:value="280" office:value-type="float">
            <text:p>28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16" office:value-type="float">
            <text:p>31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17" office:value-type="float">
            <text:p>3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15" office:value-type="float">
            <text:p>315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328" office:value-type="float">
            <text:p>328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44" office:value="372" office:value-type="float">
            <text:p>37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06" office:value-type="float">
            <text:p>106</text:p>
          </table:table-cell>
          <table:table-cell table:style-name="ce33"/>
          <table:table-cell ns41:value-type="float" table:style-name="ce33" office:value="998" office:value-type="float">
            <text:p>998</text:p>
          </table:table-cell>
          <table:table-cell table:style-name="ce33"/>
          <table:table-cell ns41:value-type="float" table:style-name="ce34" office:value="1109" office:value-type="float">
            <text:p>1,109</text:p>
          </table:table-cell>
          <table:table-cell table:style-name="ce33"/>
          <table:table-cell ns41:value-type="float" table:style-name="ce45" office:value="1109" office:value-type="float">
            <text:p>1,10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568" office:value-type="float">
            <text:p>568</text:p>
          </table:table-cell>
          <table:table-cell ns41:value-type="float" table:style-name="ce33" office:value="369" office:value-type="float">
            <text:p>369</text:p>
          </table:table-cell>
          <table:table-cell ns41:value-type="float" table:style-name="ce33" office:value="569" office:value-type="float">
            <text:p>569</text:p>
          </table:table-cell>
          <table:table-cell ns41:value-type="float" table:style-name="ce33" office:value="369" office:value-type="float">
            <text:p>369</text:p>
          </table:table-cell>
          <table:table-cell ns41:value-type="float" table:style-name="ce44" office:value="938" office:value-type="float">
            <text:p>93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6" office:value-type="float">
            <text:p>66</text:p>
          </table:table-cell>
          <table:table-cell table:style-name="ce33"/>
          <table:table-cell ns41:value-type="float" table:style-name="ce33" office:value="66" office:value-type="float">
            <text:p>66</text:p>
          </table:table-cell>
          <table:table-cell table:style-name="ce33"/>
          <table:table-cell ns41:value-type="float" table:style-name="ce44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52" office:value-type="float">
            <text:p>152</text:p>
          </table:table-cell>
          <table:table-cell table:style-name="ce33"/>
          <table:table-cell ns41:value-type="float" table:style-name="ce33" office:value="155" office:value-type="float">
            <text:p>155</text:p>
          </table:table-cell>
          <table:table-cell table:style-name="ce33"/>
          <table:table-cell ns41:value-type="float" table:style-name="ce44" office:value="155" office:value-type="float">
            <text:p>1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6"/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2" office:value-type="float">
            <text:p>1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745" office:value-type="float">
            <text:p>745</text:p>
          </table:table-cell>
          <table:table-cell ns41:value-type="float" table:style-name="ce33" office:value="158" office:value-type="float">
            <text:p>158</text:p>
          </table:table-cell>
          <table:table-cell ns41:value-type="float" table:style-name="ce33" office:value="757" office:value-type="float">
            <text:p>757</text:p>
          </table:table-cell>
          <table:table-cell ns41:value-type="float" table:style-name="ce33" office:value="160" office:value-type="float">
            <text:p>160</text:p>
          </table:table-cell>
          <table:table-cell ns41:value-type="float" table:style-name="ce44" office:value="917" office:value-type="float">
            <text:p>9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15" office:value-type="float">
            <text:p>11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19" office:value-type="float">
            <text:p>119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21" office:value-type="float">
            <text:p>1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3" office:value="176" office:value-type="float">
            <text:p>17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93" office:value-type="float">
            <text:p>193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196" office:value-type="float">
            <text:p>19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ostschoolhouders 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4" office:value-type="float">
            <text:p>24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44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ostschoolleerlingen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78" office:value-type="float">
            <text:p>78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134" office:value-type="float">
            <text:p>134</text:p>
          </table:table-cell>
          <table:table-cell ns41:value-type="float" table:style-name="ce33" office:value="97" office:value-type="float">
            <text:p>97</text:p>
          </table:table-cell>
          <table:table-cell ns41:value-type="float" table:style-name="ce44" office:value="231" office:value-type="float">
            <text:p>2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table:style-name="ce33" table:number-columns-repeated="2"/>
          <table:table-cell ns41:value-type="float" office:value="2" table:style-name="ce33" table:number-columns-repeated="2" office:value-type="float">
            <text:p>2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98" office:value-type="float">
            <text:p>98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44" office:value="166" office:value-type="float">
            <text:p>1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65" office:value-type="float">
            <text:p>265</text:p>
          </table:table-cell>
          <table:table-cell ns41:value-type="float" table:style-name="ce33" office:value="105" office:value-type="float">
            <text:p>105</text:p>
          </table:table-cell>
          <table:table-cell ns41:value-type="float" table:style-name="ce33" office:value="266" office:value-type="float">
            <text:p>266</text:p>
          </table:table-cell>
          <table:table-cell ns41:value-type="float" table:style-name="ce33" office:value="105" office:value-type="float">
            <text:p>105</text:p>
          </table:table-cell>
          <table:table-cell ns41:value-type="float" table:style-name="ce44" office:value="371" office:value-type="float">
            <text:p>37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6"/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47" office:value-type="float">
            <text:p>147</text:p>
          </table:table-cell>
          <table:table-cell table:style-name="ce33"/>
          <table:table-cell ns41:value-type="float" table:style-name="ce33" office:value="147" office:value-type="float">
            <text:p>147</text:p>
          </table:table-cell>
          <table:table-cell table:style-name="ce33"/>
          <table:table-cell ns41:value-type="float" table:style-name="ce44" office:value="147" office:value-type="float">
            <text:p>1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29" office:value-type="float">
            <text:p>29</text:p>
          </table:table-cell>
          <table:table-cell table:style-name="ce33"/>
          <table:table-cell ns41:value-type="string" table:style-name="ce33" office:value-type="string">
            <text:p>1.58</text:p>
          </table:table-cell>
          <table:table-cell table:style-name="ce33"/>
          <table:table-cell ns41:value-type="float" table:style-name="ce34" office:value="1612" office:value-type="float">
            <text:p>1,612</text:p>
          </table:table-cell>
          <table:table-cell table:style-name="ce33"/>
          <table:table-cell ns41:value-type="float" table:style-name="ce45" office:value="1612" office:value-type="float">
            <text:p>1,6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42" office:value-type="float">
            <text:p>142</text:p>
          </table:table-cell>
          <table:table-cell table:style-name="ce33"/>
          <table:table-cell ns41:value-type="float" table:style-name="ce33" office:value="157" office:value-type="float">
            <text:p>157</text:p>
          </table:table-cell>
          <table:table-cell table:style-name="ce33"/>
          <table:table-cell ns41:value-type="float" table:style-name="ce44" office:value="157" office:value-type="float">
            <text:p>15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76" office:value-type="float">
            <text:p>7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77" office:value-type="float">
            <text:p>7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46" office:value-type="float">
            <text:p>4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table:style-name="ce26"/>
          <table:table-cell ns41:value-type="float" table:style-name="ce33" office:value="2" office:value-type="float">
            <text:p>2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4" office:value="2222" office:value-type="float">
            <text:p>2,222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4" office:value="2283" office:value-type="float">
            <text:p>2,283</text:p>
          </table:table-cell>
          <table:table-cell ns41:value-type="float" table:style-name="ce33" office:value="268" office:value-type="float">
            <text:p>268</text:p>
          </table:table-cell>
          <table:table-cell ns41:value-type="float" table:style-name="ce45" office:value="2551" office:value-type="float">
            <text:p>2,5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44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24" office:value-type="float">
            <text:p>24</text:p>
          </table:table-cell>
          <table:table-cell table:style-name="ce33"/>
          <table:table-cell ns41:value-type="float" table:style-name="ce44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45" office:value-type="float">
            <text:p>145</text:p>
          </table:table-cell>
          <table:table-cell table:style-name="ce33"/>
          <table:table-cell ns41:value-type="float" table:style-name="ce33" office:value="145" office:value-type="float">
            <text:p>145</text:p>
          </table:table-cell>
          <table:table-cell table:style-name="ce33"/>
          <table:table-cell ns41:value-type="float" table:style-name="ce44" office:value="145" office:value-type="float">
            <text:p>1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0" office:value-type="float">
            <text:p>20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44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9" office:value-type="float">
            <text:p>19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44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oodgieters en pomp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8" office:value-type="float">
            <text:p>38</text:p>
          </table:table-cell>
          <table:table-cell table:style-name="ce33"/>
          <table:table-cell ns41:value-type="float" table:style-name="ce33" office:value="38" office:value-type="float">
            <text:p>38</text:p>
          </table:table-cell>
          <table:table-cell table:style-name="ce33"/>
          <table:table-cell ns41:value-type="float" table:style-name="ce44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93" office:value-type="float">
            <text:p>9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anufakturen /* 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anufakturen /* werklied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5" office:value-type="float">
            <text:p>75</text:p>
          </table:table-cell>
          <table:table-cell table:style-name="ce33"/>
          <table:table-cell ns41:value-type="float" table:style-name="ce33" office:value="75" office:value-type="float">
            <text:p>75</text:p>
          </table:table-cell>
          <table:table-cell table:style-name="ce33"/>
          <table:table-cell ns41:value-type="float" table:style-name="ce44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6"/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8" office:value-type="float">
            <text:p>1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8" office:value-type="float">
            <text:p>18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44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3" office:value="16" office:value-type="float">
            <text:p>16</text:p>
          </table:table-cell>
          <table:table-cell table:style-name="ce33"/>
          <table:table-cell ns41:value-type="float" table:style-name="ce44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622" office:value-type="float">
            <text:p>62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28" office:value-type="float">
            <text:p>62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629" office:value-type="float">
            <text:p>6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68" office:value-type="float">
            <text:p>68</text:p>
          </table:table-cell>
          <table:table-cell table:style-name="ce33"/>
          <table:table-cell ns41:value-type="float" table:style-name="ce33" office:value="68" office:value-type="float">
            <text:p>68</text:p>
          </table:table-cell>
          <table:table-cell ns41:value-type="float" table:style-name="ce44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6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94" office:value-type="float">
            <text:p>9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4" office:value="2265" office:value-type="float">
            <text:p>2,26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4" office:value="2371" office:value-type="float">
            <text:p>2,371</text:p>
          </table:table-cell>
          <table:table-cell ns41:value-type="float" table:style-name="ce45" office:value="2374" office:value-type="float">
            <text:p>2,37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0" office:value-type="float">
            <text:p>30</text:p>
          </table:table-cell>
          <table:table-cell table:style-name="ce33"/>
          <table:table-cell ns41:value-type="float" table:style-name="ce33" office:value="30" office:value-type="float">
            <text:p>30</text:p>
          </table:table-cell>
          <table:table-cell table:style-name="ce33"/>
          <table:table-cell ns41:value-type="float" table:style-name="ce44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3" office:value-type="float">
            <text:p>3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83" office:value-type="float">
            <text:p>183</text:p>
          </table:table-cell>
          <table:table-cell ns41:value-type="float" table:style-name="ce33" office:value="98" office:value-type="float">
            <text:p>98</text:p>
          </table:table-cell>
          <table:table-cell ns41:value-type="float" table:style-name="ce33" office:value="187" office:value-type="float">
            <text:p>187</text:p>
          </table:table-cell>
          <table:table-cell ns41:value-type="float" table:style-name="ce33" office:value="98" office:value-type="float">
            <text:p>98</text:p>
          </table:table-cell>
          <table:table-cell ns41:value-type="float" table:style-name="ce44" office:value="285" office:value-type="float">
            <text:p>28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7" office:value-type="float">
            <text:p>47</text:p>
          </table:table-cell>
          <table:table-cell table:style-name="ce33"/>
          <table:table-cell ns41:value-type="float" table:style-name="ce33" office:value="47" office:value-type="float">
            <text:p>47</text:p>
          </table:table-cell>
          <table:table-cell table:style-name="ce33"/>
          <table:table-cell ns41:value-type="float" table:style-name="ce44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2" table:style-name="ce33" table:number-columns-repeated="4" office:value-type="float">
            <text:p>2</text:p>
          </table:table-cell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1" office:value-type="float">
            <text:p>4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4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20" office:value-type="float">
            <text:p>12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33" office:value-type="float">
            <text:p>13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" office:value-type="float">
            <text:p>1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leistersgieters, boets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0" office:value-type="float">
            <text:p>130</text:p>
          </table:table-cell>
          <table:table-cell table:style-name="ce33"/>
          <table:table-cell ns41:value-type="float" table:style-name="ce33" office:value="130" office:value-type="float">
            <text:p>130</text:p>
          </table:table-cell>
          <table:table-cell table:style-name="ce33"/>
          <table:table-cell ns41:value-type="float" table:style-name="ce44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44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44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7" office:value-type="float">
            <text:p>77</text:p>
          </table:table-cell>
          <table:table-cell table:style-name="ce33"/>
          <table:table-cell ns41:value-type="float" table:style-name="ce33" office:value="77" office:value-type="float">
            <text:p>77</text:p>
          </table:table-cell>
          <table:table-cell table:style-name="ce33"/>
          <table:table-cell ns41:value-type="float" table:style-name="ce44" office:value="77" office:value-type="float">
            <text:p>7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59" office:value-type="float">
            <text:p>159</text:p>
          </table:table-cell>
          <table:table-cell ns41:value-type="float" table:style-name="ce33" office:value="251" office:value-type="float">
            <text:p>251</text:p>
          </table:table-cell>
          <table:table-cell ns41:value-type="float" table:style-name="ce33" office:value="159" office:value-type="float">
            <text:p>159</text:p>
          </table:table-cell>
          <table:table-cell ns41:value-type="float" table:style-name="ce33" office:value="251" office:value-type="float">
            <text:p>251</text:p>
          </table:table-cell>
          <table:table-cell ns41:value-type="float" table:style-name="ce44" office:value="410" office:value-type="float">
            <text:p>4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33" office:value="224" office:value-type="float">
            <text:p>22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47" office:value-type="float">
            <text:p>24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4" office:value="251" office:value-type="float">
            <text:p>2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51" office:value-type="float">
            <text:p>51</text:p>
          </table:table-cell>
          <table:table-cell table:style-name="ce33"/>
          <table:table-cell ns41:value-type="float" table:style-name="ce33" office:value="52" office:value-type="float">
            <text:p>52</text:p>
          </table:table-cell>
          <table:table-cell table:style-name="ce33"/>
          <table:table-cell ns41:value-type="float" table:style-name="ce44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6"/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2" office:value-type="float">
            <text:p>32</text:p>
          </table:table-cell>
          <table:table-cell table:style-name="ce33"/>
          <table:table-cell ns41:value-type="float" table:style-name="ce33" office:value="501" office:value-type="float">
            <text:p>50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536" office:value-type="float">
            <text:p>536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4" office:value="540" office:value-type="float">
            <text:p>5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486" office:value-type="float">
            <text:p>486</text:p>
          </table:table-cell>
          <table:table-cell table:style-name="ce33"/>
          <table:table-cell ns41:value-type="float" table:style-name="ce33" office:value="504" office:value-type="float">
            <text:p>504</text:p>
          </table:table-cell>
          <table:table-cell table:style-name="ce33"/>
          <table:table-cell ns41:value-type="float" table:style-name="ce44" office:value="504" office:value-type="float">
            <text:p>50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01" office:value-type="float">
            <text:p>101</text:p>
          </table:table-cell>
          <table:table-cell table:style-name="ce33"/>
          <table:table-cell ns41:value-type="float" table:style-name="ce34" office:value="1040" office:value-type="float">
            <text:p>1,040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4" office:value="1153" office:value-type="float">
            <text:p>1,153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5" office:value="1158" office:value-type="float">
            <text:p>1,15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7" office:value="2527" office:value-type="float">
            <text:p>2,527</text:p>
          </table:table-cell>
          <table:table-cell ns41:value-type="float" table:style-name="ce34" office:value="2130" office:value-type="float">
            <text:p>2,130</text:p>
          </table:table-cell>
          <table:table-cell ns41:value-type="float" table:style-name="ce33" office:value="990" office:value-type="float">
            <text:p>990</text:p>
          </table:table-cell>
          <table:table-cell ns41:value-type="float" table:style-name="ce33" office:value="894" office:value-type="float">
            <text:p>894</text:p>
          </table:table-cell>
          <table:table-cell ns41:value-type="float" table:style-name="ce34" office:value="1028" office:value-type="float">
            <text:p>1,028</text:p>
          </table:table-cell>
          <table:table-cell ns41:value-type="float" table:style-name="ce33" office:value="864" office:value-type="float">
            <text:p>864</text:p>
          </table:table-cell>
          <table:table-cell ns41:value-type="float" table:style-name="ce33" office:value="131" office:value-type="float">
            <text:p>131</text:p>
          </table:table-cell>
          <table:table-cell ns41:value-type="float" table:style-name="ce33" office:value="142" office:value-type="float">
            <text:p>142</text:p>
          </table:table-cell>
          <table:table-cell ns41:value-type="float" table:style-name="ce34" office:value="4676" office:value-type="float">
            <text:p>4,676</text:p>
          </table:table-cell>
          <table:table-cell ns41:value-type="float" table:style-name="ce34" office:value="4030" office:value-type="float">
            <text:p>4,030</text:p>
          </table:table-cell>
          <table:table-cell ns41:value-type="float" table:style-name="ce45" office:value="8706" office:value-type="float">
            <text:p>8,7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44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201" office:value-type="float">
            <text:p>201</text:p>
          </table:table-cell>
          <table:table-cell table:style-name="ce33"/>
          <table:table-cell ns41:value-type="float" table:style-name="ce33" office:value="216" office:value-type="float">
            <text:p>216</text:p>
          </table:table-cell>
          <table:table-cell table:style-name="ce33"/>
          <table:table-cell ns41:value-type="float" table:style-name="ce44" office:value="216" office:value-type="float">
            <text:p>2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38" office:value-type="float">
            <text:p>3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33" office:value-type="float">
            <text:p>33</text:p>
          </table:table-cell>
          <table:table-cell table:style-name="ce33"/>
          <table:table-cell ns41:value-type="float" table:style-name="ce33" office:value="279" office:value-type="float">
            <text:p>27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315" office:value-type="float">
            <text:p>31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321" office:value-type="float">
            <text:p>3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24" office:value-type="float">
            <text:p>24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89" office:value-type="float">
            <text:p>289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3" office:value="317" office:value-type="float">
            <text:p>317</text:p>
          </table:table-cell>
          <table:table-cell ns41:value-type="float" table:style-name="ce33" office:value="130" office:value-type="float">
            <text:p>130</text:p>
          </table:table-cell>
          <table:table-cell ns41:value-type="float" table:style-name="ce44" office:value="447" office:value-type="float">
            <text:p>4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7" office:value-type="float">
            <text:p>3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24" office:value-type="float">
            <text:p>24</text:p>
          </table:table-cell>
          <table:table-cell table:style-name="ce33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44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4" office:value-type="float">
            <text:p>14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44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49" office:value-type="float">
            <text:p>4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7" office:value-type="float">
            <text:p>17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44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4" office:value-type="float">
            <text:p>1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15" office:value-type="float">
            <text:p>215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229" office:value-type="float">
            <text:p>229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44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3" office:value-type="float">
            <text:p>5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4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44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44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48" office:value-type="float">
            <text:p>48</text:p>
          </table:table-cell>
          <table:table-cell table:style-name="ce33"/>
          <table:table-cell ns41:value-type="float" table:style-name="ce33" office:value="115" office:value-type="float">
            <text:p>115</text:p>
          </table:table-cell>
          <table:table-cell table:style-name="ce33"/>
          <table:table-cell ns41:value-type="float" table:style-name="ce33" office:value="164" office:value-type="float">
            <text:p>164</text:p>
          </table:table-cell>
          <table:table-cell table:style-name="ce33"/>
          <table:table-cell ns41:value-type="float" table:style-name="ce44" office:value="164" office:value-type="float">
            <text:p>16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58" office:value-type="float">
            <text:p>58</text:p>
          </table:table-cell>
          <table:table-cell table:style-name="ce33"/>
          <table:table-cell ns41:value-type="float" table:style-name="ce33" office:value="59" office:value-type="float">
            <text:p>59</text:p>
          </table:table-cell>
          <table:table-cell table:style-name="ce33"/>
          <table:table-cell ns41:value-type="float" table:style-name="ce44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55" office:value-type="float">
            <text:p>15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66" office:value-type="float">
            <text:p>16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67" office:value-type="float">
            <text:p>16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59" office:value-type="float">
            <text:p>59</text:p>
          </table:table-cell>
          <table:table-cell table:style-name="ce33"/>
          <table:table-cell ns41:value-type="float" table:style-name="ce33" office:value="98" office:value-type="float">
            <text:p>9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69" office:value-type="float">
            <text:p>169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5" office:value-type="float">
            <text:p>105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05" office:value-type="float">
            <text:p>105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4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66" office:value-type="float">
            <text:p>66</text:p>
          </table:table-cell>
          <table:table-cell table:style-name="ce33"/>
          <table:table-cell ns41:value-type="float" table:style-name="ce34" office:value="1047" office:value-type="float">
            <text:p>1,047</text:p>
          </table:table-cell>
          <table:table-cell table:style-name="ce33"/>
          <table:table-cell ns41:value-type="float" table:style-name="ce34" office:value="1114" office:value-type="float">
            <text:p>1,114</text:p>
          </table:table-cell>
          <table:table-cell table:style-name="ce33"/>
          <table:table-cell ns41:value-type="float" table:style-name="ce45" office:value="1114" office:value-type="float">
            <text:p>1,1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5" office:value-type="float">
            <text:p>3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70" office:value-type="float">
            <text:p>70</text:p>
          </table:table-cell>
          <table:table-cell table:style-name="ce33"/>
          <table:table-cell ns41:value-type="float" table:style-name="ce33" office:value="83" office:value-type="float">
            <text:p>83</text:p>
          </table:table-cell>
          <table:table-cell table:style-name="ce33"/>
          <table:table-cell ns41:value-type="float" table:style-name="ce44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0" office:value-type="float">
            <text:p>4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4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6" office:value-type="float">
            <text:p>66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44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78" office:value-type="float">
            <text:p>7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44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243" office:value-type="float">
            <text:p>24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61" office:value-type="float">
            <text:p>26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62" office:value-type="float">
            <text:p>2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14" office:value-type="float">
            <text:p>31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17" office:value-type="float">
            <text:p>317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4" office:value="322" office:value-type="float">
            <text:p>3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551" office:value-type="float">
            <text:p>55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562" office:value-type="float">
            <text:p>56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564" office:value-type="float">
            <text:p>56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2" office:value-type="float">
            <text:p>22</text:p>
          </table:table-cell>
          <table:table-cell table:style-name="ce33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6" office:value-type="float">
            <text:p>6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5" office:value-type="float">
            <text:p>7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77" office:value-type="float">
            <text:p>7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6" office:value-type="float">
            <text:p>1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2" table:style-name="ce33" table:number-columns-repeated="4" office:value-type="float">
            <text:p>2</text:p>
          </table:table-cell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7" office:value="8366" office:value-type="float">
            <text:p>8,366</text:p>
          </table:table-cell>
          <table:table-cell ns41:value-type="float" table:style-name="ce34" office:value="8706" office:value-type="float">
            <text:p>8,706</text:p>
          </table:table-cell>
          <table:table-cell ns41:value-type="float" table:style-name="ce33" office:value="979" office:value-type="float">
            <text:p>979</text:p>
          </table:table-cell>
          <table:table-cell ns41:value-type="float" table:style-name="ce34" office:value="1197" office:value-type="float">
            <text:p>1,197</text:p>
          </table:table-cell>
          <table:table-cell ns41:value-type="float" table:style-name="ce34" office:value="1821" office:value-type="float">
            <text:p>1,821</text:p>
          </table:table-cell>
          <table:table-cell ns41:value-type="float" table:style-name="ce34" office:value="2585" office:value-type="float">
            <text:p>2,585</text:p>
          </table:table-cell>
          <table:table-cell ns41:value-type="float" table:style-name="ce34" office:value="3472" office:value-type="float">
            <text:p>3,472</text:p>
          </table:table-cell>
          <table:table-cell ns41:value-type="float" table:style-name="ce34" office:value="23985" office:value-type="float">
            <text:p>23,985</text:p>
          </table:table-cell>
          <table:table-cell ns41:value-type="string" table:style-name="ce33" office:value-type="string">
            <text:p>14.641/1</text:p>
          </table:table-cell>
          <table:table-cell ns41:value-type="string" table:style-name="ce33" office:value-type="string">
            <text:p>36.505/2</text:p>
          </table:table-cell>
          <table:table-cell ns41:value-type="float" table:style-name="ce45" office:value="51146" office:value-type="float">
            <text:p>51,14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VIJFTIEN STEDEN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7" office:value="10993" office:value-type="float">
            <text:p>10,993</text:p>
          </table:table-cell>
          <table:table-cell ns41:value-type="float" table:style-name="ce34" office:value="10924" office:value-type="float">
            <text:p>10,924</text:p>
          </table:table-cell>
          <table:table-cell ns41:value-type="float" table:style-name="ce34" office:value="2105" office:value-type="float">
            <text:p>2,105</text:p>
          </table:table-cell>
          <table:table-cell ns41:value-type="float" table:style-name="ce34" office:value="2167" office:value-type="float">
            <text:p>2,167</text:p>
          </table:table-cell>
          <table:table-cell ns41:value-type="float" table:style-name="ce34" office:value="4182" office:value-type="float">
            <text:p>4,182</text:p>
          </table:table-cell>
          <table:table-cell ns41:value-type="float" table:style-name="ce34" office:value="3921" office:value-type="float">
            <text:p>3,921</text:p>
          </table:table-cell>
          <table:table-cell ns41:value-type="float" table:style-name="ce34" office:value="30396" office:value-type="float">
            <text:p>30,396</text:p>
          </table:table-cell>
          <table:table-cell ns41:value-type="float" table:style-name="ce34" office:value="34916" office:value-type="float">
            <text:p>34,916</text:p>
          </table:table-cell>
          <table:table-cell ns41:value-type="float" table:style-name="ce34" office:value="47679" office:value-type="float">
            <text:p>47,679</text:p>
          </table:table-cell>
          <table:table-cell ns41:value-type="float" table:style-name="ce34" office:value="51960" office:value-type="float">
            <text:p>51,960</text:p>
          </table:table-cell>
          <table:table-cell ns41:value-type="float" table:style-name="ce45" office:value="99639" office:value-type="float">
            <text:p>99,6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44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ardewerk- en porcelein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ardewerk- en porceleinkoop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26" office:value-type="float">
            <text:p>426</text:p>
          </table:table-cell>
          <table:table-cell table:style-name="ce33"/>
          <table:table-cell ns41:value-type="float" table:style-name="ce33" office:value="426" office:value-type="float">
            <text:p>426</text:p>
          </table:table-cell>
          <table:table-cell table:style-name="ce33"/>
          <table:table-cell ns41:value-type="float" table:style-name="ce44" office:value="426" office:value-type="float">
            <text:p>4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44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95" office:value-type="float">
            <text:p>195</text:p>
          </table:table-cell>
          <table:table-cell table:style-name="ce33"/>
          <table:table-cell ns41:value-type="float" table:style-name="ce33" office:value="195" office:value-type="float">
            <text:p>195</text:p>
          </table:table-cell>
          <table:table-cell table:style-name="ce33"/>
          <table:table-cell ns41:value-type="float" table:style-name="ce44" office:value="195" office:value-type="float">
            <text:p>19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44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920" office:value-type="float">
            <text:p>920</text:p>
          </table:table-cell>
          <table:table-cell ns41:value-type="float" table:style-name="ce33" office:value="386" office:value-type="float">
            <text:p>386</text:p>
          </table:table-cell>
          <table:table-cell ns41:value-type="float" table:style-name="ce34" office:value="25609" office:value-type="float">
            <text:p>25,609</text:p>
          </table:table-cell>
          <table:table-cell ns41:value-type="float" table:style-name="ce34" office:value="8062" office:value-type="float">
            <text:p>8,062</text:p>
          </table:table-cell>
          <table:table-cell ns41:value-type="float" table:style-name="ce34" office:value="26621" office:value-type="float">
            <text:p>26,621</text:p>
          </table:table-cell>
          <table:table-cell ns41:value-type="string" table:style-name="ce33" office:value-type="string">
            <text:p>8.496/1</text:p>
          </table:table-cell>
          <table:table-cell ns41:value-type="float" table:style-name="ce45" office:value="35117" office:value-type="float">
            <text:p>35,1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sch-, bagger-, vuilnis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0" office:value-type="float">
            <text:p>3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64" office:value-type="float">
            <text:p>64</text:p>
          </table:table-cell>
          <table:table-cell ns41:value-type="float" table:style-name="ce33" office:value="210" office:value-type="float">
            <text:p>210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210" office:value-type="float">
            <text:p>210</text:p>
          </table:table-cell>
          <table:table-cell ns41:value-type="float" table:style-name="ce44" office:value="275" office:value-type="float">
            <text:p>27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9" office:value-type="float">
            <text:p>9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93" office:value-type="float">
            <text:p>19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02" office:value-type="float">
            <text:p>20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208" office:value-type="float">
            <text:p>20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4" office:value-type="float">
            <text:p>54</text:p>
          </table:table-cell>
          <table:table-cell table:style-name="ce33"/>
          <table:table-cell ns41:value-type="float" table:style-name="ce33" office:value="54" office:value-type="float">
            <text:p>54</text:p>
          </table:table-cell>
          <table:table-cell table:style-name="ce33"/>
          <table:table-cell ns41:value-type="float" table:style-name="ce44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illard-, kaatsballen-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52" office:value-type="float">
            <text:p>52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44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6"/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55" office:value-type="float">
            <text:p>455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462" office:value-type="float">
            <text:p>462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44" office:value="489" office:value-type="float">
            <text:p>48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7" office:value-type="float">
            <text:p>4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42" office:value-type="float">
            <text:p>42</text:p>
          </table:table-cell>
          <table:table-cell table:style-name="ce33"/>
          <table:table-cell ns41:value-type="float" table:style-name="ce33" office:value="887" office:value-type="float">
            <text:p>887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931" office:value-type="float">
            <text:p>931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44" office:value="957" office:value-type="float">
            <text:p>95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30" office:value-type="float">
            <text:p>430</text:p>
          </table:table-cell>
          <table:table-cell table:style-name="ce33"/>
          <table:table-cell ns41:value-type="float" table:style-name="ce33" office:value="434" office:value-type="float">
            <text:p>434</text:p>
          </table:table-cell>
          <table:table-cell table:style-name="ce33"/>
          <table:table-cell ns41:value-type="float" table:style-name="ce44" office:value="434" office:value-type="float">
            <text:p>4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2" office:value-type="float">
            <text:p>32</text:p>
          </table:table-cell>
          <table:table-cell table:style-name="ce33"/>
          <table:table-cell ns41:value-type="float" table:style-name="ce33" office:value="32" office:value-type="float">
            <text:p>32</text:p>
          </table:table-cell>
          <table:table-cell table:style-name="ce33"/>
          <table:table-cell ns41:value-type="float" table:style-name="ce44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296" office:value-type="float">
            <text:p>296</text:p>
          </table:table-cell>
          <table:table-cell ns41:value-type="float" table:style-name="ce33" office:value="750" office:value-type="float">
            <text:p>750</text:p>
          </table:table-cell>
          <table:table-cell ns41:value-type="float" table:style-name="ce34" office:value="3810" office:value-type="float">
            <text:p>3,810</text:p>
          </table:table-cell>
          <table:table-cell ns41:value-type="float" table:style-name="ce34" office:value="8593" office:value-type="float">
            <text:p>8,593</text:p>
          </table:table-cell>
          <table:table-cell ns41:value-type="string" table:style-name="ce33" office:value-type="string">
            <text:p>4.119/2</text:p>
          </table:table-cell>
          <table:table-cell ns41:value-type="string" table:style-name="ce33" office:value-type="string">
            <text:p>9.392/3</text:p>
          </table:table-cell>
          <table:table-cell ns41:value-type="float" table:style-name="ce45" office:value="13511" office:value-type="float">
            <text:p>13,5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44" office:value="86" office:value-type="float">
            <text:p>8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as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50" office:value-type="float">
            <text:p>150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151" office:value-type="float">
            <text:p>151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44" office:value="213" office:value-type="float">
            <text:p>2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53" office:value-type="float">
            <text:p>653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653" office:value-type="float">
            <text:p>653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44" office:value="690" office:value-type="float">
            <text:p>69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71" office:value-type="float">
            <text:p>171</text:p>
          </table:table-cell>
          <table:table-cell table:style-name="ce33"/>
          <table:table-cell ns41:value-type="float" table:style-name="ce33" office:value="171" office:value-type="float">
            <text:p>171</text:p>
          </table:table-cell>
          <table:table-cell table:style-name="ce33"/>
          <table:table-cell ns41:value-type="float" table:style-name="ce44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46" office:value-type="float">
            <text:p>146</text:p>
          </table:table-cell>
          <table:table-cell table:style-name="ce33"/>
          <table:table-cell ns41:value-type="float" table:style-name="ce33" office:value="146" office:value-type="float">
            <text:p>146</text:p>
          </table:table-cell>
          <table:table-cell table:style-name="ce33"/>
          <table:table-cell ns41:value-type="float" table:style-name="ce44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4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6" office:value-type="float">
            <text:p>86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86" office:value-type="float">
            <text:p>86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44" office:value="148" office:value-type="float">
            <text:p>1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2" office:value-type="float">
            <text:p>4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42" office:value-type="float">
            <text:p>4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44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6" office:value-type="float">
            <text:p>3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59" office:value-type="float">
            <text:p>259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259" office:value-type="float">
            <text:p>259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44" office:value="317" office:value-type="float">
            <text:p>3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43" office:value-type="float">
            <text:p>143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468" office:value-type="float">
            <text:p>46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627" office:value-type="float">
            <text:p>627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44" office:value="657" office:value-type="float">
            <text:p>65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3" office:value-type="float">
            <text:p>23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6" office:value-type="float">
            <text:p>16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44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0" office:value-type="float">
            <text:p>40</text:p>
          </table:table-cell>
          <table:table-cell table:style-name="ce33"/>
          <table:table-cell ns41:value-type="float" table:style-name="ce33" office:value="40" office:value-type="float">
            <text:p>40</text:p>
          </table:table-cell>
          <table:table-cell table:style-name="ce33"/>
          <table:table-cell ns41:value-type="float" table:style-name="ce44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6" office:value="217" office:value-type="float">
            <text:p>217</text:p>
          </table:table-cell>
          <table:table-cell ns41:value-type="float" table:style-name="ce33" office:value="189" office:value-type="float">
            <text:p>189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81" office:value-type="float">
            <text:p>81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384" office:value-type="float">
            <text:p>384</text:p>
          </table:table-cell>
          <table:table-cell ns41:value-type="float" table:style-name="ce33" office:value="356" office:value-type="float">
            <text:p>356</text:p>
          </table:table-cell>
          <table:table-cell ns41:value-type="float" table:style-name="ce44" office:value="740" office:value-type="float">
            <text:p>7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5" office:value-type="float">
            <text:p>25</text:p>
          </table:table-cell>
          <table:table-cell table:style-name="ce33"/>
          <table:table-cell ns41:value-type="float" table:style-name="ce33" office:value="25" office:value-type="float">
            <text:p>25</text:p>
          </table:table-cell>
          <table:table-cell table:style-name="ce33"/>
          <table:table-cell ns41:value-type="float" table:style-name="ce44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4" office:value-type="float">
            <text:p>44</text:p>
          </table:table-cell>
          <table:table-cell table:style-name="ce33"/>
          <table:table-cell ns41:value-type="float" table:style-name="ce33" office:value="44" office:value-type="float">
            <text:p>44</text:p>
          </table:table-cell>
          <table:table-cell table:style-name="ce33"/>
          <table:table-cell ns41:value-type="float" table:style-name="ce44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75" office:value-type="float">
            <text:p>75</text:p>
          </table:table-cell>
          <table:table-cell table:style-name="ce33"/>
          <table:table-cell ns41:value-type="float" table:style-name="ce33" office:value="80" office:value-type="float">
            <text:p>80</text:p>
          </table:table-cell>
          <table:table-cell table:style-name="ce33"/>
          <table:table-cell ns41:value-type="float" table:style-name="ce44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44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6"/>
          <table:table-cell ns41:value-type="float" table:style-name="ce33" office:value="1" office:value-type="float">
            <text:p>1</text:p>
          </table:table-cell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78" office:value-type="float">
            <text:p>78</text:p>
          </table:table-cell>
          <table:table-cell table:style-name="ce33"/>
          <table:table-cell ns41:value-type="float" table:style-name="ce34" office:value="1599" office:value-type="float">
            <text:p>1,599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4" office:value="1685" office:value-type="float">
            <text:p>1,68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5" office:value="1688" office:value-type="float">
            <text:p>1,68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92" office:value-type="float">
            <text:p>492</text:p>
          </table:table-cell>
          <table:table-cell ns41:value-type="float" table:style-name="ce33" office:value="354" office:value-type="float">
            <text:p>354</text:p>
          </table:table-cell>
          <table:table-cell ns41:value-type="float" table:style-name="ce33" office:value="492" office:value-type="float">
            <text:p>492</text:p>
          </table:table-cell>
          <table:table-cell ns41:value-type="float" table:style-name="ce33" office:value="354" office:value-type="float">
            <text:p>354</text:p>
          </table:table-cell>
          <table:table-cell ns41:value-type="float" table:style-name="ce44" office:value="846" office:value-type="float">
            <text:p>84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86" office:value-type="float">
            <text:p>86</text:p>
          </table:table-cell>
          <table:table-cell table:style-name="ce33"/>
          <table:table-cell ns41:value-type="float" table:style-name="ce33" office:value="90" office:value-type="float">
            <text:p>90</text:p>
          </table:table-cell>
          <table:table-cell table:style-name="ce33"/>
          <table:table-cell ns41:value-type="float" table:style-name="ce44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34" office:value="1084" office:value-type="float">
            <text:p>1,08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4" office:value="1105" office:value-type="float">
            <text:p>1,10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5" office:value="1106" office:value-type="float">
            <text:p>1,1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1" office:value-type="float">
            <text:p>1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34" office:value-type="float">
            <text:p>634</text:p>
          </table:table-cell>
          <table:table-cell ns41:value-type="float" table:style-name="ce33" office:value="44" office:value-type="float">
            <text:p>44</text:p>
          </table:table-cell>
          <table:table-cell ns41:value-type="string" table:style-name="ce33" office:value-type="string">
            <text:p>646/1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44" office:value="691" office:value-type="float">
            <text:p>69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378" office:value-type="float">
            <text:p>378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86" office:value-type="float">
            <text:p>386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4" office:value="393" office:value-type="float">
            <text:p>39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126" office:value-type="float">
            <text:p>126</text:p>
          </table:table-cell>
          <table:table-cell table:style-name="ce33"/>
          <table:table-cell ns41:value-type="float" table:style-name="ce33" office:value="134" office:value-type="float">
            <text:p>134</text:p>
          </table:table-cell>
          <table:table-cell table:style-name="ce33"/>
          <table:table-cell ns41:value-type="float" table:style-name="ce44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ostschoolhouders 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9" office:value-type="float">
            <text:p>1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4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ostschoolleerlingen</text:p>
          </table:table-cell>
          <table:table-cell table:style-name="Default"/>
          <table:table-cell ns41:value-type="float" table:style-name="ce26" office:value="13" office:value-type="float">
            <text:p>1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80" office:value-type="float">
            <text:p>180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44" office:value="195" office:value-type="float">
            <text:p>19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130" office:value-type="float">
            <text:p>130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137" office:value-type="float">
            <text:p>137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44" office:value="181" office:value-type="float">
            <text:p>18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rib- en dijkwerkers, heilbaz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60" office:value-type="float">
            <text:p>60</text:p>
          </table:table-cell>
          <table:table-cell table:style-name="ce33"/>
          <table:table-cell ns41:value-type="float" table:style-name="ce33" office:value="64" office:value-type="float">
            <text:p>64</text:p>
          </table:table-cell>
          <table:table-cell table:style-name="ce33"/>
          <table:table-cell ns41:value-type="float" table:style-name="ce44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67" office:value-type="float">
            <text:p>367</text:p>
          </table:table-cell>
          <table:table-cell ns41:value-type="float" table:style-name="ce33" office:value="125" office:value-type="float">
            <text:p>125</text:p>
          </table:table-cell>
          <table:table-cell ns41:value-type="float" table:style-name="ce33" office:value="367" office:value-type="float">
            <text:p>367</text:p>
          </table:table-cell>
          <table:table-cell ns41:value-type="float" table:style-name="ce33" office:value="125" office:value-type="float">
            <text:p>125</text:p>
          </table:table-cell>
          <table:table-cell ns41:value-type="float" table:style-name="ce44" office:value="492" office:value-type="float">
            <text:p>49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7" office:value-type="float">
            <text:p>17</text:p>
          </table:table-cell>
          <table:table-cell table:style-name="ce33"/>
          <table:table-cell ns41:value-type="float" table:style-name="ce33" office:value="17" office:value-type="float">
            <text:p>17</text:p>
          </table:table-cell>
          <table:table-cell table:style-name="ce33"/>
          <table:table-cell ns41:value-type="float" table:style-name="ce44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4" office:value-type="float">
            <text:p>94</text:p>
          </table:table-cell>
          <table:table-cell table:style-name="ce33"/>
          <table:table-cell ns41:value-type="float" table:style-name="ce33" office:value="94" office:value-type="float">
            <text:p>94</text:p>
          </table:table-cell>
          <table:table-cell table:style-name="ce33"/>
          <table:table-cell ns41:value-type="float" table:style-name="ce44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289" office:value-type="float">
            <text:p>289</text:p>
          </table:table-cell>
          <table:table-cell table:style-name="ce33"/>
          <table:table-cell ns41:value-type="float" table:style-name="ce33" office:value="296" office:value-type="float">
            <text:p>296</text:p>
          </table:table-cell>
          <table:table-cell table:style-name="ce33"/>
          <table:table-cell ns41:value-type="float" table:style-name="ce44" office:value="296" office:value-type="float">
            <text:p>29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1" table:style-name="ce33" table:number-columns-repeated="4" office:value-type="float">
            <text:p>1</text:p>
          </table:table-cell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9" office:value-type="float">
            <text:p>39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6" office:value="47" office:value-type="float">
            <text:p>47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872" office:value-type="float">
            <text:p>872</text:p>
          </table:table-cell>
          <table:table-cell ns41:value-type="float" table:style-name="ce33" office:value="496" office:value-type="float">
            <text:p>496</text:p>
          </table:table-cell>
          <table:table-cell ns41:value-type="float" table:style-name="ce34" office:value="24126" office:value-type="float">
            <text:p>24,126</text:p>
          </table:table-cell>
          <table:table-cell ns41:value-type="float" table:style-name="ce34" office:value="6677" office:value-type="float">
            <text:p>6,677</text:p>
          </table:table-cell>
          <table:table-cell ns41:value-type="float" table:style-name="ce34" office:value="25129" office:value-type="float">
            <text:p>25,129</text:p>
          </table:table-cell>
          <table:table-cell ns41:value-type="float" table:style-name="ce34" office:value="7249" office:value-type="float">
            <text:p>7,249</text:p>
          </table:table-cell>
          <table:table-cell ns41:value-type="float" table:style-name="ce45" office:value="32378" office:value-type="float">
            <text:p>32,37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5" office:value-type="float">
            <text:p>5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oodgieters en pomp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53" office:value-type="float">
            <text:p>5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0" office:value-type="float">
            <text:p>4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6"/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table:style-name="ce26"/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1" office:value-type="float">
            <text:p>31</text:p>
          </table:table-cell>
          <table:table-cell table:style-name="ce33"/>
          <table:table-cell ns41:value-type="float" table:style-name="ce33" office:value="32" office:value-type="float">
            <text:p>32</text:p>
          </table:table-cell>
          <table:table-cell table:style-name="ce33"/>
          <table:table-cell ns41:value-type="float" table:style-name="ce44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888" office:value-type="float">
            <text:p>888</text:p>
          </table:table-cell>
          <table:table-cell table:style-name="ce33"/>
          <table:table-cell ns41:value-type="float" table:style-name="ce33" office:value="904" office:value-type="float">
            <text:p>904</text:p>
          </table:table-cell>
          <table:table-cell table:style-name="ce33"/>
          <table:table-cell ns41:value-type="float" table:style-name="ce44" office:value="904" office:value-type="float">
            <text:p>90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2" office:value-type="float">
            <text:p>32</text:p>
          </table:table-cell>
          <table:table-cell table:style-name="ce33"/>
          <table:table-cell ns41:value-type="float" table:style-name="ce33" office:value="32" office:value-type="float">
            <text:p>32</text:p>
          </table:table-cell>
          <table:table-cell table:style-name="ce33"/>
          <table:table-cell ns41:value-type="float" table:style-name="ce44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6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2" office:value-type="float">
            <text:p>92</text:p>
          </table:table-cell>
          <table:table-cell table:style-name="ce33"/>
          <table:table-cell ns41:value-type="string" table:style-name="ce33" office:value-type="string">
            <text:p>1.8</text:p>
          </table:table-cell>
          <table:table-cell table:style-name="ce33"/>
          <table:table-cell ns41:value-type="float" table:style-name="ce34" office:value="1902" office:value-type="float">
            <text:p>1,902</text:p>
          </table:table-cell>
          <table:table-cell ns41:value-type="float" table:style-name="ce45" office:value="1902" office:value-type="float">
            <text:p>1,90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3" office:value-type="float">
            <text:p>53</text:p>
          </table:table-cell>
          <table:table-cell table:style-name="ce33"/>
          <table:table-cell ns41:value-type="float" table:style-name="ce33" office:value="53" office:value-type="float">
            <text:p>53</text:p>
          </table:table-cell>
          <table:table-cell table:style-name="ce33"/>
          <table:table-cell ns41:value-type="float" table:style-name="ce44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8" office:value-type="float">
            <text:p>2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19" office:value-type="float">
            <text:p>419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423" office:value-type="float">
            <text:p>423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44" office:value="467" office:value-type="float">
            <text:p>46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1" office:value-type="float">
            <text:p>51</text:p>
          </table:table-cell>
          <table:table-cell table:style-name="ce33"/>
          <table:table-cell ns41:value-type="float" table:style-name="ce33" office:value="51" office:value-type="float">
            <text:p>51</text:p>
          </table:table-cell>
          <table:table-cell table:style-name="ce33"/>
          <table:table-cell ns41:value-type="float" table:style-name="ce44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9" office:value-type="float">
            <text:p>19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9" office:value-type="float">
            <text:p>2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37" office:value-type="float">
            <text:p>337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367" office:value-type="float">
            <text:p>367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44" office:value="417" office:value-type="float">
            <text:p>4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50" office:value-type="float">
            <text:p>15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50" office:value-type="float">
            <text:p>150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44" office:value="161" office:value-type="float">
            <text:p>16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1" table:style-name="ce33" table:number-columns-repeated="4" office:value-type="float">
            <text:p>1</text:p>
          </table:table-cell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342" office:value-type="float">
            <text:p>342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377" office:value-type="float">
            <text:p>377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44" office:value="462" office:value-type="float">
            <text:p>4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89" office:value-type="float">
            <text:p>289</text:p>
          </table:table-cell>
          <table:table-cell table:style-name="ce33"/>
          <table:table-cell ns41:value-type="float" table:style-name="ce33" office:value="289" office:value-type="float">
            <text:p>289</text:p>
          </table:table-cell>
          <table:table-cell table:style-name="ce33"/>
          <table:table-cell ns41:value-type="float" table:style-name="ce44" office:value="289" office:value-type="float">
            <text:p>28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44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48" office:value-type="float">
            <text:p>248</text:p>
          </table:table-cell>
          <table:table-cell ns41:value-type="float" table:style-name="ce33" office:value="203" office:value-type="float">
            <text:p>203</text:p>
          </table:table-cell>
          <table:table-cell ns41:value-type="float" table:style-name="ce33" office:value="248" office:value-type="float">
            <text:p>248</text:p>
          </table:table-cell>
          <table:table-cell ns41:value-type="float" table:style-name="ce33" office:value="203" office:value-type="float">
            <text:p>203</text:p>
          </table:table-cell>
          <table:table-cell ns41:value-type="float" table:style-name="ce44" office:value="451" office:value-type="float">
            <text:p>4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3" office:value-type="float">
            <text:p>2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342" office:value-type="float">
            <text:p>34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357" office:value-type="float">
            <text:p>357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363" office:value-type="float">
            <text:p>3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9" office:value-type="float">
            <text:p>29</text:p>
          </table:table-cell>
          <table:table-cell table:style-name="ce33"/>
          <table:table-cell ns41:value-type="float" table:style-name="ce33" office:value="29" office:value-type="float">
            <text:p>29</text:p>
          </table:table-cell>
          <table:table-cell table:style-name="ce33"/>
          <table:table-cell ns41:value-type="float" table:style-name="ce44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44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4" office:value-type="float">
            <text:p>24</text:p>
          </table:table-cell>
          <table:table-cell table:style-name="ce33"/>
          <table:table-cell ns41:value-type="float" table:style-name="ce33" office:value="424" office:value-type="float">
            <text:p>42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49" office:value-type="float">
            <text:p>44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450" office:value-type="float">
            <text:p>4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767" office:value-type="float">
            <text:p>76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783" office:value-type="float">
            <text:p>78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4" office:value="787" office:value-type="float">
            <text:p>78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7" office:value-type="float">
            <text:p>47</text:p>
          </table:table-cell>
          <table:table-cell table:style-name="ce33"/>
          <table:table-cell ns41:value-type="float" table:style-name="ce34" office:value="1404" office:value-type="float">
            <text:p>1,404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4" office:value="1457" office:value-type="float">
            <text:p>1,457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5" office:value="1464" office:value-type="float">
            <text:p>1,46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7" office:value="8404" office:value-type="float">
            <text:p>8,404</text:p>
          </table:table-cell>
          <table:table-cell ns41:value-type="float" table:style-name="ce34" office:value="7444" office:value-type="float">
            <text:p>7,444</text:p>
          </table:table-cell>
          <table:table-cell ns41:value-type="float" table:style-name="ce34" office:value="3728" office:value-type="float">
            <text:p>3,728</text:p>
          </table:table-cell>
          <table:table-cell ns41:value-type="float" table:style-name="ce34" office:value="3163" office:value-type="float">
            <text:p>3,163</text:p>
          </table:table-cell>
          <table:table-cell ns41:value-type="float" table:style-name="ce34" office:value="3852" office:value-type="float">
            <text:p>3,852</text:p>
          </table:table-cell>
          <table:table-cell ns41:value-type="float" table:style-name="ce34" office:value="2672" office:value-type="float">
            <text:p>2,672</text:p>
          </table:table-cell>
          <table:table-cell ns41:value-type="float" table:style-name="ce33" office:value="278" office:value-type="float">
            <text:p>278</text:p>
          </table:table-cell>
          <table:table-cell ns41:value-type="float" table:style-name="ce33" office:value="130" office:value-type="float">
            <text:p>130</text:p>
          </table:table-cell>
          <table:table-cell ns41:value-type="float" table:style-name="ce34" office:value="16262" office:value-type="float">
            <text:p>16,262</text:p>
          </table:table-cell>
          <table:table-cell ns41:value-type="float" table:style-name="ce34" office:value="13409" office:value-type="float">
            <text:p>13,409</text:p>
          </table:table-cell>
          <table:table-cell ns41:value-type="float" table:style-name="ce45" office:value="29671" office:value-type="float">
            <text:p>29,67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442" office:value-type="float">
            <text:p>442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451" office:value-type="float">
            <text:p>451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44" office:value="460" office:value-type="float">
            <text:p>46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38" office:value-type="float">
            <text:p>13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39" office:value-type="float">
            <text:p>13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40" office:value-type="float">
            <text:p>1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31" office:value-type="float">
            <text:p>31</text:p>
          </table:table-cell>
          <table:table-cell table:style-name="ce33"/>
          <table:table-cell ns41:value-type="float" table:style-name="ce33" office:value="415" office:value-type="float">
            <text:p>415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447" office:value-type="float">
            <text:p>447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44" office:value="455" office:value-type="float">
            <text:p>4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2" table:style-name="ce33" table:number-columns-repeated="4" office:value-type="float">
            <text:p>2</text:p>
          </table:table-cell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79" office:value-type="float">
            <text:p>179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4" office:value="2306" office:value-type="float">
            <text:p>2,306</text:p>
          </table:table-cell>
          <table:table-cell ns41:value-type="float" table:style-name="ce33" office:value="440" office:value-type="float">
            <text:p>440</text:p>
          </table:table-cell>
          <table:table-cell ns41:value-type="float" table:style-name="ce34" office:value="2498" office:value-type="float">
            <text:p>2,498</text:p>
          </table:table-cell>
          <table:table-cell ns41:value-type="float" table:style-name="ce33" office:value="491" office:value-type="float">
            <text:p>491</text:p>
          </table:table-cell>
          <table:table-cell ns41:value-type="float" table:style-name="ce45" office:value="2989" office:value-type="float">
            <text:p>2,98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44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63" office:value-type="float">
            <text:p>6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6" office:value-type="float">
            <text:p>6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6" office:value-type="float">
            <text:p>4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2" office:value-type="float">
            <text:p>62</text:p>
          </table:table-cell>
          <table:table-cell table:style-name="ce33"/>
          <table:table-cell ns41:value-type="float" table:style-name="ce33" office:value="62" office:value-type="float">
            <text:p>62</text:p>
          </table:table-cell>
          <table:table-cell table:style-name="ce33"/>
          <table:table-cell ns41:value-type="float" table:style-name="ce44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7" office:value-type="float">
            <text:p>1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4" office:value="1213" office:value-type="float">
            <text:p>1,213</text:p>
          </table:table-cell>
          <table:table-cell ns41:value-type="float" table:style-name="ce33" office:value="178" office:value-type="float">
            <text:p>178</text:p>
          </table:table-cell>
          <table:table-cell ns41:value-type="float" table:style-name="ce34" office:value="1230" office:value-type="float">
            <text:p>1,230</text:p>
          </table:table-cell>
          <table:table-cell ns41:value-type="float" table:style-name="ce33" office:value="181" office:value-type="float">
            <text:p>181</text:p>
          </table:table-cell>
          <table:table-cell ns41:value-type="float" table:style-name="ce45" office:value="1411" office:value-type="float">
            <text:p>1,4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56" office:value-type="float">
            <text:p>56</text:p>
          </table:table-cell>
          <table:table-cell table:style-name="ce33"/>
          <table:table-cell ns41:value-type="float" table:style-name="ce34" office:value="2447" office:value-type="float">
            <text:p>2,44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4" office:value="2504" office:value-type="float">
            <text:p>2,50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5" office:value="2507" office:value-type="float">
            <text:p>2,50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28" office:value-type="float">
            <text:p>128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28" office:value-type="float">
            <text:p>128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4" office:value="133" office:value-type="float">
            <text:p>1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41" office:value-type="float">
            <text:p>4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6" office:value-type="float">
            <text:p>16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04" office:value-type="float">
            <text:p>104</text:p>
          </table:table-cell>
          <table:table-cell table:style-name="ce33"/>
          <table:table-cell ns41:value-type="float" table:style-name="ce33" office:value="105" office:value-type="float">
            <text:p>105</text:p>
          </table:table-cell>
          <table:table-cell table:style-name="ce33"/>
          <table:table-cell ns41:value-type="float" table:style-name="ce44" office:value="105" office:value-type="float">
            <text:p>10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7" office:value-type="float">
            <text:p>47</text:p>
          </table:table-cell>
          <table:table-cell table:style-name="ce33"/>
          <table:table-cell ns41:value-type="float" table:style-name="ce33" office:value="47" office:value-type="float">
            <text:p>47</text:p>
          </table:table-cell>
          <table:table-cell table:style-name="ce33"/>
          <table:table-cell ns41:value-type="float" table:style-name="ce44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2" table:style-name="ce33" table:number-columns-repeated="4" office:value-type="float">
            <text:p>2</text:p>
          </table:table-cell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243" office:value-type="float">
            <text:p>24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50" office:value-type="float">
            <text:p>25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51" office:value-type="float">
            <text:p>2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347" office:value-type="float">
            <text:p>34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51" office:value-type="float">
            <text:p>35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353" office:value-type="float">
            <text:p>3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765" office:value-type="float">
            <text:p>765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771" office:value-type="float">
            <text:p>771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44" office:value="786" office:value-type="float">
            <text:p>78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0" office:value-type="float">
            <text:p>50</text:p>
          </table:table-cell>
          <table:table-cell table:style-name="ce33"/>
          <table:table-cell ns41:value-type="float" table:style-name="ce33" office:value="50" office:value-type="float">
            <text:p>50</text:p>
          </table:table-cell>
          <table:table-cell table:style-name="ce33"/>
          <table:table-cell ns41:value-type="float" table:style-name="ce44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1" office:value-type="float">
            <text:p>61</text:p>
          </table:table-cell>
          <table:table-cell table:style-name="ce33"/>
          <table:table-cell ns41:value-type="float" table:style-name="ce33" office:value="61" office:value-type="float">
            <text:p>61</text:p>
          </table:table-cell>
          <table:table-cell table:style-name="ce33"/>
          <table:table-cell ns41:value-type="float" table:style-name="ce44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5" office:value-type="float">
            <text:p>55</text:p>
          </table:table-cell>
          <table:table-cell table:style-name="ce33"/>
          <table:table-cell ns41:value-type="float" table:style-name="ce33" office:value="55" office:value-type="float">
            <text:p>55</text:p>
          </table:table-cell>
          <table:table-cell table:style-name="ce33"/>
          <table:table-cell ns41:value-type="float" table:style-name="ce44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7" office:value="22975" office:value-type="float">
            <text:p>22,975</text:p>
          </table:table-cell>
          <table:table-cell ns41:value-type="float" table:style-name="ce34" office:value="23014" office:value-type="float">
            <text:p>23,014</text:p>
          </table:table-cell>
          <table:table-cell ns41:value-type="float" table:style-name="ce34" office:value="2318" office:value-type="float">
            <text:p>2,318</text:p>
          </table:table-cell>
          <table:table-cell ns41:value-type="float" table:style-name="ce34" office:value="2682" office:value-type="float">
            <text:p>2,682</text:p>
          </table:table-cell>
          <table:table-cell ns41:value-type="float" table:style-name="ce34" office:value="5069" office:value-type="float">
            <text:p>5,069</text:p>
          </table:table-cell>
          <table:table-cell ns41:value-type="float" table:style-name="ce34" office:value="6947" office:value-type="float">
            <text:p>6,947</text:p>
          </table:table-cell>
          <table:table-cell ns41:value-type="float" table:style-name="ce34" office:value="8004" office:value-type="float">
            <text:p>8,004</text:p>
          </table:table-cell>
          <table:table-cell ns41:value-type="float" table:style-name="ce34" office:value="56910" office:value-type="float">
            <text:p>56,910</text:p>
          </table:table-cell>
          <table:table-cell ns41:value-type="string" table:style-name="ce33" office:value-type="string">
            <text:p>38.367/1</text:p>
          </table:table-cell>
          <table:table-cell ns41:value-type="string" table:style-name="ce33" office:value-type="string">
            <text:p>89.554/2</text:p>
          </table:table-cell>
          <table:table-cell ns41:value-type="float" table:style-name="ce45" office:value="127921" office:value-type="float">
            <text:p>127,9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EN DRIE GEMEENTEN TEN PLATTEN LANDE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7" office:value="31683" office:value-type="float">
            <text:p>31,683</text:p>
          </table:table-cell>
          <table:table-cell ns41:value-type="float" table:style-name="ce34" office:value="30690" office:value-type="float">
            <text:p>30,690</text:p>
          </table:table-cell>
          <table:table-cell ns41:value-type="float" table:style-name="ce34" office:value="6374" office:value-type="float">
            <text:p>6,374</text:p>
          </table:table-cell>
          <table:table-cell ns41:value-type="float" table:style-name="ce34" office:value="6037" office:value-type="float">
            <text:p>6,037</text:p>
          </table:table-cell>
          <table:table-cell ns41:value-type="float" table:style-name="ce34" office:value="12065" office:value-type="float">
            <text:p>12,065</text:p>
          </table:table-cell>
          <table:table-cell ns41:value-type="float" table:style-name="ce34" office:value="11544" office:value-type="float">
            <text:p>11,544</text:p>
          </table:table-cell>
          <table:table-cell ns41:value-type="float" table:style-name="ce34" office:value="88206" office:value-type="float">
            <text:p>88,206</text:p>
          </table:table-cell>
          <table:table-cell ns41:value-type="float" table:style-name="ce34" office:value="84470" office:value-type="float">
            <text:p>84,470</text:p>
          </table:table-cell>
          <table:table-cell ns41:value-type="float" table:style-name="ce34" office:value="138331" office:value-type="float">
            <text:p>138,331</text:p>
          </table:table-cell>
          <table:table-cell ns41:value-type="float" table:style-name="ce34" office:value="132746" office:value-type="float">
            <text:p>132,746</text:p>
          </table:table-cell>
          <table:table-cell ns41:value-type="float" table:style-name="ce45" office:value="271077" office:value-type="float">
            <text:p>271,07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44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ardewerk- en porcelein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2" office:value-type="float">
            <text:p>12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4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ardewerk- en porceleinkooplieden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1" office:value-type="float">
            <text:p>51</text:p>
          </table:table-cell>
          <table:table-cell table:style-name="ce33"/>
          <table:table-cell ns41:value-type="float" table:style-name="ce33" office:value="51" office:value-type="float">
            <text:p>51</text:p>
          </table:table-cell>
          <table:table-cell table:style-name="ce33"/>
          <table:table-cell ns41:value-type="float" table:style-name="ce44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55" office:value-type="float">
            <text:p>655</text:p>
          </table:table-cell>
          <table:table-cell table:style-name="ce33"/>
          <table:table-cell ns41:value-type="float" table:style-name="ce33" office:value="655" office:value-type="float">
            <text:p>655</text:p>
          </table:table-cell>
          <table:table-cell table:style-name="ce33"/>
          <table:table-cell ns41:value-type="float" table:style-name="ce44" office:value="655" office:value-type="float">
            <text:p>6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9" office:value-type="float">
            <text:p>3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28" office:value-type="float">
            <text:p>32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28" office:value-type="float">
            <text:p>32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29" office:value-type="float">
            <text:p>3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153" office:value-type="float">
            <text:p>15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59" office:value-type="float">
            <text:p>15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60" office:value-type="float">
            <text:p>16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6" office:value="24" office:value-type="float">
            <text:p>24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4" office:value="1086" office:value-type="float">
            <text:p>1,086</text:p>
          </table:table-cell>
          <table:table-cell ns41:value-type="float" table:style-name="ce33" office:value="415" office:value-type="float">
            <text:p>415</text:p>
          </table:table-cell>
          <table:table-cell ns41:value-type="float" table:style-name="ce34" office:value="30193" office:value-type="float">
            <text:p>30,193</text:p>
          </table:table-cell>
          <table:table-cell ns41:value-type="float" table:style-name="ce34" office:value="9275" office:value-type="float">
            <text:p>9,275</text:p>
          </table:table-cell>
          <table:table-cell ns41:value-type="float" table:style-name="ce34" office:value="31387" office:value-type="float">
            <text:p>31,387</text:p>
          </table:table-cell>
          <table:table-cell ns41:value-type="string" table:style-name="ce33" office:value-type="string">
            <text:p>9.747/1</text:p>
          </table:table-cell>
          <table:table-cell ns41:value-type="float" table:style-name="ce45" office:value="41134" office:value-type="float">
            <text:p>41,1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sch-, bagger-, vuilnis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2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165" office:value-type="float">
            <text:p>165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71" office:value-type="float">
            <text:p>171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44" office:value="179" office:value-type="float">
            <text:p>17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19" office:value-type="float">
            <text:p>119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4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7" table:style-name="ce33" table:number-columns-repeated="4" office:value-type="float">
            <text:p>7</text:p>
          </table:table-cell>
          <table:table-cell ns41:value-type="float" table:style-name="ce44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27" office:value-type="float">
            <text:p>127</text:p>
          </table:table-cell>
          <table:table-cell ns41:value-type="float" table:style-name="ce33" office:value="213" office:value-type="float">
            <text:p>213</text:p>
          </table:table-cell>
          <table:table-cell ns41:value-type="float" table:style-name="ce33" office:value="128" office:value-type="float">
            <text:p>128</text:p>
          </table:table-cell>
          <table:table-cell ns41:value-type="float" table:style-name="ce33" office:value="213" office:value-type="float">
            <text:p>213</text:p>
          </table:table-cell>
          <table:table-cell ns41:value-type="float" table:style-name="ce44" office:value="341" office:value-type="float">
            <text:p>3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30" office:value-type="float">
            <text:p>23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43" office:value-type="float">
            <text:p>243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44" office:value="251" office:value-type="float">
            <text:p>2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1" office:value-type="float">
            <text:p>81</text:p>
          </table:table-cell>
          <table:table-cell table:style-name="ce33"/>
          <table:table-cell ns41:value-type="float" table:style-name="ce33" office:value="81" office:value-type="float">
            <text:p>81</text:p>
          </table:table-cell>
          <table:table-cell table:style-name="ce33"/>
          <table:table-cell ns41:value-type="float" table:style-name="ce44" office:value="81" office:value-type="float">
            <text:p>8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illard-, kaatsballen-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99" office:value-type="float">
            <text:p>99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44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6"/>
          <table:table-cell table:style-name="ce33"/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716" office:value-type="float">
            <text:p>716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733" office:value-type="float">
            <text:p>733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44" office:value="774" office:value-type="float">
            <text:p>77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33" office:value="82" office:value-type="float">
            <text:p>82</text:p>
          </table:table-cell>
          <table:table-cell table:style-name="ce33"/>
          <table:table-cell ns41:value-type="float" table:style-name="ce33" office:value="106" office:value-type="float">
            <text:p>106</text:p>
          </table:table-cell>
          <table:table-cell table:style-name="ce33"/>
          <table:table-cell ns41:value-type="float" table:style-name="ce44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6" office:value-type="float">
            <text:p>10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33" office:value="80" office:value-type="float">
            <text:p>80</text:p>
          </table:table-cell>
          <table:table-cell table:style-name="ce33"/>
          <table:table-cell ns41:value-type="float" table:style-name="ce33" office:value="102" office:value-type="float">
            <text:p>102</text:p>
          </table:table-cell>
          <table:table-cell table:style-name="ce33"/>
          <table:table-cell ns41:value-type="float" table:style-name="ce44" office:value="102" office:value-type="float">
            <text:p>10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45" office:value-type="float">
            <text:p>45</text:p>
          </table:table-cell>
          <table:table-cell table:style-name="ce33"/>
          <table:table-cell ns41:value-type="float" table:style-name="ce33" office:value="54" office:value-type="float">
            <text:p>54</text:p>
          </table:table-cell>
          <table:table-cell table:style-name="ce33"/>
          <table:table-cell ns41:value-type="float" table:style-name="ce44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6"/>
          <table:table-cell table:style-name="ce33" table:number-columns-repeated="4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34" office:value-type="float">
            <text:p>13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48" office:value-type="float">
            <text:p>14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50" office:value-type="float">
            <text:p>1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1" office:value-type="float">
            <text:p>31</text:p>
          </table:table-cell>
          <table:table-cell table:style-name="ce33"/>
          <table:table-cell ns41:value-type="float" table:style-name="ce33" office:value="32" office:value-type="float">
            <text:p>32</text:p>
          </table:table-cell>
          <table:table-cell table:style-name="ce33"/>
          <table:table-cell ns41:value-type="float" table:style-name="ce44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44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78" office:value-type="float">
            <text:p>78</text:p>
          </table:table-cell>
          <table:table-cell table:style-name="ce33"/>
          <table:table-cell ns41:value-type="float" table:style-name="ce34" office:value="1559" office:value-type="float">
            <text:p>1,559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4" office:value="1641" office:value-type="float">
            <text:p>1,641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45" office:value="1689" office:value-type="float">
            <text:p>1,68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44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44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18" office:value-type="float">
            <text:p>518</text:p>
          </table:table-cell>
          <table:table-cell table:style-name="ce33"/>
          <table:table-cell ns41:value-type="float" table:style-name="ce33" office:value="523" office:value-type="float">
            <text:p>523</text:p>
          </table:table-cell>
          <table:table-cell table:style-name="ce33"/>
          <table:table-cell ns41:value-type="float" table:style-name="ce44" office:value="523" office:value-type="float">
            <text:p>5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2" office:value-type="float">
            <text:p>72</text:p>
          </table:table-cell>
          <table:table-cell table:style-name="ce33"/>
          <table:table-cell ns41:value-type="float" table:style-name="ce33" office:value="72" office:value-type="float">
            <text:p>72</text:p>
          </table:table-cell>
          <table:table-cell table:style-name="ce33"/>
          <table:table-cell ns41:value-type="float" table:style-name="ce44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332" office:value-type="float">
            <text:p>332</text:p>
          </table:table-cell>
          <table:table-cell ns41:value-type="float" table:style-name="ce33" office:value="956" office:value-type="float">
            <text:p>956</text:p>
          </table:table-cell>
          <table:table-cell ns41:value-type="float" table:style-name="ce34" office:value="4529" office:value-type="float">
            <text:p>4,529</text:p>
          </table:table-cell>
          <table:table-cell ns41:value-type="float" table:style-name="ce34" office:value="13564" office:value-type="float">
            <text:p>13,564</text:p>
          </table:table-cell>
          <table:table-cell ns41:value-type="string" table:style-name="ce33" office:value-type="string">
            <text:p>4.876/2</text:p>
          </table:table-cell>
          <table:table-cell ns41:value-type="string" table:style-name="ce33" office:value-type="string">
            <text:p>14.577/3</text:p>
          </table:table-cell>
          <table:table-cell ns41:value-type="float" table:style-name="ce45" office:value="19453" office:value-type="float">
            <text:p>19,4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0" office:value-type="float">
            <text:p>4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18" office:value-type="float">
            <text:p>118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141" office:value-type="float">
            <text:p>141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44" office:value="193" office:value-type="float">
            <text:p>19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11" table:style-name="ce33" table:number-columns-repeated="4" office:value-type="float">
            <text:p>11</text:p>
          </table:table-cell>
          <table:table-cell ns41:value-type="float" table:style-name="ce44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az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251" office:value-type="float">
            <text:p>251</text:p>
          </table:table-cell>
          <table:table-cell ns41:value-type="float" table:style-name="ce33" office:value="102" office:value-type="float">
            <text:p>102</text:p>
          </table:table-cell>
          <table:table-cell ns41:value-type="float" table:style-name="ce33" office:value="255" office:value-type="float">
            <text:p>255</text:p>
          </table:table-cell>
          <table:table-cell ns41:value-type="float" table:style-name="ce33" office:value="102" office:value-type="float">
            <text:p>102</text:p>
          </table:table-cell>
          <table:table-cell ns41:value-type="float" table:style-name="ce44" office:value="357" office:value-type="float">
            <text:p>35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4" office:value="1314" office:value-type="float">
            <text:p>1,314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4" office:value="1314" office:value-type="float">
            <text:p>1,314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45" office:value="1428" office:value-type="float">
            <text:p>1,4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30" office:value-type="float">
            <text:p>230</text:p>
          </table:table-cell>
          <table:table-cell table:style-name="ce33"/>
          <table:table-cell ns41:value-type="float" table:style-name="ce33" office:value="230" office:value-type="float">
            <text:p>230</text:p>
          </table:table-cell>
          <table:table-cell table:style-name="ce33"/>
          <table:table-cell ns41:value-type="float" table:style-name="ce44" office:value="230" office:value-type="float">
            <text:p>2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9" office:value-type="float">
            <text:p>39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44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94" office:value-type="float">
            <text:p>194</text:p>
          </table:table-cell>
          <table:table-cell table:style-name="ce33"/>
          <table:table-cell ns41:value-type="float" table:style-name="ce33" office:value="194" office:value-type="float">
            <text:p>194</text:p>
          </table:table-cell>
          <table:table-cell table:style-name="ce33"/>
          <table:table-cell ns41:value-type="float" table:style-name="ce44" office:value="194" office:value-type="float">
            <text:p>19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6" office:value-type="float">
            <text:p>1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33" office:value="27" office:value-type="float">
            <text:p>27</text:p>
          </table:table-cell>
          <table:table-cell ns41:value-type="float" table:style-name="ce44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33" office:value="24" office:value-type="float">
            <text:p>24</text:p>
          </table:table-cell>
          <table:table-cell table:style-name="ce33"/>
          <table:table-cell ns41:value-type="float" table:style-name="ce44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1" office:value-type="float">
            <text:p>21</text:p>
          </table:table-cell>
          <table:table-cell ns41:value-type="float" table:style-name="ce33" office:value="86" office:value-type="float">
            <text:p>86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86" office:value-type="float">
            <text:p>86</text:p>
          </table:table-cell>
          <table:table-cell ns41:value-type="float" table:style-name="ce44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8" office:value-type="float">
            <text:p>118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118" office:value-type="float">
            <text:p>118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44" office:value="187" office:value-type="float">
            <text:p>18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6" office:value-type="float">
            <text:p>76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44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58" office:value-type="float">
            <text:p>158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62" office:value-type="float">
            <text:p>162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44" office:value="176" office:value-type="float">
            <text:p>1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9" office:value-type="float">
            <text:p>29</text:p>
          </table:table-cell>
          <table:table-cell table:style-name="ce33"/>
          <table:table-cell ns41:value-type="float" table:style-name="ce33" office:value="29" office:value-type="float">
            <text:p>29</text:p>
          </table:table-cell>
          <table:table-cell table:style-name="ce33"/>
          <table:table-cell ns41:value-type="float" table:style-name="ce44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6" office:value-type="float">
            <text:p>3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97" office:value-type="float">
            <text:p>397</text:p>
          </table:table-cell>
          <table:table-cell ns41:value-type="float" table:style-name="ce33" office:value="99" office:value-type="float">
            <text:p>99</text:p>
          </table:table-cell>
          <table:table-cell ns41:value-type="float" table:style-name="ce33" office:value="397" office:value-type="float">
            <text:p>397</text:p>
          </table:table-cell>
          <table:table-cell ns41:value-type="float" table:style-name="ce33" office:value="99" office:value-type="float">
            <text:p>99</text:p>
          </table:table-cell>
          <table:table-cell ns41:value-type="float" table:style-name="ce44" office:value="496" office:value-type="float">
            <text:p>49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/>
          <table:table-cell ns41:value-type="float" table:style-name="ce33" office:value="16" office:value-type="float">
            <text:p>1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49" office:value-type="float">
            <text:p>149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510" office:value-type="float">
            <text:p>510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676" office:value-type="float">
            <text:p>676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44" office:value="707" office:value-type="float">
            <text:p>70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87" office:value-type="float">
            <text:p>87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44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44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44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1" office:value-type="float">
            <text:p>11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11" office:value-type="float">
            <text:p>11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6" office:value="289" office:value-type="float">
            <text:p>289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126" office:value-type="float">
            <text:p>126</text:p>
          </table:table-cell>
          <table:table-cell ns41:value-type="float" table:style-name="ce33" office:value="158" office:value-type="float">
            <text:p>158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33" office:value="81" office:value-type="float">
            <text:p>81</text:p>
          </table:table-cell>
          <table:table-cell ns41:value-type="float" table:style-name="ce33" office:value="589" office:value-type="float">
            <text:p>589</text:p>
          </table:table-cell>
          <table:table-cell ns41:value-type="float" table:style-name="ce33" office:value="579" office:value-type="float">
            <text:p>579</text:p>
          </table:table-cell>
          <table:table-cell ns41:value-type="float" table:style-name="ce45" office:value="1168" office:value-type="float">
            <text:p>1,1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5" office:value-type="float">
            <text:p>35</text:p>
          </table:table-cell>
          <table:table-cell table:style-name="ce33"/>
          <table:table-cell ns41:value-type="float" table:style-name="ce33" office:value="35" office:value-type="float">
            <text:p>35</text:p>
          </table:table-cell>
          <table:table-cell table:style-name="ce33"/>
          <table:table-cell ns41:value-type="float" table:style-name="ce44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44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8" office:value-type="float">
            <text:p>48</text:p>
          </table:table-cell>
          <table:table-cell table:style-name="ce33"/>
          <table:table-cell ns41:value-type="float" table:style-name="ce33" office:value="48" office:value-type="float">
            <text:p>48</text:p>
          </table:table-cell>
          <table:table-cell table:style-name="ce33"/>
          <table:table-cell ns41:value-type="float" table:style-name="ce44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78" office:value-type="float">
            <text:p>7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84" office:value-type="float">
            <text:p>8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3" office:value-type="float">
            <text:p>3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40" office:value-type="float">
            <text:p>40</text:p>
          </table:table-cell>
          <table:table-cell table:style-name="ce33"/>
          <table:table-cell ns41:value-type="float" table:style-name="ce33" office:value="355" office:value-type="float">
            <text:p>35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96" office:value-type="float">
            <text:p>39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97" office:value-type="float">
            <text:p>39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98" office:value-type="float">
            <text:p>398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33" office:value="413" office:value-type="float">
            <text:p>413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44" office:value="470" office:value-type="float">
            <text:p>47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84" office:value-type="float">
            <text:p>184</text:p>
          </table:table-cell>
          <table:table-cell table:style-name="ce33"/>
          <table:table-cell ns41:value-type="float" table:style-name="ce34" office:value="2597" office:value-type="float">
            <text:p>2,59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4" office:value="2794" office:value-type="float">
            <text:p>2,79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5" office:value="2797" office:value-type="float">
            <text:p>2,79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string" table:style-name="ce33" office:value-type="string">
            <text:p>1.06</text:p>
          </table:table-cell>
          <table:table-cell ns41:value-type="float" table:style-name="ce33" office:value="723" office:value-type="float">
            <text:p>723</text:p>
          </table:table-cell>
          <table:table-cell ns41:value-type="float" table:style-name="ce34" office:value="1061" office:value-type="float">
            <text:p>1,061</text:p>
          </table:table-cell>
          <table:table-cell ns41:value-type="float" table:style-name="ce33" office:value="723" office:value-type="float">
            <text:p>723</text:p>
          </table:table-cell>
          <table:table-cell ns41:value-type="float" table:style-name="ce45" office:value="1784" office:value-type="float">
            <text:p>1,78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152" office:value-type="float">
            <text:p>152</text:p>
          </table:table-cell>
          <table:table-cell table:style-name="ce33"/>
          <table:table-cell ns41:value-type="float" table:style-name="ce33" office:value="156" office:value-type="float">
            <text:p>156</text:p>
          </table:table-cell>
          <table:table-cell table:style-name="ce33"/>
          <table:table-cell ns41:value-type="float" table:style-name="ce44" office:value="156" office:value-type="float">
            <text:p>1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34" office:value="1236" office:value-type="float">
            <text:p>1,236</text:p>
          </table:table-cell>
          <table:table-cell ns41:value-type="float" table:style-name="ce33" office:value="1" office:value-type="float">
            <text:p>1</text:p>
          </table:table-cell>
          <table:table-cell ns41:value-type="string" table:style-name="ce33" office:value-type="string">
            <text:p>1.2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5" office:value="1261" office:value-type="float">
            <text:p>1,26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6"/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44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3" office:value-type="float">
            <text:p>23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4" office:value="1379" office:value-type="float">
            <text:p>1,379</text:p>
          </table:table-cell>
          <table:table-cell ns41:value-type="float" table:style-name="ce33" office:value="202" office:value-type="float">
            <text:p>202</text:p>
          </table:table-cell>
          <table:table-cell ns41:value-type="string" table:style-name="ce33" office:value-type="string">
            <text:p>1.403/1</text:p>
          </table:table-cell>
          <table:table-cell ns41:value-type="float" table:style-name="ce33" office:value="205" office:value-type="float">
            <text:p>205</text:p>
          </table:table-cell>
          <table:table-cell ns41:value-type="float" table:style-name="ce45" office:value="1608" office:value-type="float">
            <text:p>1,60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493" office:value-type="float">
            <text:p>493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505" office:value-type="float">
            <text:p>505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44" office:value="514" office:value-type="float">
            <text:p>5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22" office:value-type="float">
            <text:p>22</text:p>
          </table:table-cell>
          <table:table-cell table:style-name="ce33"/>
          <table:table-cell ns41:value-type="float" table:style-name="ce33" office:value="302" office:value-type="float">
            <text:p>30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327" office:value-type="float">
            <text:p>32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330" office:value-type="float">
            <text:p>3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44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stschoolhouders 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3" office:value-type="float">
            <text:p>43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44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stschoolleerlingen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81" office:value-type="float">
            <text:p>181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314" office:value-type="float">
            <text:p>314</text:p>
          </table:table-cell>
          <table:table-cell ns41:value-type="float" table:style-name="ce33" office:value="112" office:value-type="float">
            <text:p>112</text:p>
          </table:table-cell>
          <table:table-cell ns41:value-type="float" table:style-name="ce44" office:value="426" office:value-type="float">
            <text:p>4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28" office:value-type="float">
            <text:p>228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33" office:value="241" office:value-type="float">
            <text:p>241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44" office:value="347" office:value-type="float">
            <text:p>3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61" office:value-type="float">
            <text:p>61</text:p>
          </table:table-cell>
          <table:table-cell table:style-name="ce33"/>
          <table:table-cell ns41:value-type="float" table:style-name="ce33" office:value="65" office:value-type="float">
            <text:p>65</text:p>
          </table:table-cell>
          <table:table-cell table:style-name="ce33"/>
          <table:table-cell ns41:value-type="float" table:style-name="ce44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632" office:value-type="float">
            <text:p>632</text:p>
          </table:table-cell>
          <table:table-cell ns41:value-type="float" table:style-name="ce33" office:value="230" office:value-type="float">
            <text:p>230</text:p>
          </table:table-cell>
          <table:table-cell ns41:value-type="float" table:style-name="ce33" office:value="633" office:value-type="float">
            <text:p>633</text:p>
          </table:table-cell>
          <table:table-cell ns41:value-type="float" table:style-name="ce33" office:value="230" office:value-type="float">
            <text:p>230</text:p>
          </table:table-cell>
          <table:table-cell ns41:value-type="float" table:style-name="ce44" office:value="863" office:value-type="float">
            <text:p>8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6"/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ns41:value-type="float" table:style-name="ce33" office:value="102" office:value-type="float">
            <text:p>10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02" office:value-type="float">
            <text:p>102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64" office:value-type="float">
            <text:p>164</text:p>
          </table:table-cell>
          <table:table-cell table:style-name="ce33"/>
          <table:table-cell ns41:value-type="float" table:style-name="ce33" office:value="164" office:value-type="float">
            <text:p>164</text:p>
          </table:table-cell>
          <table:table-cell table:style-name="ce33"/>
          <table:table-cell ns41:value-type="float" table:style-name="ce44" office:value="164" office:value-type="float">
            <text:p>16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29" office:value-type="float">
            <text:p>29</text:p>
          </table:table-cell>
          <table:table-cell table:style-name="ce33"/>
          <table:table-cell ns41:value-type="float" table:style-name="ce34" office:value="1674" office:value-type="float">
            <text:p>1,674</text:p>
          </table:table-cell>
          <table:table-cell table:style-name="ce33"/>
          <table:table-cell ns41:value-type="float" table:style-name="ce34" office:value="1706" office:value-type="float">
            <text:p>1,706</text:p>
          </table:table-cell>
          <table:table-cell table:style-name="ce33"/>
          <table:table-cell ns41:value-type="float" table:style-name="ce45" office:value="1706" office:value-type="float">
            <text:p>1,7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ipers, koepel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33" office:value="431" office:value-type="float">
            <text:p>431</text:p>
          </table:table-cell>
          <table:table-cell table:style-name="ce33"/>
          <table:table-cell ns41:value-type="float" table:style-name="ce33" office:value="453" office:value-type="float">
            <text:p>453</text:p>
          </table:table-cell>
          <table:table-cell table:style-name="ce33"/>
          <table:table-cell ns41:value-type="float" table:style-name="ce44" office:value="453" office:value-type="float">
            <text:p>4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15" office:value-type="float">
            <text:p>115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18" office:value-type="float">
            <text:p>118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4" office:value="123" office:value-type="float">
            <text:p>1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59" office:value-type="float">
            <text:p>5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33" office:value="9" office:value-type="float">
            <text:p>9</text:p>
          </table:table-cell>
          <table:table-cell table:style-name="ce33"/>
          <table:table-cell ns41:value-type="float" table:style-name="ce44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6" office:value="47" office:value-type="float">
            <text:p>47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92" office:value-type="float">
            <text:p>92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925" office:value-type="float">
            <text:p>925</text:p>
          </table:table-cell>
          <table:table-cell ns41:value-type="float" table:style-name="ce33" office:value="500" office:value-type="float">
            <text:p>500</text:p>
          </table:table-cell>
          <table:table-cell ns41:value-type="float" table:style-name="ce34" office:value="26348" office:value-type="float">
            <text:p>26,348</text:p>
          </table:table-cell>
          <table:table-cell ns41:value-type="float" table:style-name="ce34" office:value="6935" office:value-type="float">
            <text:p>6,935</text:p>
          </table:table-cell>
          <table:table-cell ns41:value-type="float" table:style-name="ce34" office:value="27412" office:value-type="float">
            <text:p>27,412</text:p>
          </table:table-cell>
          <table:table-cell ns41:value-type="float" table:style-name="ce34" office:value="7517" office:value-type="float">
            <text:p>7,517</text:p>
          </table:table-cell>
          <table:table-cell ns41:value-type="float" table:style-name="ce45" office:value="34929" office:value-type="float">
            <text:p>34,9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44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33" office:value="23" office:value-type="float">
            <text:p>23</text:p>
          </table:table-cell>
          <table:table-cell table:style-name="ce33"/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24" office:value-type="float">
            <text:p>24</text:p>
          </table:table-cell>
          <table:table-cell table:style-name="ce33"/>
          <table:table-cell ns41:value-type="float" table:style-name="ce44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00" office:value-type="float">
            <text:p>20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00" office:value-type="float">
            <text:p>20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01" office:value-type="float">
            <text:p>20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ettergie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office:value="21" table:style-name="ce33" table:number-columns-repeated="4" office:value-type="float">
            <text:p>21</text:p>
          </table:table-cell>
          <table:table-cell ns41:value-type="float" table:style-name="ce44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0" office:value-type="float">
            <text:p>20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44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oodgieters en pomp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3" office:value-type="float">
            <text:p>43</text:p>
          </table:table-cell>
          <table:table-cell table:style-name="ce33"/>
          <table:table-cell ns41:value-type="float" table:style-name="ce33" office:value="43" office:value-type="float">
            <text:p>43</text:p>
          </table:table-cell>
          <table:table-cell table:style-name="ce33"/>
          <table:table-cell ns41:value-type="float" table:style-name="ce44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kerlaars en kargadoo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46" office:value-type="float">
            <text:p>14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58" office:value-type="float">
            <text:p>158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161" office:value-type="float">
            <text:p>16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9" office:value-type="float">
            <text:p>4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6"/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table:style-name="ce26"/>
          <table:table-cell table:style-name="ce33" table:number-columns-repeated="4"/>
          <table:table-cell ns41:value-type="float" table:style-name="ce33" office:value="1" office:value-type="float">
            <text:p>1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4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44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06" office:value-type="float">
            <text:p>106</text:p>
          </table:table-cell>
          <table:table-cell table:style-name="ce33"/>
          <table:table-cell ns41:value-type="float" table:style-name="ce33" office:value="107" office:value-type="float">
            <text:p>107</text:p>
          </table:table-cell>
          <table:table-cell table:style-name="ce33"/>
          <table:table-cell ns41:value-type="float" table:style-name="ce44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6"/>
          <table:table-cell table:style-name="ce33" table:number-columns-repeated="2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ns41:value-type="float" office:value="8" table:style-name="ce33" table:number-columns-repeated="3" office:value-type="float">
            <text:p>8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44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1" office:value-type="float">
            <text:p>2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2" office:value-type="float">
            <text:p>22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44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9" office:value-type="float">
            <text:p>19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44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34" office:value="1510" office:value-type="float">
            <text:p>1,51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4" office:value="1532" office:value-type="float">
            <text:p>1,53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5" office:value="1533" office:value-type="float">
            <text:p>1,5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69" office:value-type="float">
            <text:p>69</text:p>
          </table:table-cell>
          <table:table-cell table:style-name="ce33"/>
          <table:table-cell ns41:value-type="float" table:style-name="ce33" office:value="69" office:value-type="float">
            <text:p>69</text:p>
          </table:table-cell>
          <table:table-cell ns41:value-type="float" table:style-name="ce44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40" office:value-type="float">
            <text:p>40</text:p>
          </table:table-cell>
          <table:table-cell table:style-name="ce33"/>
          <table:table-cell ns41:value-type="float" table:style-name="ce33" office:value="43" office:value-type="float">
            <text:p>43</text:p>
          </table:table-cell>
          <table:table-cell table:style-name="ce33"/>
          <table:table-cell ns41:value-type="float" table:style-name="ce44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6"/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16" office:value-type="float">
            <text:p>16</text:p>
          </table:table-cell>
          <table:table-cell table:style-name="ce33"/>
          <table:table-cell ns41:value-type="float" table:style-name="ce33" office:value="186" office:value-type="float">
            <text:p>18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4" office:value="4065" office:value-type="float">
            <text:p>4,06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4" office:value="4273" office:value-type="float">
            <text:p>4,273</text:p>
          </table:table-cell>
          <table:table-cell ns41:value-type="float" table:style-name="ce45" office:value="4276" office:value-type="float">
            <text:p>4,2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3" office:value-type="float">
            <text:p>83</text:p>
          </table:table-cell>
          <table:table-cell table:style-name="ce33"/>
          <table:table-cell ns41:value-type="float" table:style-name="ce33" office:value="83" office:value-type="float">
            <text:p>83</text:p>
          </table:table-cell>
          <table:table-cell table:style-name="ce33"/>
          <table:table-cell ns41:value-type="float" table:style-name="ce44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8" office:value-type="float">
            <text:p>38</text:p>
          </table:table-cell>
          <table:table-cell table:style-name="ce33"/>
          <table:table-cell ns41:value-type="float" table:style-name="ce33" office:value="38" office:value-type="float">
            <text:p>38</text:p>
          </table:table-cell>
          <table:table-cell table:style-name="ce33"/>
          <table:table-cell ns41:value-type="float" table:style-name="ce44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1" office:value-type="float">
            <text:p>6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602" office:value-type="float">
            <text:p>602</text:p>
          </table:table-cell>
          <table:table-cell ns41:value-type="float" table:style-name="ce33" office:value="142" office:value-type="float">
            <text:p>142</text:p>
          </table:table-cell>
          <table:table-cell ns41:value-type="float" table:style-name="ce33" office:value="610" office:value-type="float">
            <text:p>610</text:p>
          </table:table-cell>
          <table:table-cell ns41:value-type="float" table:style-name="ce33" office:value="142" office:value-type="float">
            <text:p>142</text:p>
          </table:table-cell>
          <table:table-cell ns41:value-type="float" table:style-name="ce44" office:value="752" office:value-type="float">
            <text:p>75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8" office:value-type="float">
            <text:p>98</text:p>
          </table:table-cell>
          <table:table-cell table:style-name="ce33"/>
          <table:table-cell ns41:value-type="float" table:style-name="ce33" office:value="98" office:value-type="float">
            <text:p>98</text:p>
          </table:table-cell>
          <table:table-cell table:style-name="ce33"/>
          <table:table-cell ns41:value-type="float" table:style-name="ce44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4" office:value-type="float">
            <text:p>2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1" office:value-type="float">
            <text:p>5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4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42" office:value-type="float">
            <text:p>42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457" office:value-type="float">
            <text:p>457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500" office:value-type="float">
            <text:p>500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44" office:value="551" office:value-type="float">
            <text:p>5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51" office:value-type="float">
            <text:p>151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51" office:value-type="float">
            <text:p>151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44" office:value="162" office:value-type="float">
            <text:p>1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351" office:value-type="float">
            <text:p>351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389" office:value-type="float">
            <text:p>389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44" office:value="474" office:value-type="float">
            <text:p>47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" office:value-type="float">
            <text:p>1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19" office:value-type="float">
            <text:p>419</text:p>
          </table:table-cell>
          <table:table-cell table:style-name="ce33"/>
          <table:table-cell ns41:value-type="float" table:style-name="ce33" office:value="419" office:value-type="float">
            <text:p>419</text:p>
          </table:table-cell>
          <table:table-cell table:style-name="ce33"/>
          <table:table-cell ns41:value-type="float" table:style-name="ce44" office:value="419" office:value-type="float">
            <text:p>4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33" office:value="18" office:value-type="float">
            <text:p>18</text:p>
          </table:table-cell>
          <table:table-cell table:style-name="ce33"/>
          <table:table-cell ns41:value-type="float" table:style-name="ce44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44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98" office:value-type="float">
            <text:p>98</text:p>
          </table:table-cell>
          <table:table-cell table:style-name="ce33"/>
          <table:table-cell ns41:value-type="float" table:style-name="ce33" office:value="98" office:value-type="float">
            <text:p>98</text:p>
          </table:table-cell>
          <table:table-cell table:style-name="ce33"/>
          <table:table-cell ns41:value-type="float" table:style-name="ce44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07" office:value-type="float">
            <text:p>407</text:p>
          </table:table-cell>
          <table:table-cell ns41:value-type="float" table:style-name="ce33" office:value="454" office:value-type="float">
            <text:p>454</text:p>
          </table:table-cell>
          <table:table-cell ns41:value-type="float" table:style-name="ce33" office:value="407" office:value-type="float">
            <text:p>407</text:p>
          </table:table-cell>
          <table:table-cell ns41:value-type="float" table:style-name="ce33" office:value="454" office:value-type="float">
            <text:p>454</text:p>
          </table:table-cell>
          <table:table-cell ns41:value-type="float" table:style-name="ce44" office:value="861" office:value-type="float">
            <text:p>86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3" office:value-type="float">
            <text:p>3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5" office:value-type="float">
            <text:p>35</text:p>
          </table:table-cell>
          <table:table-cell table:style-name="ce33"/>
          <table:table-cell ns41:value-type="float" table:style-name="ce33" office:value="566" office:value-type="float">
            <text:p>566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604" office:value-type="float">
            <text:p>60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44" office:value="614" office:value-type="float">
            <text:p>6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ut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2" office:value-type="float">
            <text:p>42</text:p>
          </table:table-cell>
          <table:table-cell table:style-name="ce33"/>
          <table:table-cell ns41:value-type="float" table:style-name="ce33" office:value="42" office:value-type="float">
            <text:p>42</text:p>
          </table:table-cell>
          <table:table-cell table:style-name="ce33"/>
          <table:table-cell ns41:value-type="float" table:style-name="ce44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70" office:value-type="float">
            <text:p>70</text:p>
          </table:table-cell>
          <table:table-cell table:style-name="ce33"/>
          <table:table-cell ns41:value-type="float" table:style-name="ce33" office:value="72" office:value-type="float">
            <text:p>72</text:p>
          </table:table-cell>
          <table:table-cell table:style-name="ce33"/>
          <table:table-cell ns41:value-type="float" table:style-name="ce44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ilder (huis-), glazenmakers</text:p>
          </table:table-cell>
          <table:table-cell table:style-name="Default"/>
          <table:table-cell table:style-name="ce26"/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56" office:value-type="float">
            <text:p>56</text:p>
          </table:table-cell>
          <table:table-cell table:style-name="ce33"/>
          <table:table-cell ns41:value-type="float" table:style-name="ce33" office:value="925" office:value-type="float">
            <text:p>925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985" office:value-type="float">
            <text:p>985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44" office:value="990" office:value-type="float">
            <text:p>99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28" office:value-type="float">
            <text:p>28</text:p>
          </table:table-cell>
          <table:table-cell table:style-name="ce33"/>
          <table:table-cell ns41:value-type="float" table:style-name="ce34" office:value="1253" office:value-type="float">
            <text:p>1,25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4" office:value="1287" office:value-type="float">
            <text:p>1,28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5" office:value="1291" office:value-type="float">
            <text:p>1,29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148" office:value-type="float">
            <text:p>148</text:p>
          </table:table-cell>
          <table:table-cell table:style-name="ce33"/>
          <table:table-cell ns41:value-type="float" table:style-name="ce34" office:value="2444" office:value-type="float">
            <text:p>2,444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4" office:value="2610" office:value-type="float">
            <text:p>2,610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45" office:value="2622" office:value-type="float">
            <text:p>2,6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7" office:value="10931" office:value-type="float">
            <text:p>10,931</text:p>
          </table:table-cell>
          <table:table-cell ns41:value-type="float" table:style-name="ce34" office:value="9574" office:value-type="float">
            <text:p>9,574</text:p>
          </table:table-cell>
          <table:table-cell ns41:value-type="float" table:style-name="ce34" office:value="4718" office:value-type="float">
            <text:p>4,718</text:p>
          </table:table-cell>
          <table:table-cell ns41:value-type="float" table:style-name="ce34" office:value="4057" office:value-type="float">
            <text:p>4,057</text:p>
          </table:table-cell>
          <table:table-cell ns41:value-type="float" table:style-name="ce34" office:value="4880" office:value-type="float">
            <text:p>4,880</text:p>
          </table:table-cell>
          <table:table-cell ns41:value-type="float" table:style-name="ce34" office:value="3536" office:value-type="float">
            <text:p>3,536</text:p>
          </table:table-cell>
          <table:table-cell ns41:value-type="float" table:style-name="ce33" office:value="409" office:value-type="float">
            <text:p>409</text:p>
          </table:table-cell>
          <table:table-cell ns41:value-type="float" table:style-name="ce33" office:value="272" office:value-type="float">
            <text:p>272</text:p>
          </table:table-cell>
          <table:table-cell ns41:value-type="float" table:style-name="ce34" office:value="20938" office:value-type="float">
            <text:p>20,938</text:p>
          </table:table-cell>
          <table:table-cell ns41:value-type="float" table:style-name="ce34" office:value="17439" office:value-type="float">
            <text:p>17,439</text:p>
          </table:table-cell>
          <table:table-cell ns41:value-type="float" table:style-name="ce45" office:value="38377" office:value-type="float">
            <text:p>38,37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9" office:value-type="float">
            <text:p>29</text:p>
          </table:table-cell>
          <table:table-cell table:style-name="ce33"/>
          <table:table-cell ns41:value-type="float" table:style-name="ce33" office:value="30" office:value-type="float">
            <text:p>30</text:p>
          </table:table-cell>
          <table:table-cell table:style-name="ce33"/>
          <table:table-cell ns41:value-type="float" table:style-name="ce44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21" office:value-type="float">
            <text:p>21</text:p>
          </table:table-cell>
          <table:table-cell table:style-name="ce33"/>
          <table:table-cell ns41:value-type="float" table:style-name="ce33" office:value="643" office:value-type="float">
            <text:p>643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667" office:value-type="float">
            <text:p>667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44" office:value="676" office:value-type="float">
            <text:p>6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76" office:value-type="float">
            <text:p>17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79" office:value-type="float">
            <text:p>179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81" office:value-type="float">
            <text:p>18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64" office:value-type="float">
            <text:p>64</text:p>
          </table:table-cell>
          <table:table-cell table:style-name="ce33"/>
          <table:table-cell ns41:value-type="float" table:style-name="ce33" office:value="694" office:value-type="float">
            <text:p>694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762" office:value-type="float">
            <text:p>762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44" office:value="776" office:value-type="float">
            <text:p>7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03" office:value-type="float">
            <text:p>203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4" office:value="2595" office:value-type="float">
            <text:p>2,595</text:p>
          </table:table-cell>
          <table:table-cell ns41:value-type="float" table:style-name="ce33" office:value="562" office:value-type="float">
            <text:p>562</text:p>
          </table:table-cell>
          <table:table-cell ns41:value-type="float" table:style-name="ce34" office:value="2815" office:value-type="float">
            <text:p>2,815</text:p>
          </table:table-cell>
          <table:table-cell ns41:value-type="float" table:style-name="ce33" office:value="621" office:value-type="float">
            <text:p>621</text:p>
          </table:table-cell>
          <table:table-cell ns41:value-type="float" table:style-name="ce45" office:value="3436" office:value-type="float">
            <text:p>3,43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4" office:value-type="float">
            <text:p>6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4" office:value-type="float">
            <text:p>6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24" office:value-type="float">
            <text:p>24</text:p>
          </table:table-cell>
          <table:table-cell table:style-name="ce33"/>
          <table:table-cell ns41:value-type="float" table:style-name="ce33" office:value="27" office:value-type="float">
            <text:p>27</text:p>
          </table:table-cell>
          <table:table-cell table:style-name="ce33"/>
          <table:table-cell ns41:value-type="float" table:style-name="ce44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6" office:value-type="float">
            <text:p>26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44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1" office:value-type="float">
            <text:p>5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6" office:value-type="float">
            <text:p>26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44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6" office:value-type="float">
            <text:p>1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78" office:value-type="float">
            <text:p>278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295" office:value-type="float">
            <text:p>295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44" office:value="316" office:value-type="float">
            <text:p>3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99" office:value-type="float">
            <text:p>9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0" office:value-type="float">
            <text:p>80</text:p>
          </table:table-cell>
          <table:table-cell table:style-name="ce33"/>
          <table:table-cell ns41:value-type="float" table:style-name="ce33" office:value="80" office:value-type="float">
            <text:p>80</text:p>
          </table:table-cell>
          <table:table-cell table:style-name="ce33"/>
          <table:table-cell ns41:value-type="float" table:style-name="ce44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5" office:value-type="float">
            <text:p>25</text:p>
          </table:table-cell>
          <table:table-cell table:style-name="ce33"/>
          <table:table-cell ns41:value-type="float" table:style-name="ce33" office:value="26" office:value-type="float">
            <text:p>26</text:p>
          </table:table-cell>
          <table:table-cell table:style-name="ce33"/>
          <table:table-cell ns41:value-type="float" table:style-name="ce44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4" office:value-type="float">
            <text:p>14</text:p>
          </table:table-cell>
          <table:table-cell table:style-name="ce33"/>
          <table:table-cell ns41:value-type="float" table:style-name="ce33" office:value="15" office:value-type="float">
            <text:p>15</text:p>
          </table:table-cell>
          <table:table-cell table:style-name="ce33"/>
          <table:table-cell ns41:value-type="float" table:style-name="ce44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49" office:value-type="float">
            <text:p>49</text:p>
          </table:table-cell>
          <table:table-cell table:style-name="ce33"/>
          <table:table-cell ns41:value-type="float" table:style-name="ce33" office:value="119" office:value-type="float">
            <text:p>119</text:p>
          </table:table-cell>
          <table:table-cell table:style-name="ce33"/>
          <table:table-cell ns41:value-type="float" table:style-name="ce33" office:value="169" office:value-type="float">
            <text:p>169</text:p>
          </table:table-cell>
          <table:table-cell table:style-name="ce33"/>
          <table:table-cell ns41:value-type="float" table:style-name="ce44" office:value="169" office:value-type="float">
            <text:p>1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table:style-name="ce33" office:value="64" office:value-type="float">
            <text:p>64</text:p>
          </table:table-cell>
          <table:table-cell table:style-name="ce33"/>
          <table:table-cell ns41:value-type="float" table:style-name="ce33" office:value="65" office:value-type="float">
            <text:p>65</text:p>
          </table:table-cell>
          <table:table-cell table:style-name="ce33"/>
          <table:table-cell ns41:value-type="float" table:style-name="ce44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4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0" office:value-type="float">
            <text:p>10</text:p>
          </table:table-cell>
          <table:table-cell table:style-name="ce33"/>
          <table:table-cell ns41:value-type="float" table:style-name="ce33" office:value="159" office:value-type="float">
            <text:p>15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70" office:value-type="float">
            <text:p>17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table:style-name="ce33"/>
          <table:table-cell ns41:value-type="float" table:style-name="ce33" office:value="8" office:value-type="float">
            <text:p>8</text:p>
          </table:table-cell>
          <table:table-cell table:style-name="ce33"/>
          <table:table-cell ns41:value-type="float" table:style-name="ce33" office:value="59" office:value-type="float">
            <text:p>59</text:p>
          </table:table-cell>
          <table:table-cell table:style-name="ce33"/>
          <table:table-cell ns41:value-type="float" table:style-name="ce33" office:value="104" office:value-type="float">
            <text:p>10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75" office:value-type="float">
            <text:p>17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77" office:value-type="float">
            <text:p>17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7" office:value-type="float">
            <text:p>1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4" office:value="1318" office:value-type="float">
            <text:p>1,318</text:p>
          </table:table-cell>
          <table:table-cell ns41:value-type="float" table:style-name="ce33" office:value="185" office:value-type="float">
            <text:p>185</text:p>
          </table:table-cell>
          <table:table-cell ns41:value-type="float" table:style-name="ce34" office:value="1335" office:value-type="float">
            <text:p>1,335</text:p>
          </table:table-cell>
          <table:table-cell ns41:value-type="float" table:style-name="ce33" office:value="188" office:value-type="float">
            <text:p>188</text:p>
          </table:table-cell>
          <table:table-cell ns41:value-type="float" table:style-name="ce45" office:value="1523" office:value-type="float">
            <text:p>1,5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table:style-name="ce33"/>
          <table:table-cell ns41:value-type="float" table:style-name="ce44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table:style-name="ce33" table:number-columns-repeated="3"/>
          <table:table-cell ns41:value-type="float" table:style-name="ce33" office:value="122" office:value-type="float">
            <text:p>122</text:p>
          </table:table-cell>
          <table:table-cell table:style-name="ce33"/>
          <table:table-cell ns41:value-type="float" table:style-name="ce34" office:value="3494" office:value-type="float">
            <text:p>3,49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4" office:value="3618" office:value-type="float">
            <text:p>3,618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5" office:value="3621" office:value-type="float">
            <text:p>3,6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1" office:value-type="float">
            <text:p>1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63" office:value-type="float">
            <text:p>16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63" office:value-type="float">
            <text:p>16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4" office:value="169" office:value-type="float">
            <text:p>1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11" office:value-type="float">
            <text:p>11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26" office:value-type="float">
            <text:p>12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0" office:value-type="float">
            <text:p>4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4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82" office:value-type="float">
            <text:p>82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44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2" office:value-type="float">
            <text:p>12</text:p>
          </table:table-cell>
          <table:table-cell table:style-name="ce33"/>
          <table:table-cell ns41:value-type="float" table:style-name="ce33" office:value="182" office:value-type="float">
            <text:p>182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94" office:value-type="float">
            <text:p>194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4" office:value="195" office:value-type="float">
            <text:p>19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6" office:value-type="float">
            <text:p>66</text:p>
          </table:table-cell>
          <table:table-cell table:style-name="ce33"/>
          <table:table-cell ns41:value-type="float" table:style-name="ce33" office:value="66" office:value-type="float">
            <text:p>66</text:p>
          </table:table-cell>
          <table:table-cell table:style-name="ce33"/>
          <table:table-cell ns41:value-type="float" table:style-name="ce44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6"/>
          <table:table-cell table:style-name="ce33" table:number-columns-repeated="6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44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6"/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20" office:value-type="float">
            <text:p>20</text:p>
          </table:table-cell>
          <table:table-cell table:style-name="ce33"/>
          <table:table-cell ns41:value-type="float" table:style-name="ce33" office:value="486" office:value-type="float">
            <text:p>48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511" office:value-type="float">
            <text:p>51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513" office:value-type="float">
            <text:p>5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7" office:value-type="float">
            <text:p>7</text:p>
          </table:table-cell>
          <table:table-cell table:style-name="ce33"/>
          <table:table-cell ns41:value-type="float" table:style-name="ce33" office:value="661" office:value-type="float">
            <text:p>66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668" office:value-type="float">
            <text:p>668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4" office:value="675" office:value-type="float">
            <text:p>67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table:style-name="ce33"/>
          <table:table-cell ns41:value-type="float" table:style-name="ce44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7" office:value-type="float">
            <text:p>1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4" office:value="1316" office:value-type="float">
            <text:p>1,316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4" office:value="1333" office:value-type="float">
            <text:p>1,333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45" office:value="1350" office:value-type="float">
            <text:p>1,3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57" office:value-type="float">
            <text:p>57</text:p>
          </table:table-cell>
          <table:table-cell table:style-name="ce33"/>
          <table:table-cell ns41:value-type="float" table:style-name="ce33" office:value="57" office:value-type="float">
            <text:p>57</text:p>
          </table:table-cell>
          <table:table-cell table:style-name="ce33"/>
          <table:table-cell ns41:value-type="float" table:style-name="ce44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4" office:value-type="float">
            <text:p>64</text:p>
          </table:table-cell>
          <table:table-cell table:style-name="ce33"/>
          <table:table-cell ns41:value-type="float" table:style-name="ce33" office:value="64" office:value-type="float">
            <text:p>64</text:p>
          </table:table-cell>
          <table:table-cell table:style-name="ce33"/>
          <table:table-cell ns41:value-type="float" table:style-name="ce44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6"/>
          <table:table-cell table:style-name="ce33" table:number-columns-repeated="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25" office:value-type="float">
            <text:p>25</text:p>
          </table:table-cell>
          <table:table-cell table:style-name="ce33"/>
          <table:table-cell ns41:value-type="float" table:style-name="ce33" office:value="26" office:value-type="float">
            <text:p>26</text:p>
          </table:table-cell>
          <table:table-cell table:style-name="ce33"/>
          <table:table-cell ns41:value-type="float" table:style-name="ce44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74" office:value-type="float">
            <text:p>7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74" office:value-type="float">
            <text:p>7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44" office:value="78" office:value-type="float">
            <text:p>7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33" office:value="13" office:value-type="float">
            <text:p>13</text:p>
          </table:table-cell>
          <table:table-cell table:style-name="ce33"/>
          <table:table-cell ns41:value-type="float" table:style-name="ce44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30" office:value-type="float">
            <text:p>13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30" office:value-type="float">
            <text:p>13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33" office:value="1" office:value-type="float">
            <text:p>1</text:p>
          </table:table-cell>
          <table:table-cell table:style-name="ce33"/>
          <table:table-cell ns41:value-type="float" table:style-name="ce44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33" office:value="4" office:value-type="float">
            <text:p>4</text:p>
          </table:table-cell>
          <table:table-cell table:style-name="ce33"/>
          <table:table-cell ns41:value-type="float" table:style-name="ce44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0" office:value-type="float">
            <text:p>2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4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33" office:value="2" office:value-type="float">
            <text:p>2</text:p>
          </table:table-cell>
          <table:table-cell table:style-name="ce33"/>
          <table:table-cell ns41:value-type="float" table:style-name="ce44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33" office:value="3" office:value-type="float">
            <text:p>3</text:p>
          </table:table-cell>
          <table:table-cell table:style-name="ce33"/>
          <table:table-cell ns41:value-type="float" table:style-name="ce44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6"/>
          <table:table-cell table:style-name="ce33" table:number-columns-repeated="5"/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44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7" office:value="31341" office:value-type="float">
            <text:p>31,341</text:p>
          </table:table-cell>
          <table:table-cell ns41:value-type="float" table:style-name="ce34" office:value="31720" office:value-type="float">
            <text:p>31,720</text:p>
          </table:table-cell>
          <table:table-cell ns41:value-type="float" table:style-name="ce34" office:value="3297" office:value-type="float">
            <text:p>3,297</text:p>
          </table:table-cell>
          <table:table-cell ns41:value-type="float" table:style-name="ce34" office:value="3879" office:value-type="float">
            <text:p>3,879</text:p>
          </table:table-cell>
          <table:table-cell ns41:value-type="float" table:style-name="ce34" office:value="6890" office:value-type="float">
            <text:p>6,890</text:p>
          </table:table-cell>
          <table:table-cell ns41:value-type="float" table:style-name="ce34" office:value="9532" office:value-type="float">
            <text:p>9,532</text:p>
          </table:table-cell>
          <table:table-cell ns41:value-type="float" table:style-name="ce34" office:value="11476" office:value-type="float">
            <text:p>11,476</text:p>
          </table:table-cell>
          <table:table-cell ns41:value-type="float" table:style-name="ce34" office:value="80895" office:value-type="float">
            <text:p>80,895</text:p>
          </table:table-cell>
          <table:table-cell ns41:value-type="string" table:style-name="ce33" office:value-type="string">
            <text:p>53.008/1</text:p>
          </table:table-cell>
          <table:table-cell ns41:value-type="string" table:style-name="ce33" office:value-type="string">
            <text:p>126.059/2</text:p>
          </table:table-cell>
          <table:table-cell ns41:value-type="float" table:style-name="ce45" office:value="179067" office:value-type="float">
            <text:p>179,06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1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28" office:value="42676" office:value-type="float">
            <text:p>42,676</text:p>
          </table:table-cell>
          <table:table-cell ns41:value-type="float" table:style-name="ce35" office:value="41614" office:value-type="float">
            <text:p>41,614</text:p>
          </table:table-cell>
          <table:table-cell ns41:value-type="float" table:style-name="ce35" office:value="8479" office:value-type="float">
            <text:p>8,479</text:p>
          </table:table-cell>
          <table:table-cell ns41:value-type="float" table:style-name="ce35" office:value="8204" office:value-type="float">
            <text:p>8,204</text:p>
          </table:table-cell>
          <table:table-cell ns41:value-type="float" table:style-name="ce35" office:value="16247" office:value-type="float">
            <text:p>16,247</text:p>
          </table:table-cell>
          <table:table-cell ns41:value-type="float" table:style-name="ce35" office:value="15465" office:value-type="float">
            <text:p>15,465</text:p>
          </table:table-cell>
          <table:table-cell ns41:value-type="float" table:style-name="ce35" office:value="118602" office:value-type="float">
            <text:p>118,602</text:p>
          </table:table-cell>
          <table:table-cell ns41:value-type="float" table:style-name="ce35" office:value="119386" office:value-type="float">
            <text:p>119,386</text:p>
          </table:table-cell>
          <table:table-cell ns41:value-type="string" table:style-name="ce39" office:value-type="string">
            <text:p>186.01</text:p>
          </table:table-cell>
          <table:table-cell ns41:value-type="float" table:style-name="ce35" office:value="184706" office:value-type="float">
            <text:p>184,706</text:p>
          </table:table-cell>
          <table:table-cell ns41:value-type="float" table:style-name="ce46" office:value="370716" office:value-type="float">
            <text:p>370,7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9" office:value-type="string">
            <text:p>1. De knechts en leerlingen zijn onder de beroepen begrepen.</text:p>
          </table:table-cell>
          <table:table-cell table:style-name="ce10" table:number-columns-repeated="12"/>
          <table:table-cell table:style-name="ce47"/>
          <table:table-cell table:number-columns-repeated="1010"/>
        </table:table-row>
        <table:table-row table:style-name="ro4" table:number-rows-repeated="10470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10" table:default-cell-style-name="Default" table:number-columns-repeated="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 table:number-columns-repeated="3"/>
        <table:table-column table:style-name="co10" table:default-cell-style-name="Default" table:number-columns-repeated="1016"/>
        <table:table-row table:style-name="ro4">
          <table:table-cell table:style-name="ce60"/>
          <table:table-cell table:style-name="Default"/>
          <table:table-cell table:style-name="ce6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61" table:number-columns-repeated="3"/>
          <table:table-cell table:number-columns-repeated="1021"/>
        </table:table-row>
        <table:table-row table:style-name="ro4">
          <table:table-cell ns41:value-type="string" table:style-name="ce65" office:value-type="string">
            <text:p>Editregel</text:p>
          </table:table-cell>
          <table:table-cell ns41:value-type="string" table:style-name="ce65" office:value-type="string">
            <text:p>Deel telling</text:p>
          </table:table-cell>
          <table:table-cell ns41:value-type="string" table:style-name="ce65" office:value-type="string">
            <text:p>Rolnummer</text:p>
          </table:table-cell>
          <table:table-cell ns41:value-type="string" table:style-name="ce65" office:value-type="string">
            <text:p>Noten in de bron</text:p>
          </table:table-cell>
          <table:table-cell table:number-columns-repeated="1020"/>
        </table:table-row>
        <table:table-row table:style-name="ro4">
          <table:table-cell table:style-name="ce62" table:number-columns-repeated="5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ce63" office:value="22449" office:value-type="float">
            <text:p>224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01" office:value-type="float">
            <text:p>380468005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50" office:value-type="float">
            <text:p>224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02" office:value-type="float">
            <text:p>380468005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51" office:value-type="float">
            <text:p>224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03" office:value-type="float">
            <text:p>380468005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52" office:value-type="float">
            <text:p>224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04" office:value-type="float">
            <text:p>380468005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53" office:value-type="float">
            <text:p>224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05" office:value-type="float">
            <text:p>380468005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54" office:value-type="float">
            <text:p>224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06" office:value-type="float">
            <text:p>380468005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55" office:value-type="float">
            <text:p>224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07" office:value-type="float">
            <text:p>380468005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56" office:value-type="float">
            <text:p>224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08" office:value-type="float">
            <text:p>380468005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57" office:value-type="float">
            <text:p>224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09" office:value-type="float">
            <text:p>380468005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58" office:value-type="float">
            <text:p>224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10" office:value-type="float">
            <text:p>380468005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59" office:value-type="float">
            <text:p>224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11" office:value-type="float">
            <text:p>380468005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60" office:value-type="float">
            <text:p>224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12" office:value-type="float">
            <text:p>380468005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61" office:value-type="float">
            <text:p>224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13" office:value-type="float">
            <text:p>380468005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62" office:value-type="float">
            <text:p>224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14" office:value-type="float">
            <text:p>380468005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63" office:value-type="float">
            <text:p>224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15" office:value-type="float">
            <text:p>380468005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64" office:value-type="float">
            <text:p>224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16" office:value-type="float">
            <text:p>380468005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65" office:value-type="float">
            <text:p>224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17" office:value-type="float">
            <text:p>380468005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66" office:value-type="float">
            <text:p>224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18" office:value-type="float">
            <text:p>380468005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67" office:value-type="float">
            <text:p>224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19" office:value-type="float">
            <text:p>380468005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68" office:value-type="float">
            <text:p>224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20" office:value-type="float">
            <text:p>380468005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69" office:value-type="float">
            <text:p>224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21" office:value-type="float">
            <text:p>380468005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70" office:value-type="float">
            <text:p>224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22" office:value-type="float">
            <text:p>380468005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71" office:value-type="float">
            <text:p>224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23" office:value-type="float">
            <text:p>380468005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72" office:value-type="float">
            <text:p>224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24" office:value-type="float">
            <text:p>380468005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73" office:value-type="float">
            <text:p>224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25" office:value-type="float">
            <text:p>380468005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74" office:value-type="float">
            <text:p>224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26" office:value-type="float">
            <text:p>380468005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75" office:value-type="float">
            <text:p>224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27" office:value-type="float">
            <text:p>380468005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76" office:value-type="float">
            <text:p>224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28" office:value-type="float">
            <text:p>380468005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77" office:value-type="float">
            <text:p>224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29" office:value-type="float">
            <text:p>380468005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78" office:value-type="float">
            <text:p>224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30" office:value-type="float">
            <text:p>380468005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79" office:value-type="float">
            <text:p>224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31" office:value-type="float">
            <text:p>380468005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80" office:value-type="float">
            <text:p>224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32" office:value-type="float">
            <text:p>380468005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81" office:value-type="float">
            <text:p>224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33" office:value-type="float">
            <text:p>380468005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82" office:value-type="float">
            <text:p>224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34" office:value-type="float">
            <text:p>380468005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83" office:value-type="float">
            <text:p>224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35" office:value-type="float">
            <text:p>380468005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84" office:value-type="float">
            <text:p>224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36" office:value-type="float">
            <text:p>380468005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85" office:value-type="float">
            <text:p>224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37" office:value-type="float">
            <text:p>380468005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86" office:value-type="float">
            <text:p>224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38" office:value-type="float">
            <text:p>380468005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87" office:value-type="float">
            <text:p>224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39" office:value-type="float">
            <text:p>380468005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88" office:value-type="float">
            <text:p>224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40" office:value-type="float">
            <text:p>380468005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89" office:value-type="float">
            <text:p>224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41" office:value-type="float">
            <text:p>380468005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90" office:value-type="float">
            <text:p>224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42" office:value-type="float">
            <text:p>380468005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91" office:value-type="float">
            <text:p>224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43" office:value-type="float">
            <text:p>380468005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92" office:value-type="float">
            <text:p>224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44" office:value-type="float">
            <text:p>380468005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93" office:value-type="float">
            <text:p>224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45" office:value-type="float">
            <text:p>380468005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94" office:value-type="float">
            <text:p>224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46" office:value-type="float">
            <text:p>380468005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95" office:value-type="float">
            <text:p>224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47" office:value-type="float">
            <text:p>380468005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96" office:value-type="float">
            <text:p>224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48" office:value-type="float">
            <text:p>380468005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97" office:value-type="float">
            <text:p>224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49" office:value-type="float">
            <text:p>380468005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98" office:value-type="float">
            <text:p>224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50" office:value-type="float">
            <text:p>380468005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499" office:value-type="float">
            <text:p>224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51" office:value-type="float">
            <text:p>380468005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00" office:value-type="float">
            <text:p>225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52" office:value-type="float">
            <text:p>380468005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01" office:value-type="float">
            <text:p>225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601053" office:value-type="float">
            <text:p>380468005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02" office:value-type="float">
            <text:p>225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01" office:value-type="float">
            <text:p>380468005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03" office:value-type="float">
            <text:p>225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02" office:value-type="float">
            <text:p>380468005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04" office:value-type="float">
            <text:p>225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03" office:value-type="float">
            <text:p>380468005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05" office:value-type="float">
            <text:p>225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04" office:value-type="float">
            <text:p>380468005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06" office:value-type="float">
            <text:p>225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05" office:value-type="float">
            <text:p>380468005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07" office:value-type="float">
            <text:p>225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06" office:value-type="float">
            <text:p>380468005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08" office:value-type="float">
            <text:p>225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07" office:value-type="float">
            <text:p>380468005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09" office:value-type="float">
            <text:p>225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08" office:value-type="float">
            <text:p>380468005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10" office:value-type="float">
            <text:p>225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09" office:value-type="float">
            <text:p>380468005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11" office:value-type="float">
            <text:p>225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10" office:value-type="float">
            <text:p>380468005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12" office:value-type="float">
            <text:p>225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11" office:value-type="float">
            <text:p>380468005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13" office:value-type="float">
            <text:p>225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12" office:value-type="float">
            <text:p>380468005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14" office:value-type="float">
            <text:p>225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13" office:value-type="float">
            <text:p>380468005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15" office:value-type="float">
            <text:p>225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14" office:value-type="float">
            <text:p>380468005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16" office:value-type="float">
            <text:p>225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15" office:value-type="float">
            <text:p>380468005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17" office:value-type="float">
            <text:p>225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16" office:value-type="float">
            <text:p>380468005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18" office:value-type="float">
            <text:p>225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17" office:value-type="float">
            <text:p>380468005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19" office:value-type="float">
            <text:p>225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18" office:value-type="float">
            <text:p>380468005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20" office:value-type="float">
            <text:p>225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19" office:value-type="float">
            <text:p>380468005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21" office:value-type="float">
            <text:p>225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20" office:value-type="float">
            <text:p>380468005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22" office:value-type="float">
            <text:p>225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21" office:value-type="float">
            <text:p>380468005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23" office:value-type="float">
            <text:p>225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22" office:value-type="float">
            <text:p>380468005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24" office:value-type="float">
            <text:p>225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23" office:value-type="float">
            <text:p>380468005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25" office:value-type="float">
            <text:p>225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24" office:value-type="float">
            <text:p>380468005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26" office:value-type="float">
            <text:p>225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25" office:value-type="float">
            <text:p>380468005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27" office:value-type="float">
            <text:p>225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26" office:value-type="float">
            <text:p>380468005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28" office:value-type="float">
            <text:p>225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27" office:value-type="float">
            <text:p>380468005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29" office:value-type="float">
            <text:p>225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28" office:value-type="float">
            <text:p>380468005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30" office:value-type="float">
            <text:p>225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29" office:value-type="float">
            <text:p>380468005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31" office:value-type="float">
            <text:p>225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30" office:value-type="float">
            <text:p>380468005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32" office:value-type="float">
            <text:p>225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31" office:value-type="float">
            <text:p>380468005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33" office:value-type="float">
            <text:p>225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32" office:value-type="float">
            <text:p>380468005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34" office:value-type="float">
            <text:p>225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33" office:value-type="float">
            <text:p>380468005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35" office:value-type="float">
            <text:p>225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34" office:value-type="float">
            <text:p>380468005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36" office:value-type="float">
            <text:p>225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35" office:value-type="float">
            <text:p>380468005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37" office:value-type="float">
            <text:p>225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36" office:value-type="float">
            <text:p>380468005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38" office:value-type="float">
            <text:p>225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37" office:value-type="float">
            <text:p>380468005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39" office:value-type="float">
            <text:p>225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38" office:value-type="float">
            <text:p>380468005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40" office:value-type="float">
            <text:p>225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39" office:value-type="float">
            <text:p>380468005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41" office:value-type="float">
            <text:p>225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40" office:value-type="float">
            <text:p>380468005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42" office:value-type="float">
            <text:p>225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41" office:value-type="float">
            <text:p>380468005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43" office:value-type="float">
            <text:p>225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42" office:value-type="float">
            <text:p>380468005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44" office:value-type="float">
            <text:p>225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43" office:value-type="float">
            <text:p>380468005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45" office:value-type="float">
            <text:p>225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44" office:value-type="float">
            <text:p>380468005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46" office:value-type="float">
            <text:p>225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45" office:value-type="float">
            <text:p>380468005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47" office:value-type="float">
            <text:p>225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46" office:value-type="float">
            <text:p>380468005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48" office:value-type="float">
            <text:p>225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47" office:value-type="float">
            <text:p>380468005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49" office:value-type="float">
            <text:p>225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48" office:value-type="float">
            <text:p>380468005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50" office:value-type="float">
            <text:p>225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49" office:value-type="float">
            <text:p>380468005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51" office:value-type="float">
            <text:p>225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50" office:value-type="float">
            <text:p>380468005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52" office:value-type="float">
            <text:p>225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8005701051" office:value-type="float">
            <text:p>3804680057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53" office:value-type="float">
            <text:p>225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01" office:value-type="float">
            <text:p>380469005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54" office:value-type="float">
            <text:p>225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02" office:value-type="float">
            <text:p>380469005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55" office:value-type="float">
            <text:p>225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03" office:value-type="float">
            <text:p>380469005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56" office:value-type="float">
            <text:p>225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04" office:value-type="float">
            <text:p>380469005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57" office:value-type="float">
            <text:p>225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05" office:value-type="float">
            <text:p>380469005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58" office:value-type="float">
            <text:p>225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06" office:value-type="float">
            <text:p>380469005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59" office:value-type="float">
            <text:p>225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07" office:value-type="float">
            <text:p>380469005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60" office:value-type="float">
            <text:p>225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08" office:value-type="float">
            <text:p>380469005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61" office:value-type="float">
            <text:p>225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09" office:value-type="float">
            <text:p>380469005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62" office:value-type="float">
            <text:p>225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10" office:value-type="float">
            <text:p>380469005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63" office:value-type="float">
            <text:p>225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11" office:value-type="float">
            <text:p>380469005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64" office:value-type="float">
            <text:p>225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12" office:value-type="float">
            <text:p>380469005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65" office:value-type="float">
            <text:p>225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13" office:value-type="float">
            <text:p>380469005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66" office:value-type="float">
            <text:p>225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14" office:value-type="float">
            <text:p>380469005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67" office:value-type="float">
            <text:p>225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15" office:value-type="float">
            <text:p>380469005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68" office:value-type="float">
            <text:p>225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16" office:value-type="float">
            <text:p>380469005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69" office:value-type="float">
            <text:p>225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17" office:value-type="float">
            <text:p>380469005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70" office:value-type="float">
            <text:p>225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18" office:value-type="float">
            <text:p>380469005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71" office:value-type="float">
            <text:p>225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19" office:value-type="float">
            <text:p>380469005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72" office:value-type="float">
            <text:p>225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20" office:value-type="float">
            <text:p>380469005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73" office:value-type="float">
            <text:p>225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21" office:value-type="float">
            <text:p>380469005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74" office:value-type="float">
            <text:p>225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22" office:value-type="float">
            <text:p>380469005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75" office:value-type="float">
            <text:p>225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23" office:value-type="float">
            <text:p>380469005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76" office:value-type="float">
            <text:p>225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24" office:value-type="float">
            <text:p>380469005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77" office:value-type="float">
            <text:p>225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25" office:value-type="float">
            <text:p>380469005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78" office:value-type="float">
            <text:p>225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26" office:value-type="float">
            <text:p>380469005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79" office:value-type="float">
            <text:p>225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27" office:value-type="float">
            <text:p>380469005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80" office:value-type="float">
            <text:p>225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28" office:value-type="float">
            <text:p>380469005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81" office:value-type="float">
            <text:p>225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29" office:value-type="float">
            <text:p>380469005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82" office:value-type="float">
            <text:p>225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30" office:value-type="float">
            <text:p>380469005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83" office:value-type="float">
            <text:p>225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31" office:value-type="float">
            <text:p>380469005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84" office:value-type="float">
            <text:p>225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32" office:value-type="float">
            <text:p>380469005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85" office:value-type="float">
            <text:p>225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33" office:value-type="float">
            <text:p>380469005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86" office:value-type="float">
            <text:p>225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34" office:value-type="float">
            <text:p>380469005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87" office:value-type="float">
            <text:p>225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35" office:value-type="float">
            <text:p>380469005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88" office:value-type="float">
            <text:p>225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36" office:value-type="float">
            <text:p>380469005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89" office:value-type="float">
            <text:p>225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37" office:value-type="float">
            <text:p>380469005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90" office:value-type="float">
            <text:p>225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38" office:value-type="float">
            <text:p>380469005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91" office:value-type="float">
            <text:p>225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39" office:value-type="float">
            <text:p>380469005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92" office:value-type="float">
            <text:p>225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40" office:value-type="float">
            <text:p>380469005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93" office:value-type="float">
            <text:p>225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41" office:value-type="float">
            <text:p>380469005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94" office:value-type="float">
            <text:p>225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42" office:value-type="float">
            <text:p>380469005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95" office:value-type="float">
            <text:p>225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43" office:value-type="float">
            <text:p>380469005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96" office:value-type="float">
            <text:p>225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44" office:value-type="float">
            <text:p>380469005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97" office:value-type="float">
            <text:p>225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45" office:value-type="float">
            <text:p>380469005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98" office:value-type="float">
            <text:p>225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46" office:value-type="float">
            <text:p>380469005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599" office:value-type="float">
            <text:p>225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47" office:value-type="float">
            <text:p>380469005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00" office:value-type="float">
            <text:p>226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48" office:value-type="float">
            <text:p>380469005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01" office:value-type="float">
            <text:p>226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49" office:value-type="float">
            <text:p>380469005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02" office:value-type="float">
            <text:p>226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50" office:value-type="float">
            <text:p>380469005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03" office:value-type="float">
            <text:p>226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51" office:value-type="float">
            <text:p>380469005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04" office:value-type="float">
            <text:p>226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801052" office:value-type="float">
            <text:p>380469005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05" office:value-type="float">
            <text:p>226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01" office:value-type="float">
            <text:p>380469005901001</text:p>
          </table:table-cell>
          <table:table-cell ns41:value-type="string" table:style-name="TL Metadata" office:value-type="string">
            <text:p>3804690059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06" office:value-type="float">
            <text:p>226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02" office:value-type="float">
            <text:p>380469005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07" office:value-type="float">
            <text:p>226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03" office:value-type="float">
            <text:p>380469005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08" office:value-type="float">
            <text:p>226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04" office:value-type="float">
            <text:p>380469005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09" office:value-type="float">
            <text:p>226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05" office:value-type="float">
            <text:p>380469005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10" office:value-type="float">
            <text:p>226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06" office:value-type="float">
            <text:p>380469005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11" office:value-type="float">
            <text:p>226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07" office:value-type="float">
            <text:p>380469005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12" office:value-type="float">
            <text:p>226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08" office:value-type="float">
            <text:p>380469005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13" office:value-type="float">
            <text:p>226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09" office:value-type="float">
            <text:p>380469005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14" office:value-type="float">
            <text:p>226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10" office:value-type="float">
            <text:p>380469005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15" office:value-type="float">
            <text:p>226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11" office:value-type="float">
            <text:p>380469005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16" office:value-type="float">
            <text:p>226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12" office:value-type="float">
            <text:p>380469005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17" office:value-type="float">
            <text:p>226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13" office:value-type="float">
            <text:p>380469005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18" office:value-type="float">
            <text:p>226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14" office:value-type="float">
            <text:p>380469005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19" office:value-type="float">
            <text:p>226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15" office:value-type="float">
            <text:p>380469005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20" office:value-type="float">
            <text:p>226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16" office:value-type="float">
            <text:p>380469005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21" office:value-type="float">
            <text:p>226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17" office:value-type="float">
            <text:p>380469005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22" office:value-type="float">
            <text:p>226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18" office:value-type="float">
            <text:p>380469005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23" office:value-type="float">
            <text:p>226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19" office:value-type="float">
            <text:p>380469005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24" office:value-type="float">
            <text:p>226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20" office:value-type="float">
            <text:p>380469005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25" office:value-type="float">
            <text:p>226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21" office:value-type="float">
            <text:p>380469005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26" office:value-type="float">
            <text:p>226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22" office:value-type="float">
            <text:p>380469005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27" office:value-type="float">
            <text:p>226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23" office:value-type="float">
            <text:p>380469005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28" office:value-type="float">
            <text:p>226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25" office:value-type="float">
            <text:p>380469005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29" office:value-type="float">
            <text:p>226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26" office:value-type="float">
            <text:p>380469005901026</text:p>
          </table:table-cell>
          <table:table-cell ns41:value-type="string" table:style-name="TL Metadata" office:value-type="string">
            <text:p>3804690059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30" office:value-type="float">
            <text:p>226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27" office:value-type="float">
            <text:p>380469005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31" office:value-type="float">
            <text:p>226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28" office:value-type="float">
            <text:p>380469005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32" office:value-type="float">
            <text:p>226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29" office:value-type="float">
            <text:p>380469005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33" office:value-type="float">
            <text:p>226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30" office:value-type="float">
            <text:p>380469005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34" office:value-type="float">
            <text:p>226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31" office:value-type="float">
            <text:p>380469005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35" office:value-type="float">
            <text:p>226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32" office:value-type="float">
            <text:p>380469005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36" office:value-type="float">
            <text:p>226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33" office:value-type="float">
            <text:p>380469005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37" office:value-type="float">
            <text:p>226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34" office:value-type="float">
            <text:p>380469005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38" office:value-type="float">
            <text:p>226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35" office:value-type="float">
            <text:p>380469005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39" office:value-type="float">
            <text:p>226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36" office:value-type="float">
            <text:p>380469005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40" office:value-type="float">
            <text:p>226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37" office:value-type="float">
            <text:p>380469005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41" office:value-type="float">
            <text:p>226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38" office:value-type="float">
            <text:p>380469005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42" office:value-type="float">
            <text:p>226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39" office:value-type="float">
            <text:p>380469005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43" office:value-type="float">
            <text:p>226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40" office:value-type="float">
            <text:p>380469005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44" office:value-type="float">
            <text:p>226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41" office:value-type="float">
            <text:p>380469005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45" office:value-type="float">
            <text:p>226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42" office:value-type="float">
            <text:p>380469005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46" office:value-type="float">
            <text:p>226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43" office:value-type="float">
            <text:p>380469005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47" office:value-type="float">
            <text:p>226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44" office:value-type="float">
            <text:p>380469005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48" office:value-type="float">
            <text:p>226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45" office:value-type="float">
            <text:p>380469005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49" office:value-type="float">
            <text:p>226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46" office:value-type="float">
            <text:p>380469005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50" office:value-type="float">
            <text:p>226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47" office:value-type="float">
            <text:p>380469005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51" office:value-type="float">
            <text:p>226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48" office:value-type="float">
            <text:p>380469005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52" office:value-type="float">
            <text:p>226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49" office:value-type="float">
            <text:p>380469005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53" office:value-type="float">
            <text:p>226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69005901050" office:value-type="float">
            <text:p>380469005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54" office:value-type="float">
            <text:p>226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01" office:value-type="float">
            <text:p>380470006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55" office:value-type="float">
            <text:p>226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02" office:value-type="float">
            <text:p>380470006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56" office:value-type="float">
            <text:p>226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03" office:value-type="float">
            <text:p>380470006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57" office:value-type="float">
            <text:p>226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04" office:value-type="float">
            <text:p>380470006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58" office:value-type="float">
            <text:p>226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05" office:value-type="float">
            <text:p>380470006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59" office:value-type="float">
            <text:p>226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06" office:value-type="float">
            <text:p>380470006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60" office:value-type="float">
            <text:p>226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07" office:value-type="float">
            <text:p>380470006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61" office:value-type="float">
            <text:p>226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08" office:value-type="float">
            <text:p>380470006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62" office:value-type="float">
            <text:p>226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09" office:value-type="float">
            <text:p>380470006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63" office:value-type="float">
            <text:p>226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10" office:value-type="float">
            <text:p>380470006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64" office:value-type="float">
            <text:p>226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11" office:value-type="float">
            <text:p>380470006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65" office:value-type="float">
            <text:p>226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12" office:value-type="float">
            <text:p>380470006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66" office:value-type="float">
            <text:p>226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13" office:value-type="float">
            <text:p>380470006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67" office:value-type="float">
            <text:p>226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14" office:value-type="float">
            <text:p>380470006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68" office:value-type="float">
            <text:p>226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15" office:value-type="float">
            <text:p>380470006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69" office:value-type="float">
            <text:p>226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16" office:value-type="float">
            <text:p>380470006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70" office:value-type="float">
            <text:p>226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17" office:value-type="float">
            <text:p>380470006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71" office:value-type="float">
            <text:p>226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18" office:value-type="float">
            <text:p>380470006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72" office:value-type="float">
            <text:p>226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19" office:value-type="float">
            <text:p>380470006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73" office:value-type="float">
            <text:p>226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20" office:value-type="float">
            <text:p>380470006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74" office:value-type="float">
            <text:p>226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21" office:value-type="float">
            <text:p>380470006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75" office:value-type="float">
            <text:p>226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22" office:value-type="float">
            <text:p>380470006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76" office:value-type="float">
            <text:p>226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23" office:value-type="float">
            <text:p>380470006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77" office:value-type="float">
            <text:p>226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24" office:value-type="float">
            <text:p>380470006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78" office:value-type="float">
            <text:p>226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25" office:value-type="float">
            <text:p>380470006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79" office:value-type="float">
            <text:p>226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26" office:value-type="float">
            <text:p>380470006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80" office:value-type="float">
            <text:p>226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27" office:value-type="float">
            <text:p>380470006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81" office:value-type="float">
            <text:p>226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28" office:value-type="float">
            <text:p>380470006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82" office:value-type="float">
            <text:p>226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29" office:value-type="float">
            <text:p>380470006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83" office:value-type="float">
            <text:p>226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30" office:value-type="float">
            <text:p>380470006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84" office:value-type="float">
            <text:p>226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31" office:value-type="float">
            <text:p>380470006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85" office:value-type="float">
            <text:p>226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32" office:value-type="float">
            <text:p>380470006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86" office:value-type="float">
            <text:p>226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33" office:value-type="float">
            <text:p>380470006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87" office:value-type="float">
            <text:p>226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34" office:value-type="float">
            <text:p>380470006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88" office:value-type="float">
            <text:p>226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35" office:value-type="float">
            <text:p>380470006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89" office:value-type="float">
            <text:p>226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36" office:value-type="float">
            <text:p>380470006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90" office:value-type="float">
            <text:p>226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37" office:value-type="float">
            <text:p>380470006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91" office:value-type="float">
            <text:p>226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38" office:value-type="float">
            <text:p>380470006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92" office:value-type="float">
            <text:p>226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39" office:value-type="float">
            <text:p>380470006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93" office:value-type="float">
            <text:p>226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40" office:value-type="float">
            <text:p>380470006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94" office:value-type="float">
            <text:p>226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41" office:value-type="float">
            <text:p>380470006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95" office:value-type="float">
            <text:p>226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42" office:value-type="float">
            <text:p>380470006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96" office:value-type="float">
            <text:p>226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43" office:value-type="float">
            <text:p>380470006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97" office:value-type="float">
            <text:p>226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44" office:value-type="float">
            <text:p>380470006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98" office:value-type="float">
            <text:p>226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45" office:value-type="float">
            <text:p>380470006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699" office:value-type="float">
            <text:p>226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46" office:value-type="float">
            <text:p>380470006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00" office:value-type="float">
            <text:p>227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47" office:value-type="float">
            <text:p>380470006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01" office:value-type="float">
            <text:p>227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48" office:value-type="float">
            <text:p>380470006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02" office:value-type="float">
            <text:p>227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49" office:value-type="float">
            <text:p>380470006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03" office:value-type="float">
            <text:p>227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50" office:value-type="float">
            <text:p>380470006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04" office:value-type="float">
            <text:p>227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51" office:value-type="float">
            <text:p>380470006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05" office:value-type="float">
            <text:p>227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001052" office:value-type="float">
            <text:p>380470006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06" office:value-type="float">
            <text:p>227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01" office:value-type="float">
            <text:p>380470006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07" office:value-type="float">
            <text:p>227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02" office:value-type="float">
            <text:p>380470006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08" office:value-type="float">
            <text:p>227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03" office:value-type="float">
            <text:p>380470006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09" office:value-type="float">
            <text:p>227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04" office:value-type="float">
            <text:p>380470006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10" office:value-type="float">
            <text:p>227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05" office:value-type="float">
            <text:p>380470006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11" office:value-type="float">
            <text:p>227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06" office:value-type="float">
            <text:p>380470006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12" office:value-type="float">
            <text:p>227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07" office:value-type="float">
            <text:p>380470006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13" office:value-type="float">
            <text:p>227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08" office:value-type="float">
            <text:p>380470006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14" office:value-type="float">
            <text:p>227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09" office:value-type="float">
            <text:p>380470006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15" office:value-type="float">
            <text:p>227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10" office:value-type="float">
            <text:p>380470006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16" office:value-type="float">
            <text:p>227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11" office:value-type="float">
            <text:p>380470006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17" office:value-type="float">
            <text:p>227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12" office:value-type="float">
            <text:p>380470006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18" office:value-type="float">
            <text:p>227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13" office:value-type="float">
            <text:p>380470006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19" office:value-type="float">
            <text:p>227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14" office:value-type="float">
            <text:p>380470006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20" office:value-type="float">
            <text:p>227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15" office:value-type="float">
            <text:p>380470006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21" office:value-type="float">
            <text:p>227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16" office:value-type="float">
            <text:p>380470006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22" office:value-type="float">
            <text:p>227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17" office:value-type="float">
            <text:p>380470006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23" office:value-type="float">
            <text:p>227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18" office:value-type="float">
            <text:p>380470006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24" office:value-type="float">
            <text:p>227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19" office:value-type="float">
            <text:p>380470006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25" office:value-type="float">
            <text:p>227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20" office:value-type="float">
            <text:p>380470006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26" office:value-type="float">
            <text:p>227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21" office:value-type="float">
            <text:p>380470006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27" office:value-type="float">
            <text:p>227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22" office:value-type="float">
            <text:p>380470006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28" office:value-type="float">
            <text:p>227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23" office:value-type="float">
            <text:p>380470006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29" office:value-type="float">
            <text:p>227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24" office:value-type="float">
            <text:p>380470006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30" office:value-type="float">
            <text:p>227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25" office:value-type="float">
            <text:p>380470006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31" office:value-type="float">
            <text:p>227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26" office:value-type="float">
            <text:p>380470006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32" office:value-type="float">
            <text:p>227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27" office:value-type="float">
            <text:p>380470006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33" office:value-type="float">
            <text:p>227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28" office:value-type="float">
            <text:p>380470006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34" office:value-type="float">
            <text:p>227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29" office:value-type="float">
            <text:p>380470006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35" office:value-type="float">
            <text:p>227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30" office:value-type="float">
            <text:p>380470006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36" office:value-type="float">
            <text:p>227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31" office:value-type="float">
            <text:p>380470006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37" office:value-type="float">
            <text:p>227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32" office:value-type="float">
            <text:p>380470006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38" office:value-type="float">
            <text:p>227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33" office:value-type="float">
            <text:p>380470006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39" office:value-type="float">
            <text:p>227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34" office:value-type="float">
            <text:p>380470006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40" office:value-type="float">
            <text:p>227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35" office:value-type="float">
            <text:p>380470006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41" office:value-type="float">
            <text:p>227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36" office:value-type="float">
            <text:p>380470006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42" office:value-type="float">
            <text:p>227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37" office:value-type="float">
            <text:p>380470006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43" office:value-type="float">
            <text:p>227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0006101038" office:value-type="float">
            <text:p>380470006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44" office:value-type="float">
            <text:p>227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01" office:value-type="float">
            <text:p>380471006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45" office:value-type="float">
            <text:p>227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02" office:value-type="float">
            <text:p>380471006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46" office:value-type="float">
            <text:p>227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03" office:value-type="float">
            <text:p>380471006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47" office:value-type="float">
            <text:p>227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04" office:value-type="float">
            <text:p>380471006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48" office:value-type="float">
            <text:p>227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05" office:value-type="float">
            <text:p>380471006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49" office:value-type="float">
            <text:p>227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06" office:value-type="float">
            <text:p>380471006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50" office:value-type="float">
            <text:p>227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07" office:value-type="float">
            <text:p>380471006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51" office:value-type="float">
            <text:p>227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08" office:value-type="float">
            <text:p>380471006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52" office:value-type="float">
            <text:p>227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09" office:value-type="float">
            <text:p>380471006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53" office:value-type="float">
            <text:p>227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10" office:value-type="float">
            <text:p>380471006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54" office:value-type="float">
            <text:p>227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11" office:value-type="float">
            <text:p>380471006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55" office:value-type="float">
            <text:p>227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12" office:value-type="float">
            <text:p>380471006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56" office:value-type="float">
            <text:p>227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13" office:value-type="float">
            <text:p>380471006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57" office:value-type="float">
            <text:p>227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14" office:value-type="float">
            <text:p>380471006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58" office:value-type="float">
            <text:p>227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15" office:value-type="float">
            <text:p>380471006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59" office:value-type="float">
            <text:p>227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16" office:value-type="float">
            <text:p>380471006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60" office:value-type="float">
            <text:p>227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17" office:value-type="float">
            <text:p>380471006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61" office:value-type="float">
            <text:p>227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18" office:value-type="float">
            <text:p>380471006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62" office:value-type="float">
            <text:p>227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19" office:value-type="float">
            <text:p>380471006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63" office:value-type="float">
            <text:p>227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20" office:value-type="float">
            <text:p>380471006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64" office:value-type="float">
            <text:p>227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21" office:value-type="float">
            <text:p>380471006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65" office:value-type="float">
            <text:p>227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22" office:value-type="float">
            <text:p>380471006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66" office:value-type="float">
            <text:p>227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23" office:value-type="float">
            <text:p>380471006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67" office:value-type="float">
            <text:p>227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24" office:value-type="float">
            <text:p>380471006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68" office:value-type="float">
            <text:p>227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25" office:value-type="float">
            <text:p>380471006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69" office:value-type="float">
            <text:p>227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26" office:value-type="float">
            <text:p>380471006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70" office:value-type="float">
            <text:p>227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27" office:value-type="float">
            <text:p>380471006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71" office:value-type="float">
            <text:p>227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28" office:value-type="float">
            <text:p>380471006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72" office:value-type="float">
            <text:p>227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29" office:value-type="float">
            <text:p>380471006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73" office:value-type="float">
            <text:p>227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30" office:value-type="float">
            <text:p>380471006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74" office:value-type="float">
            <text:p>227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31" office:value-type="float">
            <text:p>380471006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75" office:value-type="float">
            <text:p>227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32" office:value-type="float">
            <text:p>380471006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76" office:value-type="float">
            <text:p>227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33" office:value-type="float">
            <text:p>380471006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77" office:value-type="float">
            <text:p>227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34" office:value-type="float">
            <text:p>380471006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78" office:value-type="float">
            <text:p>227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35" office:value-type="float">
            <text:p>380471006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79" office:value-type="float">
            <text:p>227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36" office:value-type="float">
            <text:p>380471006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80" office:value-type="float">
            <text:p>227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37" office:value-type="float">
            <text:p>380471006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81" office:value-type="float">
            <text:p>227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38" office:value-type="float">
            <text:p>380471006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82" office:value-type="float">
            <text:p>227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39" office:value-type="float">
            <text:p>380471006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83" office:value-type="float">
            <text:p>227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40" office:value-type="float">
            <text:p>380471006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84" office:value-type="float">
            <text:p>227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41" office:value-type="float">
            <text:p>380471006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85" office:value-type="float">
            <text:p>227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42" office:value-type="float">
            <text:p>380471006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86" office:value-type="float">
            <text:p>227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43" office:value-type="float">
            <text:p>380471006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87" office:value-type="float">
            <text:p>227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44" office:value-type="float">
            <text:p>380471006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88" office:value-type="float">
            <text:p>227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45" office:value-type="float">
            <text:p>380471006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89" office:value-type="float">
            <text:p>227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46" office:value-type="float">
            <text:p>380471006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90" office:value-type="float">
            <text:p>227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47" office:value-type="float">
            <text:p>380471006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91" office:value-type="float">
            <text:p>227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48" office:value-type="float">
            <text:p>380471006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92" office:value-type="float">
            <text:p>227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49" office:value-type="float">
            <text:p>380471006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93" office:value-type="float">
            <text:p>227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50" office:value-type="float">
            <text:p>380471006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94" office:value-type="float">
            <text:p>227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51" office:value-type="float">
            <text:p>380471006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95" office:value-type="float">
            <text:p>227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52" office:value-type="float">
            <text:p>380471006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96" office:value-type="float">
            <text:p>227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201053" office:value-type="float">
            <text:p>380471006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97" office:value-type="float">
            <text:p>227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01" office:value-type="float">
            <text:p>380471006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98" office:value-type="float">
            <text:p>227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02" office:value-type="float">
            <text:p>380471006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799" office:value-type="float">
            <text:p>227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03" office:value-type="float">
            <text:p>380471006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00" office:value-type="float">
            <text:p>228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04" office:value-type="float">
            <text:p>380471006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01" office:value-type="float">
            <text:p>228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05" office:value-type="float">
            <text:p>380471006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02" office:value-type="float">
            <text:p>228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06" office:value-type="float">
            <text:p>380471006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03" office:value-type="float">
            <text:p>228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07" office:value-type="float">
            <text:p>380471006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04" office:value-type="float">
            <text:p>228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08" office:value-type="float">
            <text:p>380471006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05" office:value-type="float">
            <text:p>228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09" office:value-type="float">
            <text:p>380471006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06" office:value-type="float">
            <text:p>228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10" office:value-type="float">
            <text:p>380471006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07" office:value-type="float">
            <text:p>228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11" office:value-type="float">
            <text:p>380471006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08" office:value-type="float">
            <text:p>228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12" office:value-type="float">
            <text:p>380471006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09" office:value-type="float">
            <text:p>228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13" office:value-type="float">
            <text:p>380471006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10" office:value-type="float">
            <text:p>228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14" office:value-type="float">
            <text:p>380471006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11" office:value-type="float">
            <text:p>228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15" office:value-type="float">
            <text:p>380471006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12" office:value-type="float">
            <text:p>228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16" office:value-type="float">
            <text:p>380471006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13" office:value-type="float">
            <text:p>228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17" office:value-type="float">
            <text:p>380471006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14" office:value-type="float">
            <text:p>228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18" office:value-type="float">
            <text:p>380471006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15" office:value-type="float">
            <text:p>228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19" office:value-type="float">
            <text:p>380471006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16" office:value-type="float">
            <text:p>228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20" office:value-type="float">
            <text:p>380471006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17" office:value-type="float">
            <text:p>228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21" office:value-type="float">
            <text:p>380471006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18" office:value-type="float">
            <text:p>228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22" office:value-type="float">
            <text:p>380471006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19" office:value-type="float">
            <text:p>228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23" office:value-type="float">
            <text:p>380471006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20" office:value-type="float">
            <text:p>228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24" office:value-type="float">
            <text:p>380471006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21" office:value-type="float">
            <text:p>228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25" office:value-type="float">
            <text:p>380471006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22" office:value-type="float">
            <text:p>228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26" office:value-type="float">
            <text:p>380471006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23" office:value-type="float">
            <text:p>228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27" office:value-type="float">
            <text:p>380471006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24" office:value-type="float">
            <text:p>228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28" office:value-type="float">
            <text:p>380471006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25" office:value-type="float">
            <text:p>228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29" office:value-type="float">
            <text:p>380471006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26" office:value-type="float">
            <text:p>228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30" office:value-type="float">
            <text:p>380471006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27" office:value-type="float">
            <text:p>228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31" office:value-type="float">
            <text:p>380471006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28" office:value-type="float">
            <text:p>228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32" office:value-type="float">
            <text:p>380471006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29" office:value-type="float">
            <text:p>228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33" office:value-type="float">
            <text:p>380471006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30" office:value-type="float">
            <text:p>228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34" office:value-type="float">
            <text:p>380471006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31" office:value-type="float">
            <text:p>228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35" office:value-type="float">
            <text:p>380471006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32" office:value-type="float">
            <text:p>228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36" office:value-type="float">
            <text:p>380471006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33" office:value-type="float">
            <text:p>228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37" office:value-type="float">
            <text:p>380471006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34" office:value-type="float">
            <text:p>228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38" office:value-type="float">
            <text:p>380471006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35" office:value-type="float">
            <text:p>228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39" office:value-type="float">
            <text:p>380471006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36" office:value-type="float">
            <text:p>228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40" office:value-type="float">
            <text:p>380471006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37" office:value-type="float">
            <text:p>228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41" office:value-type="float">
            <text:p>380471006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38" office:value-type="float">
            <text:p>228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42" office:value-type="float">
            <text:p>380471006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39" office:value-type="float">
            <text:p>228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43" office:value-type="float">
            <text:p>380471006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40" office:value-type="float">
            <text:p>228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44" office:value-type="float">
            <text:p>380471006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41" office:value-type="float">
            <text:p>228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45" office:value-type="float">
            <text:p>380471006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42" office:value-type="float">
            <text:p>228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46" office:value-type="float">
            <text:p>380471006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43" office:value-type="float">
            <text:p>228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47" office:value-type="float">
            <text:p>380471006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44" office:value-type="float">
            <text:p>228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48" office:value-type="float">
            <text:p>380471006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45" office:value-type="float">
            <text:p>228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49" office:value-type="float">
            <text:p>380471006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46" office:value-type="float">
            <text:p>228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50" office:value-type="float">
            <text:p>380471006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47" office:value-type="float">
            <text:p>228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1006301051" office:value-type="float">
            <text:p>3804710063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48" office:value-type="float">
            <text:p>228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01" office:value-type="float">
            <text:p>380472006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49" office:value-type="float">
            <text:p>228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02" office:value-type="float">
            <text:p>380472006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50" office:value-type="float">
            <text:p>228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03" office:value-type="float">
            <text:p>380472006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51" office:value-type="float">
            <text:p>228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04" office:value-type="float">
            <text:p>380472006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52" office:value-type="float">
            <text:p>228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05" office:value-type="float">
            <text:p>380472006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53" office:value-type="float">
            <text:p>228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06" office:value-type="float">
            <text:p>380472006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54" office:value-type="float">
            <text:p>228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07" office:value-type="float">
            <text:p>380472006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55" office:value-type="float">
            <text:p>228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08" office:value-type="float">
            <text:p>380472006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56" office:value-type="float">
            <text:p>228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09" office:value-type="float">
            <text:p>380472006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57" office:value-type="float">
            <text:p>228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10" office:value-type="float">
            <text:p>380472006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58" office:value-type="float">
            <text:p>228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11" office:value-type="float">
            <text:p>380472006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59" office:value-type="float">
            <text:p>228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12" office:value-type="float">
            <text:p>380472006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60" office:value-type="float">
            <text:p>228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13" office:value-type="float">
            <text:p>380472006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61" office:value-type="float">
            <text:p>228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14" office:value-type="float">
            <text:p>380472006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62" office:value-type="float">
            <text:p>228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15" office:value-type="float">
            <text:p>380472006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63" office:value-type="float">
            <text:p>228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16" office:value-type="float">
            <text:p>380472006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64" office:value-type="float">
            <text:p>228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17" office:value-type="float">
            <text:p>380472006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65" office:value-type="float">
            <text:p>228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18" office:value-type="float">
            <text:p>380472006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66" office:value-type="float">
            <text:p>228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19" office:value-type="float">
            <text:p>380472006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67" office:value-type="float">
            <text:p>228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20" office:value-type="float">
            <text:p>380472006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68" office:value-type="float">
            <text:p>228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21" office:value-type="float">
            <text:p>380472006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69" office:value-type="float">
            <text:p>228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22" office:value-type="float">
            <text:p>380472006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70" office:value-type="float">
            <text:p>228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23" office:value-type="float">
            <text:p>380472006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71" office:value-type="float">
            <text:p>228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24" office:value-type="float">
            <text:p>380472006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72" office:value-type="float">
            <text:p>228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25" office:value-type="float">
            <text:p>380472006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73" office:value-type="float">
            <text:p>228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26" office:value-type="float">
            <text:p>380472006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74" office:value-type="float">
            <text:p>228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27" office:value-type="float">
            <text:p>380472006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75" office:value-type="float">
            <text:p>228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28" office:value-type="float">
            <text:p>380472006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76" office:value-type="float">
            <text:p>228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29" office:value-type="float">
            <text:p>380472006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77" office:value-type="float">
            <text:p>228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30" office:value-type="float">
            <text:p>380472006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78" office:value-type="float">
            <text:p>228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31" office:value-type="float">
            <text:p>380472006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79" office:value-type="float">
            <text:p>228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32" office:value-type="float">
            <text:p>380472006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80" office:value-type="float">
            <text:p>228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33" office:value-type="float">
            <text:p>380472006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81" office:value-type="float">
            <text:p>228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34" office:value-type="float">
            <text:p>380472006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82" office:value-type="float">
            <text:p>228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35" office:value-type="float">
            <text:p>380472006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83" office:value-type="float">
            <text:p>228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36" office:value-type="float">
            <text:p>380472006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84" office:value-type="float">
            <text:p>228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37" office:value-type="float">
            <text:p>380472006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85" office:value-type="float">
            <text:p>228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38" office:value-type="float">
            <text:p>380472006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86" office:value-type="float">
            <text:p>228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39" office:value-type="float">
            <text:p>380472006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87" office:value-type="float">
            <text:p>228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40" office:value-type="float">
            <text:p>380472006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88" office:value-type="float">
            <text:p>228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41" office:value-type="float">
            <text:p>380472006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89" office:value-type="float">
            <text:p>228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42" office:value-type="float">
            <text:p>380472006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90" office:value-type="float">
            <text:p>228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43" office:value-type="float">
            <text:p>380472006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91" office:value-type="float">
            <text:p>228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44" office:value-type="float">
            <text:p>380472006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92" office:value-type="float">
            <text:p>228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45" office:value-type="float">
            <text:p>380472006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93" office:value-type="float">
            <text:p>228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46" office:value-type="float">
            <text:p>380472006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94" office:value-type="float">
            <text:p>228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47" office:value-type="float">
            <text:p>380472006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95" office:value-type="float">
            <text:p>228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48" office:value-type="float">
            <text:p>380472006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96" office:value-type="float">
            <text:p>228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49" office:value-type="float">
            <text:p>380472006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97" office:value-type="float">
            <text:p>228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50" office:value-type="float">
            <text:p>380472006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98" office:value-type="float">
            <text:p>228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51" office:value-type="float">
            <text:p>380472006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899" office:value-type="float">
            <text:p>228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401052" office:value-type="float">
            <text:p>380472006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00" office:value-type="float">
            <text:p>229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01" office:value-type="float">
            <text:p>380472006501001</text:p>
          </table:table-cell>
          <table:table-cell ns41:value-type="string" table:style-name="TL Metadata" office:value-type="string">
            <text:p>3804720065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01" office:value-type="float">
            <text:p>229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02" office:value-type="float">
            <text:p>380472006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02" office:value-type="float">
            <text:p>229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03" office:value-type="float">
            <text:p>380472006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03" office:value-type="float">
            <text:p>229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04" office:value-type="float">
            <text:p>380472006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04" office:value-type="float">
            <text:p>229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05" office:value-type="float">
            <text:p>380472006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05" office:value-type="float">
            <text:p>229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06" office:value-type="float">
            <text:p>380472006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06" office:value-type="float">
            <text:p>229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07" office:value-type="float">
            <text:p>380472006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07" office:value-type="float">
            <text:p>229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08" office:value-type="float">
            <text:p>380472006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08" office:value-type="float">
            <text:p>229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09" office:value-type="float">
            <text:p>380472006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09" office:value-type="float">
            <text:p>229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10" office:value-type="float">
            <text:p>380472006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10" office:value-type="float">
            <text:p>229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11" office:value-type="float">
            <text:p>380472006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11" office:value-type="float">
            <text:p>229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12" office:value-type="float">
            <text:p>380472006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12" office:value-type="float">
            <text:p>229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13" office:value-type="float">
            <text:p>380472006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13" office:value-type="float">
            <text:p>229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14" office:value-type="float">
            <text:p>380472006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14" office:value-type="float">
            <text:p>229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15" office:value-type="float">
            <text:p>380472006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15" office:value-type="float">
            <text:p>229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16" office:value-type="float">
            <text:p>380472006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16" office:value-type="float">
            <text:p>229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17" office:value-type="float">
            <text:p>380472006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17" office:value-type="float">
            <text:p>229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18" office:value-type="float">
            <text:p>380472006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18" office:value-type="float">
            <text:p>229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19" office:value-type="float">
            <text:p>380472006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19" office:value-type="float">
            <text:p>229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20" office:value-type="float">
            <text:p>380472006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20" office:value-type="float">
            <text:p>229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21" office:value-type="float">
            <text:p>380472006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21" office:value-type="float">
            <text:p>229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22" office:value-type="float">
            <text:p>380472006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22" office:value-type="float">
            <text:p>229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23" office:value-type="float">
            <text:p>380472006501023</text:p>
          </table:table-cell>
          <table:table-cell ns41:value-type="string" table:style-name="TL Metadata" office:value-type="string">
            <text:p>3804720065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23" office:value-type="float">
            <text:p>229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24" office:value-type="float">
            <text:p>380472006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24" office:value-type="float">
            <text:p>229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25" office:value-type="float">
            <text:p>380472006501025</text:p>
          </table:table-cell>
          <table:table-cell ns41:value-type="string" table:style-name="TL Metadata" office:value-type="string">
            <text:p>3804720065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25" office:value-type="float">
            <text:p>229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26" office:value-type="float">
            <text:p>380472006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26" office:value-type="float">
            <text:p>229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27" office:value-type="float">
            <text:p>380472006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27" office:value-type="float">
            <text:p>229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28" office:value-type="float">
            <text:p>380472006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28" office:value-type="float">
            <text:p>229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29" office:value-type="float">
            <text:p>380472006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29" office:value-type="float">
            <text:p>229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30" office:value-type="float">
            <text:p>380472006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30" office:value-type="float">
            <text:p>229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31" office:value-type="float">
            <text:p>380472006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31" office:value-type="float">
            <text:p>229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32" office:value-type="float">
            <text:p>380472006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32" office:value-type="float">
            <text:p>229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33" office:value-type="float">
            <text:p>380472006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33" office:value-type="float">
            <text:p>229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34" office:value-type="float">
            <text:p>380472006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34" office:value-type="float">
            <text:p>229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35" office:value-type="float">
            <text:p>380472006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35" office:value-type="float">
            <text:p>229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36" office:value-type="float">
            <text:p>380472006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36" office:value-type="float">
            <text:p>229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37" office:value-type="float">
            <text:p>380472006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37" office:value-type="float">
            <text:p>229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38" office:value-type="float">
            <text:p>380472006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38" office:value-type="float">
            <text:p>229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39" office:value-type="float">
            <text:p>380472006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39" office:value-type="float">
            <text:p>229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40" office:value-type="float">
            <text:p>380472006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40" office:value-type="float">
            <text:p>229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41" office:value-type="float">
            <text:p>380472006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41" office:value-type="float">
            <text:p>229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42" office:value-type="float">
            <text:p>380472006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42" office:value-type="float">
            <text:p>229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43" office:value-type="float">
            <text:p>380472006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43" office:value-type="float">
            <text:p>229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44" office:value-type="float">
            <text:p>380472006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44" office:value-type="float">
            <text:p>229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45" office:value-type="float">
            <text:p>380472006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45" office:value-type="float">
            <text:p>229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46" office:value-type="float">
            <text:p>380472006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46" office:value-type="float">
            <text:p>229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47" office:value-type="float">
            <text:p>380472006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47" office:value-type="float">
            <text:p>229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48" office:value-type="float">
            <text:p>380472006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48" office:value-type="float">
            <text:p>229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49" office:value-type="float">
            <text:p>380472006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49" office:value-type="float">
            <text:p>229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2006501050" office:value-type="float">
            <text:p>380472006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50" office:value-type="float">
            <text:p>229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01" office:value-type="float">
            <text:p>380473006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51" office:value-type="float">
            <text:p>229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02" office:value-type="float">
            <text:p>380473006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52" office:value-type="float">
            <text:p>229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03" office:value-type="float">
            <text:p>380473006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53" office:value-type="float">
            <text:p>229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04" office:value-type="float">
            <text:p>380473006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54" office:value-type="float">
            <text:p>229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05" office:value-type="float">
            <text:p>380473006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55" office:value-type="float">
            <text:p>229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06" office:value-type="float">
            <text:p>380473006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56" office:value-type="float">
            <text:p>229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07" office:value-type="float">
            <text:p>380473006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57" office:value-type="float">
            <text:p>229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08" office:value-type="float">
            <text:p>380473006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58" office:value-type="float">
            <text:p>229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09" office:value-type="float">
            <text:p>380473006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59" office:value-type="float">
            <text:p>229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10" office:value-type="float">
            <text:p>380473006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60" office:value-type="float">
            <text:p>229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11" office:value-type="float">
            <text:p>380473006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61" office:value-type="float">
            <text:p>229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12" office:value-type="float">
            <text:p>380473006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62" office:value-type="float">
            <text:p>229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13" office:value-type="float">
            <text:p>380473006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63" office:value-type="float">
            <text:p>229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14" office:value-type="float">
            <text:p>380473006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64" office:value-type="float">
            <text:p>229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15" office:value-type="float">
            <text:p>380473006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65" office:value-type="float">
            <text:p>229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16" office:value-type="float">
            <text:p>380473006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66" office:value-type="float">
            <text:p>229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17" office:value-type="float">
            <text:p>380473006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67" office:value-type="float">
            <text:p>229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18" office:value-type="float">
            <text:p>380473006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68" office:value-type="float">
            <text:p>229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19" office:value-type="float">
            <text:p>380473006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69" office:value-type="float">
            <text:p>229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20" office:value-type="float">
            <text:p>380473006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70" office:value-type="float">
            <text:p>229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21" office:value-type="float">
            <text:p>380473006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71" office:value-type="float">
            <text:p>229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22" office:value-type="float">
            <text:p>380473006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72" office:value-type="float">
            <text:p>229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23" office:value-type="float">
            <text:p>380473006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73" office:value-type="float">
            <text:p>229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24" office:value-type="float">
            <text:p>380473006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74" office:value-type="float">
            <text:p>229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25" office:value-type="float">
            <text:p>380473006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75" office:value-type="float">
            <text:p>229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26" office:value-type="float">
            <text:p>380473006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76" office:value-type="float">
            <text:p>229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27" office:value-type="float">
            <text:p>380473006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77" office:value-type="float">
            <text:p>229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28" office:value-type="float">
            <text:p>380473006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78" office:value-type="float">
            <text:p>229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29" office:value-type="float">
            <text:p>380473006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79" office:value-type="float">
            <text:p>229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30" office:value-type="float">
            <text:p>380473006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80" office:value-type="float">
            <text:p>229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31" office:value-type="float">
            <text:p>380473006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81" office:value-type="float">
            <text:p>229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32" office:value-type="float">
            <text:p>380473006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82" office:value-type="float">
            <text:p>229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33" office:value-type="float">
            <text:p>380473006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83" office:value-type="float">
            <text:p>229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34" office:value-type="float">
            <text:p>380473006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84" office:value-type="float">
            <text:p>229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35" office:value-type="float">
            <text:p>380473006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85" office:value-type="float">
            <text:p>229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36" office:value-type="float">
            <text:p>380473006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86" office:value-type="float">
            <text:p>229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37" office:value-type="float">
            <text:p>380473006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87" office:value-type="float">
            <text:p>229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38" office:value-type="float">
            <text:p>380473006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88" office:value-type="float">
            <text:p>229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39" office:value-type="float">
            <text:p>380473006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89" office:value-type="float">
            <text:p>229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40" office:value-type="float">
            <text:p>380473006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90" office:value-type="float">
            <text:p>229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41" office:value-type="float">
            <text:p>380473006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91" office:value-type="float">
            <text:p>229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42" office:value-type="float">
            <text:p>380473006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92" office:value-type="float">
            <text:p>229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43" office:value-type="float">
            <text:p>380473006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93" office:value-type="float">
            <text:p>229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44" office:value-type="float">
            <text:p>380473006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94" office:value-type="float">
            <text:p>229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45" office:value-type="float">
            <text:p>380473006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95" office:value-type="float">
            <text:p>229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46" office:value-type="float">
            <text:p>380473006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96" office:value-type="float">
            <text:p>229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47" office:value-type="float">
            <text:p>380473006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97" office:value-type="float">
            <text:p>229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48" office:value-type="float">
            <text:p>380473006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98" office:value-type="float">
            <text:p>229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49" office:value-type="float">
            <text:p>380473006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2999" office:value-type="float">
            <text:p>229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50" office:value-type="float">
            <text:p>380473006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00" office:value-type="float">
            <text:p>230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51" office:value-type="float">
            <text:p>380473006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01" office:value-type="float">
            <text:p>230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601052" office:value-type="float">
            <text:p>380473006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02" office:value-type="float">
            <text:p>230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01" office:value-type="float">
            <text:p>380473006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03" office:value-type="float">
            <text:p>230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02" office:value-type="float">
            <text:p>380473006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04" office:value-type="float">
            <text:p>230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03" office:value-type="float">
            <text:p>380473006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05" office:value-type="float">
            <text:p>230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04" office:value-type="float">
            <text:p>380473006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06" office:value-type="float">
            <text:p>230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05" office:value-type="float">
            <text:p>380473006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07" office:value-type="float">
            <text:p>230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06" office:value-type="float">
            <text:p>380473006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08" office:value-type="float">
            <text:p>230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07" office:value-type="float">
            <text:p>380473006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09" office:value-type="float">
            <text:p>230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08" office:value-type="float">
            <text:p>380473006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10" office:value-type="float">
            <text:p>230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09" office:value-type="float">
            <text:p>380473006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11" office:value-type="float">
            <text:p>230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10" office:value-type="float">
            <text:p>380473006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12" office:value-type="float">
            <text:p>230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11" office:value-type="float">
            <text:p>380473006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13" office:value-type="float">
            <text:p>230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12" office:value-type="float">
            <text:p>380473006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14" office:value-type="float">
            <text:p>230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13" office:value-type="float">
            <text:p>380473006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15" office:value-type="float">
            <text:p>230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14" office:value-type="float">
            <text:p>380473006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16" office:value-type="float">
            <text:p>230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15" office:value-type="float">
            <text:p>380473006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17" office:value-type="float">
            <text:p>230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16" office:value-type="float">
            <text:p>380473006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18" office:value-type="float">
            <text:p>230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17" office:value-type="float">
            <text:p>380473006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19" office:value-type="float">
            <text:p>230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18" office:value-type="float">
            <text:p>380473006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20" office:value-type="float">
            <text:p>230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19" office:value-type="float">
            <text:p>380473006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21" office:value-type="float">
            <text:p>230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20" office:value-type="float">
            <text:p>380473006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22" office:value-type="float">
            <text:p>230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21" office:value-type="float">
            <text:p>380473006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23" office:value-type="float">
            <text:p>230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22" office:value-type="float">
            <text:p>380473006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24" office:value-type="float">
            <text:p>230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23" office:value-type="float">
            <text:p>380473006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25" office:value-type="float">
            <text:p>230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24" office:value-type="float">
            <text:p>380473006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26" office:value-type="float">
            <text:p>230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25" office:value-type="float">
            <text:p>380473006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27" office:value-type="float">
            <text:p>230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26" office:value-type="float">
            <text:p>380473006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28" office:value-type="float">
            <text:p>230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27" office:value-type="float">
            <text:p>380473006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29" office:value-type="float">
            <text:p>230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28" office:value-type="float">
            <text:p>380473006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30" office:value-type="float">
            <text:p>230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29" office:value-type="float">
            <text:p>380473006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31" office:value-type="float">
            <text:p>230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30" office:value-type="float">
            <text:p>380473006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32" office:value-type="float">
            <text:p>230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31" office:value-type="float">
            <text:p>380473006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33" office:value-type="float">
            <text:p>230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32" office:value-type="float">
            <text:p>380473006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34" office:value-type="float">
            <text:p>230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33" office:value-type="float">
            <text:p>380473006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35" office:value-type="float">
            <text:p>230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34" office:value-type="float">
            <text:p>380473006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36" office:value-type="float">
            <text:p>230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35" office:value-type="float">
            <text:p>380473006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37" office:value-type="float">
            <text:p>230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36" office:value-type="float">
            <text:p>380473006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38" office:value-type="float">
            <text:p>230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37" office:value-type="float">
            <text:p>380473006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39" office:value-type="float">
            <text:p>230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3006701038" office:value-type="float">
            <text:p>380473006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40" office:value-type="float">
            <text:p>230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01" office:value-type="float">
            <text:p>380474006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41" office:value-type="float">
            <text:p>230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02" office:value-type="float">
            <text:p>380474006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42" office:value-type="float">
            <text:p>230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03" office:value-type="float">
            <text:p>380474006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43" office:value-type="float">
            <text:p>230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04" office:value-type="float">
            <text:p>380474006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44" office:value-type="float">
            <text:p>230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05" office:value-type="float">
            <text:p>380474006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45" office:value-type="float">
            <text:p>230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06" office:value-type="float">
            <text:p>380474006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46" office:value-type="float">
            <text:p>230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07" office:value-type="float">
            <text:p>380474006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47" office:value-type="float">
            <text:p>230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08" office:value-type="float">
            <text:p>380474006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48" office:value-type="float">
            <text:p>230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09" office:value-type="float">
            <text:p>380474006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49" office:value-type="float">
            <text:p>230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10" office:value-type="float">
            <text:p>380474006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50" office:value-type="float">
            <text:p>230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11" office:value-type="float">
            <text:p>380474006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51" office:value-type="float">
            <text:p>230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12" office:value-type="float">
            <text:p>380474006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52" office:value-type="float">
            <text:p>230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13" office:value-type="float">
            <text:p>380474006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53" office:value-type="float">
            <text:p>230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14" office:value-type="float">
            <text:p>380474006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54" office:value-type="float">
            <text:p>230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15" office:value-type="float">
            <text:p>380474006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55" office:value-type="float">
            <text:p>230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16" office:value-type="float">
            <text:p>380474006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56" office:value-type="float">
            <text:p>230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17" office:value-type="float">
            <text:p>380474006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57" office:value-type="float">
            <text:p>230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18" office:value-type="float">
            <text:p>380474006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58" office:value-type="float">
            <text:p>230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19" office:value-type="float">
            <text:p>380474006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59" office:value-type="float">
            <text:p>230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20" office:value-type="float">
            <text:p>380474006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60" office:value-type="float">
            <text:p>230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21" office:value-type="float">
            <text:p>380474006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61" office:value-type="float">
            <text:p>230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22" office:value-type="float">
            <text:p>380474006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62" office:value-type="float">
            <text:p>230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23" office:value-type="float">
            <text:p>380474006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63" office:value-type="float">
            <text:p>230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24" office:value-type="float">
            <text:p>380474006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64" office:value-type="float">
            <text:p>230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25" office:value-type="float">
            <text:p>380474006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65" office:value-type="float">
            <text:p>230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26" office:value-type="float">
            <text:p>380474006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66" office:value-type="float">
            <text:p>230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27" office:value-type="float">
            <text:p>380474006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67" office:value-type="float">
            <text:p>230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28" office:value-type="float">
            <text:p>380474006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68" office:value-type="float">
            <text:p>230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29" office:value-type="float">
            <text:p>380474006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69" office:value-type="float">
            <text:p>230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30" office:value-type="float">
            <text:p>380474006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70" office:value-type="float">
            <text:p>230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31" office:value-type="float">
            <text:p>380474006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71" office:value-type="float">
            <text:p>230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32" office:value-type="float">
            <text:p>380474006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72" office:value-type="float">
            <text:p>230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33" office:value-type="float">
            <text:p>380474006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73" office:value-type="float">
            <text:p>230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34" office:value-type="float">
            <text:p>380474006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74" office:value-type="float">
            <text:p>230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35" office:value-type="float">
            <text:p>380474006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75" office:value-type="float">
            <text:p>230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36" office:value-type="float">
            <text:p>380474006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76" office:value-type="float">
            <text:p>230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37" office:value-type="float">
            <text:p>380474006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77" office:value-type="float">
            <text:p>230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38" office:value-type="float">
            <text:p>380474006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78" office:value-type="float">
            <text:p>230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39" office:value-type="float">
            <text:p>380474006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79" office:value-type="float">
            <text:p>230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40" office:value-type="float">
            <text:p>380474006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80" office:value-type="float">
            <text:p>230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41" office:value-type="float">
            <text:p>380474006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81" office:value-type="float">
            <text:p>230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42" office:value-type="float">
            <text:p>380474006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82" office:value-type="float">
            <text:p>230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43" office:value-type="float">
            <text:p>380474006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83" office:value-type="float">
            <text:p>230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44" office:value-type="float">
            <text:p>380474006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84" office:value-type="float">
            <text:p>230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45" office:value-type="float">
            <text:p>380474006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85" office:value-type="float">
            <text:p>230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46" office:value-type="float">
            <text:p>380474006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86" office:value-type="float">
            <text:p>230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47" office:value-type="float">
            <text:p>380474006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87" office:value-type="float">
            <text:p>230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48" office:value-type="float">
            <text:p>380474006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88" office:value-type="float">
            <text:p>230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49" office:value-type="float">
            <text:p>380474006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89" office:value-type="float">
            <text:p>230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50" office:value-type="float">
            <text:p>380474006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90" office:value-type="float">
            <text:p>230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51" office:value-type="float">
            <text:p>380474006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91" office:value-type="float">
            <text:p>230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52" office:value-type="float">
            <text:p>380474006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92" office:value-type="float">
            <text:p>230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801053" office:value-type="float">
            <text:p>380474006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93" office:value-type="float">
            <text:p>230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01" office:value-type="float">
            <text:p>380474006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94" office:value-type="float">
            <text:p>230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02" office:value-type="float">
            <text:p>380474006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95" office:value-type="float">
            <text:p>230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03" office:value-type="float">
            <text:p>380474006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96" office:value-type="float">
            <text:p>230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04" office:value-type="float">
            <text:p>380474006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97" office:value-type="float">
            <text:p>230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05" office:value-type="float">
            <text:p>380474006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98" office:value-type="float">
            <text:p>230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06" office:value-type="float">
            <text:p>380474006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099" office:value-type="float">
            <text:p>230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07" office:value-type="float">
            <text:p>380474006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00" office:value-type="float">
            <text:p>231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08" office:value-type="float">
            <text:p>380474006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01" office:value-type="float">
            <text:p>231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09" office:value-type="float">
            <text:p>380474006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02" office:value-type="float">
            <text:p>231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10" office:value-type="float">
            <text:p>380474006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03" office:value-type="float">
            <text:p>231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11" office:value-type="float">
            <text:p>380474006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04" office:value-type="float">
            <text:p>231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12" office:value-type="float">
            <text:p>380474006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05" office:value-type="float">
            <text:p>231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13" office:value-type="float">
            <text:p>380474006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06" office:value-type="float">
            <text:p>231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14" office:value-type="float">
            <text:p>380474006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07" office:value-type="float">
            <text:p>231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15" office:value-type="float">
            <text:p>380474006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08" office:value-type="float">
            <text:p>231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16" office:value-type="float">
            <text:p>380474006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09" office:value-type="float">
            <text:p>231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17" office:value-type="float">
            <text:p>380474006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10" office:value-type="float">
            <text:p>231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18" office:value-type="float">
            <text:p>380474006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11" office:value-type="float">
            <text:p>231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19" office:value-type="float">
            <text:p>380474006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12" office:value-type="float">
            <text:p>231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20" office:value-type="float">
            <text:p>380474006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13" office:value-type="float">
            <text:p>231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21" office:value-type="float">
            <text:p>380474006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14" office:value-type="float">
            <text:p>231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22" office:value-type="float">
            <text:p>380474006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15" office:value-type="float">
            <text:p>231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23" office:value-type="float">
            <text:p>380474006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16" office:value-type="float">
            <text:p>231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24" office:value-type="float">
            <text:p>380474006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17" office:value-type="float">
            <text:p>231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25" office:value-type="float">
            <text:p>380474006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18" office:value-type="float">
            <text:p>231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26" office:value-type="float">
            <text:p>380474006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19" office:value-type="float">
            <text:p>231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27" office:value-type="float">
            <text:p>380474006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20" office:value-type="float">
            <text:p>231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28" office:value-type="float">
            <text:p>380474006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21" office:value-type="float">
            <text:p>231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29" office:value-type="float">
            <text:p>380474006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22" office:value-type="float">
            <text:p>231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30" office:value-type="float">
            <text:p>380474006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23" office:value-type="float">
            <text:p>231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31" office:value-type="float">
            <text:p>380474006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24" office:value-type="float">
            <text:p>231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32" office:value-type="float">
            <text:p>380474006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25" office:value-type="float">
            <text:p>231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33" office:value-type="float">
            <text:p>380474006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26" office:value-type="float">
            <text:p>231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34" office:value-type="float">
            <text:p>380474006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27" office:value-type="float">
            <text:p>231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35" office:value-type="float">
            <text:p>380474006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28" office:value-type="float">
            <text:p>231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36" office:value-type="float">
            <text:p>380474006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29" office:value-type="float">
            <text:p>231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37" office:value-type="float">
            <text:p>380474006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30" office:value-type="float">
            <text:p>231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38" office:value-type="float">
            <text:p>380474006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31" office:value-type="float">
            <text:p>231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39" office:value-type="float">
            <text:p>380474006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32" office:value-type="float">
            <text:p>231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40" office:value-type="float">
            <text:p>380474006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33" office:value-type="float">
            <text:p>231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41" office:value-type="float">
            <text:p>380474006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34" office:value-type="float">
            <text:p>231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42" office:value-type="float">
            <text:p>380474006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35" office:value-type="float">
            <text:p>231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43" office:value-type="float">
            <text:p>380474006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36" office:value-type="float">
            <text:p>231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44" office:value-type="float">
            <text:p>380474006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37" office:value-type="float">
            <text:p>231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45" office:value-type="float">
            <text:p>380474006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38" office:value-type="float">
            <text:p>231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46" office:value-type="float">
            <text:p>380474006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39" office:value-type="float">
            <text:p>231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47" office:value-type="float">
            <text:p>380474006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40" office:value-type="float">
            <text:p>231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48" office:value-type="float">
            <text:p>380474006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41" office:value-type="float">
            <text:p>231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49" office:value-type="float">
            <text:p>380474006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42" office:value-type="float">
            <text:p>231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50" office:value-type="float">
            <text:p>380474006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43" office:value-type="float">
            <text:p>231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4006901051" office:value-type="float">
            <text:p>3804740069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44" office:value-type="float">
            <text:p>231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01" office:value-type="float">
            <text:p>380475007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45" office:value-type="float">
            <text:p>231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02" office:value-type="float">
            <text:p>380475007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46" office:value-type="float">
            <text:p>231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03" office:value-type="float">
            <text:p>380475007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47" office:value-type="float">
            <text:p>231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04" office:value-type="float">
            <text:p>380475007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48" office:value-type="float">
            <text:p>231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05" office:value-type="float">
            <text:p>380475007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49" office:value-type="float">
            <text:p>231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06" office:value-type="float">
            <text:p>380475007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50" office:value-type="float">
            <text:p>231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07" office:value-type="float">
            <text:p>380475007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51" office:value-type="float">
            <text:p>231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08" office:value-type="float">
            <text:p>380475007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52" office:value-type="float">
            <text:p>231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09" office:value-type="float">
            <text:p>380475007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53" office:value-type="float">
            <text:p>231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10" office:value-type="float">
            <text:p>380475007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54" office:value-type="float">
            <text:p>231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11" office:value-type="float">
            <text:p>380475007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55" office:value-type="float">
            <text:p>231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12" office:value-type="float">
            <text:p>380475007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56" office:value-type="float">
            <text:p>231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13" office:value-type="float">
            <text:p>380475007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57" office:value-type="float">
            <text:p>231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14" office:value-type="float">
            <text:p>380475007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58" office:value-type="float">
            <text:p>231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15" office:value-type="float">
            <text:p>380475007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59" office:value-type="float">
            <text:p>231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16" office:value-type="float">
            <text:p>380475007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60" office:value-type="float">
            <text:p>231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17" office:value-type="float">
            <text:p>380475007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61" office:value-type="float">
            <text:p>231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18" office:value-type="float">
            <text:p>380475007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62" office:value-type="float">
            <text:p>231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19" office:value-type="float">
            <text:p>380475007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63" office:value-type="float">
            <text:p>231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20" office:value-type="float">
            <text:p>380475007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64" office:value-type="float">
            <text:p>231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21" office:value-type="float">
            <text:p>380475007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65" office:value-type="float">
            <text:p>231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22" office:value-type="float">
            <text:p>380475007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66" office:value-type="float">
            <text:p>231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23" office:value-type="float">
            <text:p>380475007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67" office:value-type="float">
            <text:p>231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24" office:value-type="float">
            <text:p>380475007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68" office:value-type="float">
            <text:p>231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25" office:value-type="float">
            <text:p>380475007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69" office:value-type="float">
            <text:p>231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26" office:value-type="float">
            <text:p>380475007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70" office:value-type="float">
            <text:p>231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27" office:value-type="float">
            <text:p>380475007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71" office:value-type="float">
            <text:p>231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28" office:value-type="float">
            <text:p>380475007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72" office:value-type="float">
            <text:p>231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29" office:value-type="float">
            <text:p>380475007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73" office:value-type="float">
            <text:p>231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30" office:value-type="float">
            <text:p>380475007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74" office:value-type="float">
            <text:p>231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31" office:value-type="float">
            <text:p>380475007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75" office:value-type="float">
            <text:p>231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32" office:value-type="float">
            <text:p>380475007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76" office:value-type="float">
            <text:p>231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33" office:value-type="float">
            <text:p>380475007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77" office:value-type="float">
            <text:p>231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34" office:value-type="float">
            <text:p>380475007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78" office:value-type="float">
            <text:p>231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35" office:value-type="float">
            <text:p>380475007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79" office:value-type="float">
            <text:p>231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36" office:value-type="float">
            <text:p>380475007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80" office:value-type="float">
            <text:p>231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37" office:value-type="float">
            <text:p>380475007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81" office:value-type="float">
            <text:p>231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38" office:value-type="float">
            <text:p>380475007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82" office:value-type="float">
            <text:p>231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39" office:value-type="float">
            <text:p>380475007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83" office:value-type="float">
            <text:p>231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40" office:value-type="float">
            <text:p>380475007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84" office:value-type="float">
            <text:p>231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41" office:value-type="float">
            <text:p>380475007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85" office:value-type="float">
            <text:p>231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42" office:value-type="float">
            <text:p>380475007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86" office:value-type="float">
            <text:p>231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43" office:value-type="float">
            <text:p>380475007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87" office:value-type="float">
            <text:p>231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44" office:value-type="float">
            <text:p>380475007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88" office:value-type="float">
            <text:p>231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45" office:value-type="float">
            <text:p>380475007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89" office:value-type="float">
            <text:p>231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46" office:value-type="float">
            <text:p>380475007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90" office:value-type="float">
            <text:p>231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47" office:value-type="float">
            <text:p>380475007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91" office:value-type="float">
            <text:p>231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48" office:value-type="float">
            <text:p>380475007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92" office:value-type="float">
            <text:p>231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49" office:value-type="float">
            <text:p>380475007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93" office:value-type="float">
            <text:p>231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50" office:value-type="float">
            <text:p>380475007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94" office:value-type="float">
            <text:p>231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51" office:value-type="float">
            <text:p>380475007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95" office:value-type="float">
            <text:p>231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001052" office:value-type="float">
            <text:p>380475007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96" office:value-type="float">
            <text:p>231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01" office:value-type="float">
            <text:p>380475007101001</text:p>
          </table:table-cell>
          <table:table-cell ns41:value-type="string" table:style-name="TL Metadata" office:value-type="string">
            <text:p>3804750071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97" office:value-type="float">
            <text:p>231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02" office:value-type="float">
            <text:p>380475007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98" office:value-type="float">
            <text:p>231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03" office:value-type="float">
            <text:p>380475007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199" office:value-type="float">
            <text:p>231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04" office:value-type="float">
            <text:p>380475007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00" office:value-type="float">
            <text:p>232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05" office:value-type="float">
            <text:p>380475007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01" office:value-type="float">
            <text:p>232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06" office:value-type="float">
            <text:p>380475007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02" office:value-type="float">
            <text:p>232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07" office:value-type="float">
            <text:p>380475007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03" office:value-type="float">
            <text:p>232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08" office:value-type="float">
            <text:p>380475007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04" office:value-type="float">
            <text:p>232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09" office:value-type="float">
            <text:p>380475007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05" office:value-type="float">
            <text:p>232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10" office:value-type="float">
            <text:p>380475007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06" office:value-type="float">
            <text:p>232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11" office:value-type="float">
            <text:p>380475007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07" office:value-type="float">
            <text:p>232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12" office:value-type="float">
            <text:p>380475007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08" office:value-type="float">
            <text:p>232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13" office:value-type="float">
            <text:p>380475007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09" office:value-type="float">
            <text:p>232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14" office:value-type="float">
            <text:p>380475007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10" office:value-type="float">
            <text:p>232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15" office:value-type="float">
            <text:p>380475007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11" office:value-type="float">
            <text:p>232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16" office:value-type="float">
            <text:p>380475007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12" office:value-type="float">
            <text:p>232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17" office:value-type="float">
            <text:p>380475007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13" office:value-type="float">
            <text:p>232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18" office:value-type="float">
            <text:p>380475007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14" office:value-type="float">
            <text:p>232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19" office:value-type="float">
            <text:p>380475007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15" office:value-type="float">
            <text:p>232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20" office:value-type="float">
            <text:p>380475007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16" office:value-type="float">
            <text:p>232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21" office:value-type="float">
            <text:p>380475007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17" office:value-type="float">
            <text:p>232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22" office:value-type="float">
            <text:p>380475007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18" office:value-type="float">
            <text:p>232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23" office:value-type="float">
            <text:p>380475007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19" office:value-type="float">
            <text:p>232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24" office:value-type="float">
            <text:p>380475007101024</text:p>
          </table:table-cell>
          <table:table-cell ns41:value-type="string" table:style-name="TL Metadata" office:value-type="string">
            <text:p>3804750071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20" office:value-type="float">
            <text:p>232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25" office:value-type="float">
            <text:p>380475007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21" office:value-type="float">
            <text:p>232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26" office:value-type="float">
            <text:p>380475007101026</text:p>
          </table:table-cell>
          <table:table-cell ns41:value-type="string" table:style-name="TL Metadata" office:value-type="string">
            <text:p>3804750071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22" office:value-type="float">
            <text:p>232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27" office:value-type="float">
            <text:p>380475007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23" office:value-type="float">
            <text:p>232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28" office:value-type="float">
            <text:p>380475007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24" office:value-type="float">
            <text:p>232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29" office:value-type="float">
            <text:p>380475007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25" office:value-type="float">
            <text:p>232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30" office:value-type="float">
            <text:p>380475007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26" office:value-type="float">
            <text:p>232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31" office:value-type="float">
            <text:p>380475007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27" office:value-type="float">
            <text:p>232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32" office:value-type="float">
            <text:p>380475007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28" office:value-type="float">
            <text:p>232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33" office:value-type="float">
            <text:p>380475007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29" office:value-type="float">
            <text:p>232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34" office:value-type="float">
            <text:p>380475007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30" office:value-type="float">
            <text:p>232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35" office:value-type="float">
            <text:p>380475007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31" office:value-type="float">
            <text:p>232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36" office:value-type="float">
            <text:p>380475007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32" office:value-type="float">
            <text:p>232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37" office:value-type="float">
            <text:p>380475007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33" office:value-type="float">
            <text:p>232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38" office:value-type="float">
            <text:p>380475007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34" office:value-type="float">
            <text:p>232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39" office:value-type="float">
            <text:p>380475007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35" office:value-type="float">
            <text:p>232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40" office:value-type="float">
            <text:p>380475007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36" office:value-type="float">
            <text:p>232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41" office:value-type="float">
            <text:p>380475007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37" office:value-type="float">
            <text:p>232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42" office:value-type="float">
            <text:p>380475007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38" office:value-type="float">
            <text:p>232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43" office:value-type="float">
            <text:p>380475007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39" office:value-type="float">
            <text:p>232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44" office:value-type="float">
            <text:p>380475007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40" office:value-type="float">
            <text:p>232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45" office:value-type="float">
            <text:p>380475007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41" office:value-type="float">
            <text:p>232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46" office:value-type="float">
            <text:p>380475007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42" office:value-type="float">
            <text:p>232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47" office:value-type="float">
            <text:p>380475007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43" office:value-type="float">
            <text:p>232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48" office:value-type="float">
            <text:p>380475007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44" office:value-type="float">
            <text:p>232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49" office:value-type="float">
            <text:p>380475007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45" office:value-type="float">
            <text:p>232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5007101050" office:value-type="float">
            <text:p>380475007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46" office:value-type="float">
            <text:p>232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01" office:value-type="float">
            <text:p>380476007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47" office:value-type="float">
            <text:p>232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02" office:value-type="float">
            <text:p>380476007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48" office:value-type="float">
            <text:p>232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03" office:value-type="float">
            <text:p>380476007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49" office:value-type="float">
            <text:p>232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04" office:value-type="float">
            <text:p>380476007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50" office:value-type="float">
            <text:p>232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05" office:value-type="float">
            <text:p>380476007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51" office:value-type="float">
            <text:p>232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06" office:value-type="float">
            <text:p>380476007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52" office:value-type="float">
            <text:p>232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07" office:value-type="float">
            <text:p>380476007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53" office:value-type="float">
            <text:p>232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08" office:value-type="float">
            <text:p>380476007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54" office:value-type="float">
            <text:p>232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09" office:value-type="float">
            <text:p>380476007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55" office:value-type="float">
            <text:p>232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10" office:value-type="float">
            <text:p>380476007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56" office:value-type="float">
            <text:p>232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11" office:value-type="float">
            <text:p>380476007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57" office:value-type="float">
            <text:p>232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12" office:value-type="float">
            <text:p>380476007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58" office:value-type="float">
            <text:p>232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13" office:value-type="float">
            <text:p>380476007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59" office:value-type="float">
            <text:p>232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14" office:value-type="float">
            <text:p>380476007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60" office:value-type="float">
            <text:p>232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15" office:value-type="float">
            <text:p>380476007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61" office:value-type="float">
            <text:p>232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16" office:value-type="float">
            <text:p>380476007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62" office:value-type="float">
            <text:p>232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17" office:value-type="float">
            <text:p>380476007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63" office:value-type="float">
            <text:p>232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18" office:value-type="float">
            <text:p>380476007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64" office:value-type="float">
            <text:p>232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19" office:value-type="float">
            <text:p>380476007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65" office:value-type="float">
            <text:p>232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20" office:value-type="float">
            <text:p>380476007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66" office:value-type="float">
            <text:p>232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21" office:value-type="float">
            <text:p>380476007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67" office:value-type="float">
            <text:p>232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22" office:value-type="float">
            <text:p>380476007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68" office:value-type="float">
            <text:p>232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23" office:value-type="float">
            <text:p>380476007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69" office:value-type="float">
            <text:p>232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24" office:value-type="float">
            <text:p>380476007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70" office:value-type="float">
            <text:p>232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25" office:value-type="float">
            <text:p>380476007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71" office:value-type="float">
            <text:p>232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26" office:value-type="float">
            <text:p>380476007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72" office:value-type="float">
            <text:p>232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27" office:value-type="float">
            <text:p>380476007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73" office:value-type="float">
            <text:p>232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28" office:value-type="float">
            <text:p>380476007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74" office:value-type="float">
            <text:p>232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29" office:value-type="float">
            <text:p>380476007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75" office:value-type="float">
            <text:p>232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30" office:value-type="float">
            <text:p>380476007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76" office:value-type="float">
            <text:p>232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31" office:value-type="float">
            <text:p>380476007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77" office:value-type="float">
            <text:p>232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32" office:value-type="float">
            <text:p>380476007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78" office:value-type="float">
            <text:p>232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33" office:value-type="float">
            <text:p>380476007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79" office:value-type="float">
            <text:p>232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34" office:value-type="float">
            <text:p>380476007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80" office:value-type="float">
            <text:p>232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35" office:value-type="float">
            <text:p>380476007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81" office:value-type="float">
            <text:p>232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36" office:value-type="float">
            <text:p>380476007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82" office:value-type="float">
            <text:p>232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37" office:value-type="float">
            <text:p>380476007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83" office:value-type="float">
            <text:p>232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38" office:value-type="float">
            <text:p>380476007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84" office:value-type="float">
            <text:p>232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39" office:value-type="float">
            <text:p>380476007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85" office:value-type="float">
            <text:p>232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40" office:value-type="float">
            <text:p>380476007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86" office:value-type="float">
            <text:p>232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41" office:value-type="float">
            <text:p>380476007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87" office:value-type="float">
            <text:p>232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42" office:value-type="float">
            <text:p>380476007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88" office:value-type="float">
            <text:p>232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43" office:value-type="float">
            <text:p>380476007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89" office:value-type="float">
            <text:p>232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44" office:value-type="float">
            <text:p>380476007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90" office:value-type="float">
            <text:p>232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45" office:value-type="float">
            <text:p>380476007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91" office:value-type="float">
            <text:p>232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46" office:value-type="float">
            <text:p>380476007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92" office:value-type="float">
            <text:p>232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47" office:value-type="float">
            <text:p>380476007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93" office:value-type="float">
            <text:p>232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48" office:value-type="float">
            <text:p>380476007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94" office:value-type="float">
            <text:p>232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49" office:value-type="float">
            <text:p>380476007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95" office:value-type="float">
            <text:p>232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50" office:value-type="float">
            <text:p>380476007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96" office:value-type="float">
            <text:p>232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51" office:value-type="float">
            <text:p>380476007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97" office:value-type="float">
            <text:p>232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201052" office:value-type="float">
            <text:p>380476007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98" office:value-type="float">
            <text:p>232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01" office:value-type="float">
            <text:p>380476007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299" office:value-type="float">
            <text:p>232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02" office:value-type="float">
            <text:p>380476007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00" office:value-type="float">
            <text:p>233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03" office:value-type="float">
            <text:p>380476007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01" office:value-type="float">
            <text:p>233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04" office:value-type="float">
            <text:p>380476007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02" office:value-type="float">
            <text:p>233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05" office:value-type="float">
            <text:p>380476007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03" office:value-type="float">
            <text:p>233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06" office:value-type="float">
            <text:p>380476007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04" office:value-type="float">
            <text:p>233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07" office:value-type="float">
            <text:p>380476007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05" office:value-type="float">
            <text:p>233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08" office:value-type="float">
            <text:p>380476007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06" office:value-type="float">
            <text:p>233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09" office:value-type="float">
            <text:p>380476007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07" office:value-type="float">
            <text:p>233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10" office:value-type="float">
            <text:p>380476007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08" office:value-type="float">
            <text:p>233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11" office:value-type="float">
            <text:p>380476007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09" office:value-type="float">
            <text:p>233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12" office:value-type="float">
            <text:p>380476007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10" office:value-type="float">
            <text:p>233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13" office:value-type="float">
            <text:p>380476007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11" office:value-type="float">
            <text:p>233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14" office:value-type="float">
            <text:p>380476007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12" office:value-type="float">
            <text:p>233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15" office:value-type="float">
            <text:p>380476007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13" office:value-type="float">
            <text:p>233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16" office:value-type="float">
            <text:p>380476007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14" office:value-type="float">
            <text:p>233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17" office:value-type="float">
            <text:p>380476007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15" office:value-type="float">
            <text:p>233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18" office:value-type="float">
            <text:p>380476007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16" office:value-type="float">
            <text:p>233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19" office:value-type="float">
            <text:p>380476007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17" office:value-type="float">
            <text:p>233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20" office:value-type="float">
            <text:p>380476007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18" office:value-type="float">
            <text:p>233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21" office:value-type="float">
            <text:p>380476007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19" office:value-type="float">
            <text:p>233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22" office:value-type="float">
            <text:p>380476007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20" office:value-type="float">
            <text:p>233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23" office:value-type="float">
            <text:p>380476007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21" office:value-type="float">
            <text:p>233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24" office:value-type="float">
            <text:p>380476007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22" office:value-type="float">
            <text:p>233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25" office:value-type="float">
            <text:p>380476007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23" office:value-type="float">
            <text:p>233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26" office:value-type="float">
            <text:p>380476007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24" office:value-type="float">
            <text:p>233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27" office:value-type="float">
            <text:p>380476007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25" office:value-type="float">
            <text:p>233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28" office:value-type="float">
            <text:p>380476007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26" office:value-type="float">
            <text:p>233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29" office:value-type="float">
            <text:p>380476007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27" office:value-type="float">
            <text:p>233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30" office:value-type="float">
            <text:p>380476007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28" office:value-type="float">
            <text:p>233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31" office:value-type="float">
            <text:p>380476007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29" office:value-type="float">
            <text:p>233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32" office:value-type="float">
            <text:p>380476007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30" office:value-type="float">
            <text:p>233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33" office:value-type="float">
            <text:p>380476007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31" office:value-type="float">
            <text:p>233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34" office:value-type="float">
            <text:p>380476007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32" office:value-type="float">
            <text:p>233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35" office:value-type="float">
            <text:p>380476007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33" office:value-type="float">
            <text:p>233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36" office:value-type="float">
            <text:p>380476007301036</text:p>
          </table:table-cell>
          <table:table-cell ns41:value-type="string" table:style-name="TL Metadata" office:value-type="string">
            <text:p>3804760073010361 <text:s/>Hieronder drie van onbekenden ouderdom.</text:p>
          </table:table-cell>
          <table:table-cell ns41:value-type="string" table:style-name="TL Metadata" office:value-type="string">
            <text:p>3804760073010362 <text:s/>Hieronder twee en dertig van onbekenden ouderdom.</text:p>
          </table:table-cell>
          <table:table-cell table:number-columns-repeated="1019"/>
        </table:table-row>
        <table:table-row table:style-name="ro4">
          <table:table-cell ns41:value-type="float" table:style-name="ce63" office:value="23334" office:value-type="float">
            <text:p>233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37" office:value-type="float">
            <text:p>380476007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35" office:value-type="float">
            <text:p>233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6007301038" office:value-type="float">
            <text:p>380476007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36" office:value-type="float">
            <text:p>233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01" office:value-type="float">
            <text:p>380477007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37" office:value-type="float">
            <text:p>233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02" office:value-type="float">
            <text:p>380477007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38" office:value-type="float">
            <text:p>233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03" office:value-type="float">
            <text:p>380477007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39" office:value-type="float">
            <text:p>233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04" office:value-type="float">
            <text:p>380477007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40" office:value-type="float">
            <text:p>233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05" office:value-type="float">
            <text:p>380477007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41" office:value-type="float">
            <text:p>233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06" office:value-type="float">
            <text:p>380477007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42" office:value-type="float">
            <text:p>233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07" office:value-type="float">
            <text:p>380477007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43" office:value-type="float">
            <text:p>233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08" office:value-type="float">
            <text:p>380477007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44" office:value-type="float">
            <text:p>233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09" office:value-type="float">
            <text:p>380477007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45" office:value-type="float">
            <text:p>233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10" office:value-type="float">
            <text:p>380477007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46" office:value-type="float">
            <text:p>233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11" office:value-type="float">
            <text:p>380477007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47" office:value-type="float">
            <text:p>233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12" office:value-type="float">
            <text:p>380477007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48" office:value-type="float">
            <text:p>233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13" office:value-type="float">
            <text:p>380477007401013</text:p>
          </table:table-cell>
          <table:table-cell ns41:value-type="string" table:style-name="TL Metadata" office:value-type="string">
            <text:p>3804770074010131 <text:s/>Hieronder twe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49" office:value-type="float">
            <text:p>233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14" office:value-type="float">
            <text:p>380477007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50" office:value-type="float">
            <text:p>233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15" office:value-type="float">
            <text:p>380477007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51" office:value-type="float">
            <text:p>233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16" office:value-type="float">
            <text:p>380477007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52" office:value-type="float">
            <text:p>233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17" office:value-type="float">
            <text:p>380477007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53" office:value-type="float">
            <text:p>233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18" office:value-type="float">
            <text:p>380477007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54" office:value-type="float">
            <text:p>233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19" office:value-type="float">
            <text:p>380477007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55" office:value-type="float">
            <text:p>233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20" office:value-type="float">
            <text:p>380477007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56" office:value-type="float">
            <text:p>233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21" office:value-type="float">
            <text:p>380477007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57" office:value-type="float">
            <text:p>233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22" office:value-type="float">
            <text:p>380477007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58" office:value-type="float">
            <text:p>233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23" office:value-type="float">
            <text:p>380477007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59" office:value-type="float">
            <text:p>233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24" office:value-type="float">
            <text:p>380477007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60" office:value-type="float">
            <text:p>233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25" office:value-type="float">
            <text:p>380477007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61" office:value-type="float">
            <text:p>233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26" office:value-type="float">
            <text:p>380477007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62" office:value-type="float">
            <text:p>233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27" office:value-type="float">
            <text:p>380477007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63" office:value-type="float">
            <text:p>233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28" office:value-type="float">
            <text:p>380477007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64" office:value-type="float">
            <text:p>233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29" office:value-type="float">
            <text:p>380477007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65" office:value-type="float">
            <text:p>233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30" office:value-type="float">
            <text:p>380477007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66" office:value-type="float">
            <text:p>233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31" office:value-type="float">
            <text:p>380477007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67" office:value-type="float">
            <text:p>233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32" office:value-type="float">
            <text:p>380477007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68" office:value-type="float">
            <text:p>233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33" office:value-type="float">
            <text:p>380477007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69" office:value-type="float">
            <text:p>233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34" office:value-type="float">
            <text:p>380477007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70" office:value-type="float">
            <text:p>233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35" office:value-type="float">
            <text:p>380477007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71" office:value-type="float">
            <text:p>233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36" office:value-type="float">
            <text:p>380477007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72" office:value-type="float">
            <text:p>233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37" office:value-type="float">
            <text:p>380477007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73" office:value-type="float">
            <text:p>233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38" office:value-type="float">
            <text:p>380477007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74" office:value-type="float">
            <text:p>233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39" office:value-type="float">
            <text:p>380477007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75" office:value-type="float">
            <text:p>233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40" office:value-type="float">
            <text:p>380477007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76" office:value-type="float">
            <text:p>233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41" office:value-type="float">
            <text:p>380477007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77" office:value-type="float">
            <text:p>233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42" office:value-type="float">
            <text:p>380477007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78" office:value-type="float">
            <text:p>233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43" office:value-type="float">
            <text:p>380477007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79" office:value-type="float">
            <text:p>233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44" office:value-type="float">
            <text:p>380477007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80" office:value-type="float">
            <text:p>233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45" office:value-type="float">
            <text:p>380477007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81" office:value-type="float">
            <text:p>233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46" office:value-type="float">
            <text:p>380477007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82" office:value-type="float">
            <text:p>233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47" office:value-type="float">
            <text:p>380477007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83" office:value-type="float">
            <text:p>233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48" office:value-type="float">
            <text:p>380477007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84" office:value-type="float">
            <text:p>233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49" office:value-type="float">
            <text:p>380477007401049</text:p>
          </table:table-cell>
          <table:table-cell ns41:value-type="string" table:style-name="TL Metadata" office:value-type="string">
            <text:p>3804770074010492 <text:s/>Hieronder een van onbekenden ouderdom.</text:p>
          </table:table-cell>
          <table:table-cell ns41:value-type="string" table:style-name="TL Metadata" office:value-type="string">
            <text:p>3804770074010493 <text:s/>Hieronder twee van onbekenden ouderdom.</text:p>
          </table:table-cell>
          <table:table-cell table:number-columns-repeated="1019"/>
        </table:table-row>
        <table:table-row table:style-name="ro4">
          <table:table-cell ns41:value-type="float" table:style-name="ce63" office:value="23385" office:value-type="float">
            <text:p>233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50" office:value-type="float">
            <text:p>380477007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86" office:value-type="float">
            <text:p>233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51" office:value-type="float">
            <text:p>380477007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87" office:value-type="float">
            <text:p>233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52" office:value-type="float">
            <text:p>380477007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88" office:value-type="float">
            <text:p>233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401053" office:value-type="float">
            <text:p>380477007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89" office:value-type="float">
            <text:p>233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01" office:value-type="float">
            <text:p>380477007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90" office:value-type="float">
            <text:p>233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02" office:value-type="float">
            <text:p>380477007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91" office:value-type="float">
            <text:p>233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03" office:value-type="float">
            <text:p>380477007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92" office:value-type="float">
            <text:p>233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04" office:value-type="float">
            <text:p>380477007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93" office:value-type="float">
            <text:p>233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05" office:value-type="float">
            <text:p>380477007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94" office:value-type="float">
            <text:p>233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06" office:value-type="float">
            <text:p>380477007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95" office:value-type="float">
            <text:p>233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07" office:value-type="float">
            <text:p>380477007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96" office:value-type="float">
            <text:p>233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08" office:value-type="float">
            <text:p>380477007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97" office:value-type="float">
            <text:p>233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09" office:value-type="float">
            <text:p>380477007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98" office:value-type="float">
            <text:p>233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10" office:value-type="float">
            <text:p>380477007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399" office:value-type="float">
            <text:p>233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11" office:value-type="float">
            <text:p>380477007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00" office:value-type="float">
            <text:p>234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12" office:value-type="float">
            <text:p>380477007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01" office:value-type="float">
            <text:p>234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13" office:value-type="float">
            <text:p>380477007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02" office:value-type="float">
            <text:p>234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14" office:value-type="float">
            <text:p>380477007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03" office:value-type="float">
            <text:p>234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15" office:value-type="float">
            <text:p>380477007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04" office:value-type="float">
            <text:p>234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16" office:value-type="float">
            <text:p>380477007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05" office:value-type="float">
            <text:p>234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17" office:value-type="float">
            <text:p>380477007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06" office:value-type="float">
            <text:p>234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18" office:value-type="float">
            <text:p>380477007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07" office:value-type="float">
            <text:p>234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19" office:value-type="float">
            <text:p>380477007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08" office:value-type="float">
            <text:p>234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20" office:value-type="float">
            <text:p>380477007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09" office:value-type="float">
            <text:p>234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21" office:value-type="float">
            <text:p>380477007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10" office:value-type="float">
            <text:p>234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22" office:value-type="float">
            <text:p>380477007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11" office:value-type="float">
            <text:p>234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23" office:value-type="float">
            <text:p>380477007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12" office:value-type="float">
            <text:p>234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24" office:value-type="float">
            <text:p>380477007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13" office:value-type="float">
            <text:p>234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25" office:value-type="float">
            <text:p>380477007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14" office:value-type="float">
            <text:p>234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26" office:value-type="float">
            <text:p>380477007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15" office:value-type="float">
            <text:p>234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27" office:value-type="float">
            <text:p>380477007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16" office:value-type="float">
            <text:p>234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28" office:value-type="float">
            <text:p>380477007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17" office:value-type="float">
            <text:p>234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29" office:value-type="float">
            <text:p>380477007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18" office:value-type="float">
            <text:p>234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30" office:value-type="float">
            <text:p>380477007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19" office:value-type="float">
            <text:p>234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31" office:value-type="float">
            <text:p>380477007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20" office:value-type="float">
            <text:p>234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32" office:value-type="float">
            <text:p>380477007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21" office:value-type="float">
            <text:p>234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33" office:value-type="float">
            <text:p>380477007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22" office:value-type="float">
            <text:p>234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34" office:value-type="float">
            <text:p>380477007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23" office:value-type="float">
            <text:p>234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35" office:value-type="float">
            <text:p>380477007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24" office:value-type="float">
            <text:p>234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36" office:value-type="float">
            <text:p>380477007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25" office:value-type="float">
            <text:p>234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37" office:value-type="float">
            <text:p>380477007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26" office:value-type="float">
            <text:p>234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38" office:value-type="float">
            <text:p>380477007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27" office:value-type="float">
            <text:p>234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39" office:value-type="float">
            <text:p>380477007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28" office:value-type="float">
            <text:p>234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40" office:value-type="float">
            <text:p>380477007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29" office:value-type="float">
            <text:p>234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41" office:value-type="float">
            <text:p>380477007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30" office:value-type="float">
            <text:p>234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42" office:value-type="float">
            <text:p>380477007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31" office:value-type="float">
            <text:p>234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43" office:value-type="float">
            <text:p>380477007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32" office:value-type="float">
            <text:p>234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44" office:value-type="float">
            <text:p>380477007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33" office:value-type="float">
            <text:p>234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45" office:value-type="float">
            <text:p>380477007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34" office:value-type="float">
            <text:p>234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46" office:value-type="float">
            <text:p>380477007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35" office:value-type="float">
            <text:p>234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47" office:value-type="float">
            <text:p>380477007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36" office:value-type="float">
            <text:p>234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48" office:value-type="float">
            <text:p>380477007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37" office:value-type="float">
            <text:p>234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49" office:value-type="float">
            <text:p>380477007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38" office:value-type="float">
            <text:p>234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50" office:value-type="float">
            <text:p>380477007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39" office:value-type="float">
            <text:p>234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7007501051" office:value-type="float">
            <text:p>3804770075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40" office:value-type="float">
            <text:p>234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01" office:value-type="float">
            <text:p>380478007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41" office:value-type="float">
            <text:p>234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02" office:value-type="float">
            <text:p>380478007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42" office:value-type="float">
            <text:p>234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03" office:value-type="float">
            <text:p>380478007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43" office:value-type="float">
            <text:p>234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04" office:value-type="float">
            <text:p>380478007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44" office:value-type="float">
            <text:p>234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05" office:value-type="float">
            <text:p>380478007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45" office:value-type="float">
            <text:p>234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06" office:value-type="float">
            <text:p>380478007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46" office:value-type="float">
            <text:p>234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07" office:value-type="float">
            <text:p>380478007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47" office:value-type="float">
            <text:p>234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08" office:value-type="float">
            <text:p>380478007601008</text:p>
          </table:table-cell>
          <table:table-cell ns41:value-type="string" table:style-name="TL Metadata" office:value-type="string">
            <text:p>3804780076010081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48" office:value-type="float">
            <text:p>234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09" office:value-type="float">
            <text:p>380478007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49" office:value-type="float">
            <text:p>234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10" office:value-type="float">
            <text:p>380478007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50" office:value-type="float">
            <text:p>234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11" office:value-type="float">
            <text:p>380478007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51" office:value-type="float">
            <text:p>234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12" office:value-type="float">
            <text:p>380478007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52" office:value-type="float">
            <text:p>234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13" office:value-type="float">
            <text:p>380478007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53" office:value-type="float">
            <text:p>234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14" office:value-type="float">
            <text:p>380478007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54" office:value-type="float">
            <text:p>234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15" office:value-type="float">
            <text:p>380478007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55" office:value-type="float">
            <text:p>234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16" office:value-type="float">
            <text:p>380478007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56" office:value-type="float">
            <text:p>234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17" office:value-type="float">
            <text:p>380478007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57" office:value-type="float">
            <text:p>234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18" office:value-type="float">
            <text:p>380478007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58" office:value-type="float">
            <text:p>234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19" office:value-type="float">
            <text:p>380478007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59" office:value-type="float">
            <text:p>234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20" office:value-type="float">
            <text:p>380478007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60" office:value-type="float">
            <text:p>234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21" office:value-type="float">
            <text:p>380478007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61" office:value-type="float">
            <text:p>234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22" office:value-type="float">
            <text:p>380478007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62" office:value-type="float">
            <text:p>234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23" office:value-type="float">
            <text:p>380478007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63" office:value-type="float">
            <text:p>234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24" office:value-type="float">
            <text:p>380478007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64" office:value-type="float">
            <text:p>234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25" office:value-type="float">
            <text:p>380478007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65" office:value-type="float">
            <text:p>234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26" office:value-type="float">
            <text:p>380478007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66" office:value-type="float">
            <text:p>234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27" office:value-type="float">
            <text:p>380478007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67" office:value-type="float">
            <text:p>234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28" office:value-type="float">
            <text:p>380478007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68" office:value-type="float">
            <text:p>234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29" office:value-type="float">
            <text:p>380478007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69" office:value-type="float">
            <text:p>234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30" office:value-type="float">
            <text:p>380478007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70" office:value-type="float">
            <text:p>234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31" office:value-type="float">
            <text:p>380478007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71" office:value-type="float">
            <text:p>234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32" office:value-type="float">
            <text:p>380478007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72" office:value-type="float">
            <text:p>234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33" office:value-type="float">
            <text:p>380478007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73" office:value-type="float">
            <text:p>234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34" office:value-type="float">
            <text:p>380478007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74" office:value-type="float">
            <text:p>234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35" office:value-type="float">
            <text:p>380478007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75" office:value-type="float">
            <text:p>234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36" office:value-type="float">
            <text:p>380478007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76" office:value-type="float">
            <text:p>234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37" office:value-type="float">
            <text:p>380478007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77" office:value-type="float">
            <text:p>234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38" office:value-type="float">
            <text:p>380478007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78" office:value-type="float">
            <text:p>234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39" office:value-type="float">
            <text:p>380478007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79" office:value-type="float">
            <text:p>234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40" office:value-type="float">
            <text:p>380478007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80" office:value-type="float">
            <text:p>234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41" office:value-type="float">
            <text:p>380478007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81" office:value-type="float">
            <text:p>234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42" office:value-type="float">
            <text:p>380478007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82" office:value-type="float">
            <text:p>234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43" office:value-type="float">
            <text:p>380478007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83" office:value-type="float">
            <text:p>234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44" office:value-type="float">
            <text:p>380478007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84" office:value-type="float">
            <text:p>234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45" office:value-type="float">
            <text:p>380478007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85" office:value-type="float">
            <text:p>234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46" office:value-type="float">
            <text:p>380478007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86" office:value-type="float">
            <text:p>234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47" office:value-type="float">
            <text:p>380478007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87" office:value-type="float">
            <text:p>234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48" office:value-type="float">
            <text:p>380478007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88" office:value-type="float">
            <text:p>234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49" office:value-type="float">
            <text:p>380478007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89" office:value-type="float">
            <text:p>234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50" office:value-type="float">
            <text:p>380478007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90" office:value-type="float">
            <text:p>234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51" office:value-type="float">
            <text:p>380478007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91" office:value-type="float">
            <text:p>234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601052" office:value-type="float">
            <text:p>380478007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92" office:value-type="float">
            <text:p>234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01" office:value-type="float">
            <text:p>380478007701001</text:p>
          </table:table-cell>
          <table:table-cell ns41:value-type="string" table:style-name="TL Metadata" office:value-type="string">
            <text:p>3804780077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93" office:value-type="float">
            <text:p>234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02" office:value-type="float">
            <text:p>380478007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94" office:value-type="float">
            <text:p>234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03" office:value-type="float">
            <text:p>380478007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95" office:value-type="float">
            <text:p>234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04" office:value-type="float">
            <text:p>380478007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96" office:value-type="float">
            <text:p>234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05" office:value-type="float">
            <text:p>380478007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97" office:value-type="float">
            <text:p>234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06" office:value-type="float">
            <text:p>380478007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98" office:value-type="float">
            <text:p>234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07" office:value-type="float">
            <text:p>380478007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499" office:value-type="float">
            <text:p>234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08" office:value-type="float">
            <text:p>380478007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00" office:value-type="float">
            <text:p>235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09" office:value-type="float">
            <text:p>380478007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01" office:value-type="float">
            <text:p>235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10" office:value-type="float">
            <text:p>380478007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02" office:value-type="float">
            <text:p>235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11" office:value-type="float">
            <text:p>380478007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03" office:value-type="float">
            <text:p>235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12" office:value-type="float">
            <text:p>380478007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04" office:value-type="float">
            <text:p>235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13" office:value-type="float">
            <text:p>380478007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05" office:value-type="float">
            <text:p>235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14" office:value-type="float">
            <text:p>380478007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06" office:value-type="float">
            <text:p>235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15" office:value-type="float">
            <text:p>380478007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07" office:value-type="float">
            <text:p>235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16" office:value-type="float">
            <text:p>380478007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08" office:value-type="float">
            <text:p>235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17" office:value-type="float">
            <text:p>380478007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09" office:value-type="float">
            <text:p>235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18" office:value-type="float">
            <text:p>380478007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10" office:value-type="float">
            <text:p>235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19" office:value-type="float">
            <text:p>380478007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11" office:value-type="float">
            <text:p>235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20" office:value-type="float">
            <text:p>380478007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12" office:value-type="float">
            <text:p>235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21" office:value-type="float">
            <text:p>380478007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13" office:value-type="float">
            <text:p>235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22" office:value-type="float">
            <text:p>380478007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14" office:value-type="float">
            <text:p>235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23" office:value-type="float">
            <text:p>380478007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15" office:value-type="float">
            <text:p>235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24" office:value-type="float">
            <text:p>380478007701024</text:p>
          </table:table-cell>
          <table:table-cell ns41:value-type="string" table:style-name="TL Metadata" office:value-type="string">
            <text:p>3804780077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16" office:value-type="float">
            <text:p>235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25" office:value-type="float">
            <text:p>380478007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17" office:value-type="float">
            <text:p>235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26" office:value-type="float">
            <text:p>380478007701026</text:p>
          </table:table-cell>
          <table:table-cell ns41:value-type="string" table:style-name="TL Metadata" office:value-type="string">
            <text:p>3804780077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18" office:value-type="float">
            <text:p>235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27" office:value-type="float">
            <text:p>380478007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19" office:value-type="float">
            <text:p>235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28" office:value-type="float">
            <text:p>380478007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20" office:value-type="float">
            <text:p>235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29" office:value-type="float">
            <text:p>380478007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21" office:value-type="float">
            <text:p>235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30" office:value-type="float">
            <text:p>380478007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22" office:value-type="float">
            <text:p>235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31" office:value-type="float">
            <text:p>380478007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23" office:value-type="float">
            <text:p>235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32" office:value-type="float">
            <text:p>380478007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24" office:value-type="float">
            <text:p>235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33" office:value-type="float">
            <text:p>380478007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25" office:value-type="float">
            <text:p>235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34" office:value-type="float">
            <text:p>380478007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26" office:value-type="float">
            <text:p>235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35" office:value-type="float">
            <text:p>380478007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27" office:value-type="float">
            <text:p>235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36" office:value-type="float">
            <text:p>380478007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28" office:value-type="float">
            <text:p>235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37" office:value-type="float">
            <text:p>380478007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29" office:value-type="float">
            <text:p>235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38" office:value-type="float">
            <text:p>380478007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30" office:value-type="float">
            <text:p>235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39" office:value-type="float">
            <text:p>380478007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31" office:value-type="float">
            <text:p>235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40" office:value-type="float">
            <text:p>380478007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32" office:value-type="float">
            <text:p>235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41" office:value-type="float">
            <text:p>380478007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33" office:value-type="float">
            <text:p>235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42" office:value-type="float">
            <text:p>380478007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34" office:value-type="float">
            <text:p>235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43" office:value-type="float">
            <text:p>380478007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35" office:value-type="float">
            <text:p>235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44" office:value-type="float">
            <text:p>380478007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36" office:value-type="float">
            <text:p>235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45" office:value-type="float">
            <text:p>380478007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37" office:value-type="float">
            <text:p>235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46" office:value-type="float">
            <text:p>380478007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38" office:value-type="float">
            <text:p>235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47" office:value-type="float">
            <text:p>380478007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39" office:value-type="float">
            <text:p>235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48" office:value-type="float">
            <text:p>380478007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40" office:value-type="float">
            <text:p>235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49" office:value-type="float">
            <text:p>380478007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41" office:value-type="float">
            <text:p>235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8007701050" office:value-type="float">
            <text:p>380478007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42" office:value-type="float">
            <text:p>235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01" office:value-type="float">
            <text:p>380479007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43" office:value-type="float">
            <text:p>235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02" office:value-type="float">
            <text:p>380479007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44" office:value-type="float">
            <text:p>235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03" office:value-type="float">
            <text:p>380479007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45" office:value-type="float">
            <text:p>235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04" office:value-type="float">
            <text:p>380479007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46" office:value-type="float">
            <text:p>235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05" office:value-type="float">
            <text:p>380479007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47" office:value-type="float">
            <text:p>235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06" office:value-type="float">
            <text:p>380479007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48" office:value-type="float">
            <text:p>235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07" office:value-type="float">
            <text:p>380479007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49" office:value-type="float">
            <text:p>235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08" office:value-type="float">
            <text:p>380479007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50" office:value-type="float">
            <text:p>235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09" office:value-type="float">
            <text:p>380479007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51" office:value-type="float">
            <text:p>235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10" office:value-type="float">
            <text:p>380479007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52" office:value-type="float">
            <text:p>235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11" office:value-type="float">
            <text:p>380479007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53" office:value-type="float">
            <text:p>235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12" office:value-type="float">
            <text:p>380479007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54" office:value-type="float">
            <text:p>235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13" office:value-type="float">
            <text:p>380479007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55" office:value-type="float">
            <text:p>235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14" office:value-type="float">
            <text:p>380479007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56" office:value-type="float">
            <text:p>235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15" office:value-type="float">
            <text:p>380479007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57" office:value-type="float">
            <text:p>235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16" office:value-type="float">
            <text:p>380479007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58" office:value-type="float">
            <text:p>235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17" office:value-type="float">
            <text:p>380479007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59" office:value-type="float">
            <text:p>235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18" office:value-type="float">
            <text:p>380479007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60" office:value-type="float">
            <text:p>235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19" office:value-type="float">
            <text:p>380479007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61" office:value-type="float">
            <text:p>235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20" office:value-type="float">
            <text:p>380479007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62" office:value-type="float">
            <text:p>235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21" office:value-type="float">
            <text:p>380479007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63" office:value-type="float">
            <text:p>235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22" office:value-type="float">
            <text:p>380479007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64" office:value-type="float">
            <text:p>235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23" office:value-type="float">
            <text:p>380479007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65" office:value-type="float">
            <text:p>235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24" office:value-type="float">
            <text:p>380479007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66" office:value-type="float">
            <text:p>235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25" office:value-type="float">
            <text:p>380479007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67" office:value-type="float">
            <text:p>235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26" office:value-type="float">
            <text:p>380479007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68" office:value-type="float">
            <text:p>235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27" office:value-type="float">
            <text:p>380479007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69" office:value-type="float">
            <text:p>235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28" office:value-type="float">
            <text:p>380479007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70" office:value-type="float">
            <text:p>235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29" office:value-type="float">
            <text:p>380479007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71" office:value-type="float">
            <text:p>235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30" office:value-type="float">
            <text:p>380479007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72" office:value-type="float">
            <text:p>235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31" office:value-type="float">
            <text:p>380479007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73" office:value-type="float">
            <text:p>235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32" office:value-type="float">
            <text:p>380479007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74" office:value-type="float">
            <text:p>235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33" office:value-type="float">
            <text:p>380479007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75" office:value-type="float">
            <text:p>235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34" office:value-type="float">
            <text:p>380479007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76" office:value-type="float">
            <text:p>235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35" office:value-type="float">
            <text:p>380479007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77" office:value-type="float">
            <text:p>235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36" office:value-type="float">
            <text:p>380479007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78" office:value-type="float">
            <text:p>235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37" office:value-type="float">
            <text:p>380479007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79" office:value-type="float">
            <text:p>235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38" office:value-type="float">
            <text:p>380479007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80" office:value-type="float">
            <text:p>235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39" office:value-type="float">
            <text:p>380479007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81" office:value-type="float">
            <text:p>235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40" office:value-type="float">
            <text:p>380479007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82" office:value-type="float">
            <text:p>235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41" office:value-type="float">
            <text:p>380479007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83" office:value-type="float">
            <text:p>235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42" office:value-type="float">
            <text:p>380479007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84" office:value-type="float">
            <text:p>235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43" office:value-type="float">
            <text:p>380479007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85" office:value-type="float">
            <text:p>235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44" office:value-type="float">
            <text:p>380479007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86" office:value-type="float">
            <text:p>235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45" office:value-type="float">
            <text:p>380479007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87" office:value-type="float">
            <text:p>235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46" office:value-type="float">
            <text:p>380479007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88" office:value-type="float">
            <text:p>235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47" office:value-type="float">
            <text:p>380479007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89" office:value-type="float">
            <text:p>235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48" office:value-type="float">
            <text:p>380479007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90" office:value-type="float">
            <text:p>235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49" office:value-type="float">
            <text:p>380479007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91" office:value-type="float">
            <text:p>235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50" office:value-type="float">
            <text:p>380479007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92" office:value-type="float">
            <text:p>235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51" office:value-type="float">
            <text:p>380479007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93" office:value-type="float">
            <text:p>235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801052" office:value-type="float">
            <text:p>380479007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94" office:value-type="float">
            <text:p>235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01" office:value-type="float">
            <text:p>380479007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95" office:value-type="float">
            <text:p>235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02" office:value-type="float">
            <text:p>380479007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96" office:value-type="float">
            <text:p>235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03" office:value-type="float">
            <text:p>380479007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97" office:value-type="float">
            <text:p>235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04" office:value-type="float">
            <text:p>380479007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98" office:value-type="float">
            <text:p>235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05" office:value-type="float">
            <text:p>380479007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599" office:value-type="float">
            <text:p>235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06" office:value-type="float">
            <text:p>380479007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00" office:value-type="float">
            <text:p>236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07" office:value-type="float">
            <text:p>380479007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01" office:value-type="float">
            <text:p>236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08" office:value-type="float">
            <text:p>380479007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02" office:value-type="float">
            <text:p>236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09" office:value-type="float">
            <text:p>380479007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03" office:value-type="float">
            <text:p>236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10" office:value-type="float">
            <text:p>380479007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04" office:value-type="float">
            <text:p>236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11" office:value-type="float">
            <text:p>380479007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05" office:value-type="float">
            <text:p>236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12" office:value-type="float">
            <text:p>380479007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06" office:value-type="float">
            <text:p>236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13" office:value-type="float">
            <text:p>380479007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07" office:value-type="float">
            <text:p>236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14" office:value-type="float">
            <text:p>380479007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08" office:value-type="float">
            <text:p>236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15" office:value-type="float">
            <text:p>380479007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09" office:value-type="float">
            <text:p>236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16" office:value-type="float">
            <text:p>380479007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10" office:value-type="float">
            <text:p>236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17" office:value-type="float">
            <text:p>380479007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11" office:value-type="float">
            <text:p>236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18" office:value-type="float">
            <text:p>380479007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12" office:value-type="float">
            <text:p>236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19" office:value-type="float">
            <text:p>380479007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13" office:value-type="float">
            <text:p>236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20" office:value-type="float">
            <text:p>380479007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14" office:value-type="float">
            <text:p>236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21" office:value-type="float">
            <text:p>380479007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15" office:value-type="float">
            <text:p>236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22" office:value-type="float">
            <text:p>380479007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16" office:value-type="float">
            <text:p>236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23" office:value-type="float">
            <text:p>380479007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17" office:value-type="float">
            <text:p>236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24" office:value-type="float">
            <text:p>380479007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18" office:value-type="float">
            <text:p>236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25" office:value-type="float">
            <text:p>380479007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19" office:value-type="float">
            <text:p>236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26" office:value-type="float">
            <text:p>380479007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20" office:value-type="float">
            <text:p>236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27" office:value-type="float">
            <text:p>380479007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21" office:value-type="float">
            <text:p>236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28" office:value-type="float">
            <text:p>380479007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22" office:value-type="float">
            <text:p>236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29" office:value-type="float">
            <text:p>380479007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23" office:value-type="float">
            <text:p>236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30" office:value-type="float">
            <text:p>380479007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24" office:value-type="float">
            <text:p>236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31" office:value-type="float">
            <text:p>380479007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25" office:value-type="float">
            <text:p>236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32" office:value-type="float">
            <text:p>380479007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26" office:value-type="float">
            <text:p>236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33" office:value-type="float">
            <text:p>380479007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27" office:value-type="float">
            <text:p>236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34" office:value-type="float">
            <text:p>380479007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28" office:value-type="float">
            <text:p>236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35" office:value-type="float">
            <text:p>380479007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29" office:value-type="float">
            <text:p>236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36" office:value-type="float">
            <text:p>380479007901036</text:p>
          </table:table-cell>
          <table:table-cell ns41:value-type="string" table:style-name="TL Metadata" office:value-type="string">
            <text:p>3804790079010361 <text:s/>Hieronder een van onbekenden ouderdom.</text:p>
          </table:table-cell>
          <table:table-cell ns41:value-type="string" table:style-name="TL Metadata" office:value-type="string">
            <text:p>3804790079010362 <text:s/>Hieronder eene van onbekenden ouderdom.</text:p>
          </table:table-cell>
          <table:table-cell table:number-columns-repeated="1019"/>
        </table:table-row>
        <table:table-row table:style-name="ro4">
          <table:table-cell ns41:value-type="float" table:style-name="ce63" office:value="23630" office:value-type="float">
            <text:p>236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37" office:value-type="float">
            <text:p>380479007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31" office:value-type="float">
            <text:p>236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79007901038" office:value-type="float">
            <text:p>380479007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32" office:value-type="float">
            <text:p>236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01" office:value-type="float">
            <text:p>380480008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33" office:value-type="float">
            <text:p>236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02" office:value-type="float">
            <text:p>380480008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34" office:value-type="float">
            <text:p>236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03" office:value-type="float">
            <text:p>380480008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35" office:value-type="float">
            <text:p>236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04" office:value-type="float">
            <text:p>380480008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36" office:value-type="float">
            <text:p>236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05" office:value-type="float">
            <text:p>380480008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37" office:value-type="float">
            <text:p>236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06" office:value-type="float">
            <text:p>380480008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38" office:value-type="float">
            <text:p>236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07" office:value-type="float">
            <text:p>380480008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39" office:value-type="float">
            <text:p>236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08" office:value-type="float">
            <text:p>380480008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40" office:value-type="float">
            <text:p>236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09" office:value-type="float">
            <text:p>380480008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41" office:value-type="float">
            <text:p>236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10" office:value-type="float">
            <text:p>380480008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42" office:value-type="float">
            <text:p>236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11" office:value-type="float">
            <text:p>380480008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43" office:value-type="float">
            <text:p>236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12" office:value-type="float">
            <text:p>380480008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44" office:value-type="float">
            <text:p>236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13" office:value-type="float">
            <text:p>380480008001013</text:p>
          </table:table-cell>
          <table:table-cell ns41:value-type="string" table:style-name="TL Metadata" office:value-type="string">
            <text:p>3804800080010131 <text:s/>Hieronder twee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45" office:value-type="float">
            <text:p>236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14" office:value-type="float">
            <text:p>380480008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46" office:value-type="float">
            <text:p>236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15" office:value-type="float">
            <text:p>380480008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47" office:value-type="float">
            <text:p>236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16" office:value-type="float">
            <text:p>380480008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48" office:value-type="float">
            <text:p>236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17" office:value-type="float">
            <text:p>380480008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49" office:value-type="float">
            <text:p>236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18" office:value-type="float">
            <text:p>380480008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50" office:value-type="float">
            <text:p>236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19" office:value-type="float">
            <text:p>380480008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51" office:value-type="float">
            <text:p>236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20" office:value-type="float">
            <text:p>380480008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52" office:value-type="float">
            <text:p>236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21" office:value-type="float">
            <text:p>380480008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53" office:value-type="float">
            <text:p>236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22" office:value-type="float">
            <text:p>380480008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54" office:value-type="float">
            <text:p>236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23" office:value-type="float">
            <text:p>380480008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55" office:value-type="float">
            <text:p>236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24" office:value-type="float">
            <text:p>380480008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56" office:value-type="float">
            <text:p>236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25" office:value-type="float">
            <text:p>380480008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57" office:value-type="float">
            <text:p>236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26" office:value-type="float">
            <text:p>380480008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58" office:value-type="float">
            <text:p>236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27" office:value-type="float">
            <text:p>380480008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59" office:value-type="float">
            <text:p>236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28" office:value-type="float">
            <text:p>380480008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60" office:value-type="float">
            <text:p>236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29" office:value-type="float">
            <text:p>380480008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61" office:value-type="float">
            <text:p>236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30" office:value-type="float">
            <text:p>380480008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62" office:value-type="float">
            <text:p>236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31" office:value-type="float">
            <text:p>380480008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63" office:value-type="float">
            <text:p>236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32" office:value-type="float">
            <text:p>380480008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64" office:value-type="float">
            <text:p>236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33" office:value-type="float">
            <text:p>380480008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65" office:value-type="float">
            <text:p>236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34" office:value-type="float">
            <text:p>380480008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66" office:value-type="float">
            <text:p>236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35" office:value-type="float">
            <text:p>380480008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67" office:value-type="float">
            <text:p>236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36" office:value-type="float">
            <text:p>380480008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68" office:value-type="float">
            <text:p>236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37" office:value-type="float">
            <text:p>380480008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69" office:value-type="float">
            <text:p>236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38" office:value-type="float">
            <text:p>380480008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70" office:value-type="float">
            <text:p>236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39" office:value-type="float">
            <text:p>380480008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71" office:value-type="float">
            <text:p>236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40" office:value-type="float">
            <text:p>380480008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72" office:value-type="float">
            <text:p>236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41" office:value-type="float">
            <text:p>380480008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73" office:value-type="float">
            <text:p>236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42" office:value-type="float">
            <text:p>380480008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74" office:value-type="float">
            <text:p>236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43" office:value-type="float">
            <text:p>380480008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75" office:value-type="float">
            <text:p>236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44" office:value-type="float">
            <text:p>380480008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76" office:value-type="float">
            <text:p>236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45" office:value-type="float">
            <text:p>380480008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77" office:value-type="float">
            <text:p>236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46" office:value-type="float">
            <text:p>380480008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78" office:value-type="float">
            <text:p>236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47" office:value-type="float">
            <text:p>380480008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79" office:value-type="float">
            <text:p>236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48" office:value-type="float">
            <text:p>380480008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80" office:value-type="float">
            <text:p>236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49" office:value-type="float">
            <text:p>380480008001049</text:p>
          </table:table-cell>
          <table:table-cell ns41:value-type="string" table:style-name="TL Metadata" office:value-type="string">
            <text:p>3804800080010492 <text:s/>Hieronder een van onbekenden ouderdom.</text:p>
          </table:table-cell>
          <table:table-cell ns41:value-type="string" table:style-name="TL Metadata" office:value-type="string">
            <text:p>3804800080010493 <text:s/>Hieronder twee van onbekenden ouderdom.</text:p>
          </table:table-cell>
          <table:table-cell table:number-columns-repeated="1019"/>
        </table:table-row>
        <table:table-row table:style-name="ro4">
          <table:table-cell ns41:value-type="float" table:style-name="ce63" office:value="23681" office:value-type="float">
            <text:p>236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50" office:value-type="float">
            <text:p>380480008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82" office:value-type="float">
            <text:p>236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51" office:value-type="float">
            <text:p>380480008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83" office:value-type="float">
            <text:p>236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52" office:value-type="float">
            <text:p>380480008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84" office:value-type="float">
            <text:p>236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001053" office:value-type="float">
            <text:p>380480008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85" office:value-type="float">
            <text:p>236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01" office:value-type="float">
            <text:p>380480008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86" office:value-type="float">
            <text:p>236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02" office:value-type="float">
            <text:p>380480008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87" office:value-type="float">
            <text:p>236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03" office:value-type="float">
            <text:p>380480008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88" office:value-type="float">
            <text:p>236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04" office:value-type="float">
            <text:p>380480008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89" office:value-type="float">
            <text:p>236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05" office:value-type="float">
            <text:p>380480008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90" office:value-type="float">
            <text:p>236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06" office:value-type="float">
            <text:p>380480008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91" office:value-type="float">
            <text:p>236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07" office:value-type="float">
            <text:p>380480008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92" office:value-type="float">
            <text:p>236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08" office:value-type="float">
            <text:p>380480008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93" office:value-type="float">
            <text:p>236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09" office:value-type="float">
            <text:p>380480008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94" office:value-type="float">
            <text:p>236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10" office:value-type="float">
            <text:p>380480008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95" office:value-type="float">
            <text:p>236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11" office:value-type="float">
            <text:p>380480008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96" office:value-type="float">
            <text:p>236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12" office:value-type="float">
            <text:p>380480008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97" office:value-type="float">
            <text:p>236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13" office:value-type="float">
            <text:p>380480008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98" office:value-type="float">
            <text:p>236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14" office:value-type="float">
            <text:p>380480008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699" office:value-type="float">
            <text:p>236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15" office:value-type="float">
            <text:p>380480008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00" office:value-type="float">
            <text:p>237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16" office:value-type="float">
            <text:p>380480008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01" office:value-type="float">
            <text:p>237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17" office:value-type="float">
            <text:p>380480008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02" office:value-type="float">
            <text:p>237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18" office:value-type="float">
            <text:p>380480008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03" office:value-type="float">
            <text:p>237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19" office:value-type="float">
            <text:p>380480008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04" office:value-type="float">
            <text:p>237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20" office:value-type="float">
            <text:p>380480008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05" office:value-type="float">
            <text:p>237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21" office:value-type="float">
            <text:p>380480008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06" office:value-type="float">
            <text:p>237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22" office:value-type="float">
            <text:p>380480008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07" office:value-type="float">
            <text:p>237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23" office:value-type="float">
            <text:p>380480008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08" office:value-type="float">
            <text:p>237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24" office:value-type="float">
            <text:p>380480008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09" office:value-type="float">
            <text:p>237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25" office:value-type="float">
            <text:p>380480008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10" office:value-type="float">
            <text:p>237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26" office:value-type="float">
            <text:p>380480008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11" office:value-type="float">
            <text:p>237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27" office:value-type="float">
            <text:p>380480008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12" office:value-type="float">
            <text:p>237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28" office:value-type="float">
            <text:p>380480008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13" office:value-type="float">
            <text:p>237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29" office:value-type="float">
            <text:p>380480008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14" office:value-type="float">
            <text:p>237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30" office:value-type="float">
            <text:p>380480008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15" office:value-type="float">
            <text:p>237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31" office:value-type="float">
            <text:p>380480008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16" office:value-type="float">
            <text:p>237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32" office:value-type="float">
            <text:p>380480008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17" office:value-type="float">
            <text:p>237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33" office:value-type="float">
            <text:p>380480008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18" office:value-type="float">
            <text:p>237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34" office:value-type="float">
            <text:p>380480008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19" office:value-type="float">
            <text:p>237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35" office:value-type="float">
            <text:p>380480008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20" office:value-type="float">
            <text:p>237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36" office:value-type="float">
            <text:p>380480008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21" office:value-type="float">
            <text:p>237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37" office:value-type="float">
            <text:p>380480008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22" office:value-type="float">
            <text:p>237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38" office:value-type="float">
            <text:p>380480008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23" office:value-type="float">
            <text:p>237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39" office:value-type="float">
            <text:p>380480008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24" office:value-type="float">
            <text:p>237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40" office:value-type="float">
            <text:p>380480008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25" office:value-type="float">
            <text:p>237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41" office:value-type="float">
            <text:p>380480008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26" office:value-type="float">
            <text:p>237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42" office:value-type="float">
            <text:p>380480008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27" office:value-type="float">
            <text:p>237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43" office:value-type="float">
            <text:p>380480008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28" office:value-type="float">
            <text:p>237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44" office:value-type="float">
            <text:p>380480008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29" office:value-type="float">
            <text:p>237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45" office:value-type="float">
            <text:p>380480008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30" office:value-type="float">
            <text:p>237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46" office:value-type="float">
            <text:p>380480008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31" office:value-type="float">
            <text:p>237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47" office:value-type="float">
            <text:p>380480008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32" office:value-type="float">
            <text:p>237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48" office:value-type="float">
            <text:p>380480008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33" office:value-type="float">
            <text:p>237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49" office:value-type="float">
            <text:p>380480008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34" office:value-type="float">
            <text:p>237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50" office:value-type="float">
            <text:p>380480008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35" office:value-type="float">
            <text:p>237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0008101051" office:value-type="float">
            <text:p>3804800081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36" office:value-type="float">
            <text:p>237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01" office:value-type="float">
            <text:p>380481008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37" office:value-type="float">
            <text:p>237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02" office:value-type="float">
            <text:p>380481008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38" office:value-type="float">
            <text:p>237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03" office:value-type="float">
            <text:p>380481008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39" office:value-type="float">
            <text:p>237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04" office:value-type="float">
            <text:p>380481008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40" office:value-type="float">
            <text:p>237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05" office:value-type="float">
            <text:p>380481008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41" office:value-type="float">
            <text:p>237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06" office:value-type="float">
            <text:p>380481008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42" office:value-type="float">
            <text:p>237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07" office:value-type="float">
            <text:p>380481008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43" office:value-type="float">
            <text:p>237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08" office:value-type="float">
            <text:p>380481008201008</text:p>
          </table:table-cell>
          <table:table-cell ns41:value-type="string" table:style-name="TL Metadata" office:value-type="string">
            <text:p>3804810082010081 <text:s/>Hieronder een van onbekenden ouderdom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44" office:value-type="float">
            <text:p>237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09" office:value-type="float">
            <text:p>380481008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45" office:value-type="float">
            <text:p>237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10" office:value-type="float">
            <text:p>380481008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46" office:value-type="float">
            <text:p>237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11" office:value-type="float">
            <text:p>380481008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47" office:value-type="float">
            <text:p>237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12" office:value-type="float">
            <text:p>380481008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48" office:value-type="float">
            <text:p>237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13" office:value-type="float">
            <text:p>380481008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49" office:value-type="float">
            <text:p>237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14" office:value-type="float">
            <text:p>380481008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50" office:value-type="float">
            <text:p>237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15" office:value-type="float">
            <text:p>380481008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51" office:value-type="float">
            <text:p>237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16" office:value-type="float">
            <text:p>380481008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52" office:value-type="float">
            <text:p>237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17" office:value-type="float">
            <text:p>380481008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53" office:value-type="float">
            <text:p>237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18" office:value-type="float">
            <text:p>380481008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54" office:value-type="float">
            <text:p>237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19" office:value-type="float">
            <text:p>380481008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55" office:value-type="float">
            <text:p>237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20" office:value-type="float">
            <text:p>380481008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56" office:value-type="float">
            <text:p>237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21" office:value-type="float">
            <text:p>380481008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57" office:value-type="float">
            <text:p>237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22" office:value-type="float">
            <text:p>380481008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58" office:value-type="float">
            <text:p>237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23" office:value-type="float">
            <text:p>380481008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59" office:value-type="float">
            <text:p>237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24" office:value-type="float">
            <text:p>380481008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60" office:value-type="float">
            <text:p>237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25" office:value-type="float">
            <text:p>380481008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61" office:value-type="float">
            <text:p>237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26" office:value-type="float">
            <text:p>380481008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62" office:value-type="float">
            <text:p>237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27" office:value-type="float">
            <text:p>380481008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63" office:value-type="float">
            <text:p>237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28" office:value-type="float">
            <text:p>380481008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64" office:value-type="float">
            <text:p>237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29" office:value-type="float">
            <text:p>380481008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65" office:value-type="float">
            <text:p>237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30" office:value-type="float">
            <text:p>380481008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66" office:value-type="float">
            <text:p>237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31" office:value-type="float">
            <text:p>380481008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67" office:value-type="float">
            <text:p>237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32" office:value-type="float">
            <text:p>380481008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68" office:value-type="float">
            <text:p>237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33" office:value-type="float">
            <text:p>380481008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69" office:value-type="float">
            <text:p>237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34" office:value-type="float">
            <text:p>380481008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70" office:value-type="float">
            <text:p>237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35" office:value-type="float">
            <text:p>380481008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71" office:value-type="float">
            <text:p>237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36" office:value-type="float">
            <text:p>380481008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72" office:value-type="float">
            <text:p>237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37" office:value-type="float">
            <text:p>380481008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73" office:value-type="float">
            <text:p>237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38" office:value-type="float">
            <text:p>380481008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74" office:value-type="float">
            <text:p>237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39" office:value-type="float">
            <text:p>380481008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75" office:value-type="float">
            <text:p>237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40" office:value-type="float">
            <text:p>380481008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76" office:value-type="float">
            <text:p>237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41" office:value-type="float">
            <text:p>380481008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77" office:value-type="float">
            <text:p>237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42" office:value-type="float">
            <text:p>380481008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78" office:value-type="float">
            <text:p>237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43" office:value-type="float">
            <text:p>380481008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79" office:value-type="float">
            <text:p>237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44" office:value-type="float">
            <text:p>380481008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80" office:value-type="float">
            <text:p>237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45" office:value-type="float">
            <text:p>380481008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81" office:value-type="float">
            <text:p>237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46" office:value-type="float">
            <text:p>380481008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82" office:value-type="float">
            <text:p>237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47" office:value-type="float">
            <text:p>380481008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83" office:value-type="float">
            <text:p>237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48" office:value-type="float">
            <text:p>380481008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84" office:value-type="float">
            <text:p>237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49" office:value-type="float">
            <text:p>380481008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85" office:value-type="float">
            <text:p>237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50" office:value-type="float">
            <text:p>380481008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86" office:value-type="float">
            <text:p>237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51" office:value-type="float">
            <text:p>380481008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87" office:value-type="float">
            <text:p>237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201052" office:value-type="float">
            <text:p>380481008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88" office:value-type="float">
            <text:p>237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01" office:value-type="float">
            <text:p>380481008301001</text:p>
          </table:table-cell>
          <table:table-cell ns41:value-type="string" table:style-name="TL Metadata" office:value-type="string">
            <text:p>3804810083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89" office:value-type="float">
            <text:p>237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02" office:value-type="float">
            <text:p>380481008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90" office:value-type="float">
            <text:p>237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03" office:value-type="float">
            <text:p>380481008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91" office:value-type="float">
            <text:p>237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04" office:value-type="float">
            <text:p>380481008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92" office:value-type="float">
            <text:p>237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05" office:value-type="float">
            <text:p>380481008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93" office:value-type="float">
            <text:p>237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06" office:value-type="float">
            <text:p>380481008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94" office:value-type="float">
            <text:p>237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07" office:value-type="float">
            <text:p>380481008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95" office:value-type="float">
            <text:p>237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08" office:value-type="float">
            <text:p>380481008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96" office:value-type="float">
            <text:p>237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09" office:value-type="float">
            <text:p>380481008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97" office:value-type="float">
            <text:p>237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10" office:value-type="float">
            <text:p>380481008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98" office:value-type="float">
            <text:p>237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11" office:value-type="float">
            <text:p>380481008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799" office:value-type="float">
            <text:p>237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12" office:value-type="float">
            <text:p>380481008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00" office:value-type="float">
            <text:p>238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13" office:value-type="float">
            <text:p>380481008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01" office:value-type="float">
            <text:p>238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14" office:value-type="float">
            <text:p>380481008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02" office:value-type="float">
            <text:p>238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15" office:value-type="float">
            <text:p>380481008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03" office:value-type="float">
            <text:p>238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16" office:value-type="float">
            <text:p>380481008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04" office:value-type="float">
            <text:p>238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17" office:value-type="float">
            <text:p>380481008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05" office:value-type="float">
            <text:p>238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18" office:value-type="float">
            <text:p>380481008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06" office:value-type="float">
            <text:p>238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19" office:value-type="float">
            <text:p>380481008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07" office:value-type="float">
            <text:p>238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20" office:value-type="float">
            <text:p>380481008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08" office:value-type="float">
            <text:p>238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21" office:value-type="float">
            <text:p>380481008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09" office:value-type="float">
            <text:p>238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22" office:value-type="float">
            <text:p>380481008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10" office:value-type="float">
            <text:p>238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23" office:value-type="float">
            <text:p>380481008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11" office:value-type="float">
            <text:p>238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24" office:value-type="float">
            <text:p>380481008301024</text:p>
          </table:table-cell>
          <table:table-cell ns41:value-type="string" table:style-name="TL Metadata" office:value-type="string">
            <text:p>3804810083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12" office:value-type="float">
            <text:p>238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25" office:value-type="float">
            <text:p>380481008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13" office:value-type="float">
            <text:p>238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26" office:value-type="float">
            <text:p>380481008301026</text:p>
          </table:table-cell>
          <table:table-cell ns41:value-type="string" table:style-name="TL Metadata" office:value-type="string">
            <text:p>3804810083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14" office:value-type="float">
            <text:p>238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27" office:value-type="float">
            <text:p>380481008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15" office:value-type="float">
            <text:p>238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28" office:value-type="float">
            <text:p>380481008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16" office:value-type="float">
            <text:p>238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29" office:value-type="float">
            <text:p>380481008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17" office:value-type="float">
            <text:p>238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30" office:value-type="float">
            <text:p>380481008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18" office:value-type="float">
            <text:p>238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31" office:value-type="float">
            <text:p>380481008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19" office:value-type="float">
            <text:p>238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32" office:value-type="float">
            <text:p>380481008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20" office:value-type="float">
            <text:p>238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33" office:value-type="float">
            <text:p>380481008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21" office:value-type="float">
            <text:p>238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34" office:value-type="float">
            <text:p>380481008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22" office:value-type="float">
            <text:p>238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35" office:value-type="float">
            <text:p>380481008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23" office:value-type="float">
            <text:p>238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36" office:value-type="float">
            <text:p>380481008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24" office:value-type="float">
            <text:p>238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37" office:value-type="float">
            <text:p>380481008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25" office:value-type="float">
            <text:p>238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38" office:value-type="float">
            <text:p>380481008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26" office:value-type="float">
            <text:p>238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39" office:value-type="float">
            <text:p>380481008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27" office:value-type="float">
            <text:p>238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40" office:value-type="float">
            <text:p>380481008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28" office:value-type="float">
            <text:p>2382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41" office:value-type="float">
            <text:p>380481008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29" office:value-type="float">
            <text:p>2382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42" office:value-type="float">
            <text:p>380481008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30" office:value-type="float">
            <text:p>2383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43" office:value-type="float">
            <text:p>380481008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31" office:value-type="float">
            <text:p>2383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44" office:value-type="float">
            <text:p>380481008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32" office:value-type="float">
            <text:p>2383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45" office:value-type="float">
            <text:p>380481008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33" office:value-type="float">
            <text:p>2383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46" office:value-type="float">
            <text:p>380481008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34" office:value-type="float">
            <text:p>2383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47" office:value-type="float">
            <text:p>380481008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35" office:value-type="float">
            <text:p>2383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48" office:value-type="float">
            <text:p>380481008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36" office:value-type="float">
            <text:p>2383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49" office:value-type="float">
            <text:p>380481008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37" office:value-type="float">
            <text:p>2383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1008301050" office:value-type="float">
            <text:p>380481008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38" office:value-type="float">
            <text:p>2383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01" office:value-type="float">
            <text:p>380482008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39" office:value-type="float">
            <text:p>2383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02" office:value-type="float">
            <text:p>380482008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40" office:value-type="float">
            <text:p>2384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03" office:value-type="float">
            <text:p>380482008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41" office:value-type="float">
            <text:p>2384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04" office:value-type="float">
            <text:p>380482008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42" office:value-type="float">
            <text:p>2384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05" office:value-type="float">
            <text:p>380482008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43" office:value-type="float">
            <text:p>2384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06" office:value-type="float">
            <text:p>380482008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44" office:value-type="float">
            <text:p>2384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07" office:value-type="float">
            <text:p>380482008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45" office:value-type="float">
            <text:p>2384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08" office:value-type="float">
            <text:p>380482008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46" office:value-type="float">
            <text:p>2384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09" office:value-type="float">
            <text:p>380482008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47" office:value-type="float">
            <text:p>2384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10" office:value-type="float">
            <text:p>380482008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48" office:value-type="float">
            <text:p>2384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11" office:value-type="float">
            <text:p>380482008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49" office:value-type="float">
            <text:p>2384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12" office:value-type="float">
            <text:p>380482008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50" office:value-type="float">
            <text:p>2385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13" office:value-type="float">
            <text:p>380482008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51" office:value-type="float">
            <text:p>2385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14" office:value-type="float">
            <text:p>380482008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52" office:value-type="float">
            <text:p>2385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15" office:value-type="float">
            <text:p>380482008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53" office:value-type="float">
            <text:p>2385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16" office:value-type="float">
            <text:p>380482008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54" office:value-type="float">
            <text:p>2385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17" office:value-type="float">
            <text:p>380482008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55" office:value-type="float">
            <text:p>2385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18" office:value-type="float">
            <text:p>380482008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56" office:value-type="float">
            <text:p>2385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19" office:value-type="float">
            <text:p>380482008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57" office:value-type="float">
            <text:p>2385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20" office:value-type="float">
            <text:p>380482008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58" office:value-type="float">
            <text:p>2385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21" office:value-type="float">
            <text:p>380482008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59" office:value-type="float">
            <text:p>2385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22" office:value-type="float">
            <text:p>380482008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60" office:value-type="float">
            <text:p>2386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23" office:value-type="float">
            <text:p>380482008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61" office:value-type="float">
            <text:p>2386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24" office:value-type="float">
            <text:p>380482008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62" office:value-type="float">
            <text:p>2386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25" office:value-type="float">
            <text:p>380482008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63" office:value-type="float">
            <text:p>2386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26" office:value-type="float">
            <text:p>380482008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64" office:value-type="float">
            <text:p>2386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27" office:value-type="float">
            <text:p>380482008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65" office:value-type="float">
            <text:p>2386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28" office:value-type="float">
            <text:p>380482008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66" office:value-type="float">
            <text:p>2386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29" office:value-type="float">
            <text:p>380482008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67" office:value-type="float">
            <text:p>2386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30" office:value-type="float">
            <text:p>380482008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68" office:value-type="float">
            <text:p>2386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31" office:value-type="float">
            <text:p>380482008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69" office:value-type="float">
            <text:p>2386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32" office:value-type="float">
            <text:p>380482008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70" office:value-type="float">
            <text:p>2387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33" office:value-type="float">
            <text:p>380482008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71" office:value-type="float">
            <text:p>2387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34" office:value-type="float">
            <text:p>380482008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72" office:value-type="float">
            <text:p>2387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35" office:value-type="float">
            <text:p>380482008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73" office:value-type="float">
            <text:p>2387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36" office:value-type="float">
            <text:p>380482008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74" office:value-type="float">
            <text:p>2387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37" office:value-type="float">
            <text:p>380482008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75" office:value-type="float">
            <text:p>2387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38" office:value-type="float">
            <text:p>380482008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76" office:value-type="float">
            <text:p>2387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39" office:value-type="float">
            <text:p>380482008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77" office:value-type="float">
            <text:p>2387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40" office:value-type="float">
            <text:p>380482008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78" office:value-type="float">
            <text:p>2387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41" office:value-type="float">
            <text:p>380482008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79" office:value-type="float">
            <text:p>2387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42" office:value-type="float">
            <text:p>380482008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80" office:value-type="float">
            <text:p>2388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43" office:value-type="float">
            <text:p>380482008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81" office:value-type="float">
            <text:p>2388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44" office:value-type="float">
            <text:p>380482008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82" office:value-type="float">
            <text:p>2388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45" office:value-type="float">
            <text:p>380482008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83" office:value-type="float">
            <text:p>2388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46" office:value-type="float">
            <text:p>380482008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84" office:value-type="float">
            <text:p>2388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47" office:value-type="float">
            <text:p>380482008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85" office:value-type="float">
            <text:p>2388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48" office:value-type="float">
            <text:p>380482008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86" office:value-type="float">
            <text:p>2388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49" office:value-type="float">
            <text:p>380482008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87" office:value-type="float">
            <text:p>2388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50" office:value-type="float">
            <text:p>380482008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88" office:value-type="float">
            <text:p>2388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51" office:value-type="float">
            <text:p>380482008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89" office:value-type="float">
            <text:p>2388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401052" office:value-type="float">
            <text:p>380482008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90" office:value-type="float">
            <text:p>2389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01" office:value-type="float">
            <text:p>380482008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91" office:value-type="float">
            <text:p>2389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02" office:value-type="float">
            <text:p>380482008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92" office:value-type="float">
            <text:p>2389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03" office:value-type="float">
            <text:p>380482008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93" office:value-type="float">
            <text:p>2389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04" office:value-type="float">
            <text:p>380482008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94" office:value-type="float">
            <text:p>2389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05" office:value-type="float">
            <text:p>380482008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95" office:value-type="float">
            <text:p>2389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06" office:value-type="float">
            <text:p>380482008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96" office:value-type="float">
            <text:p>2389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07" office:value-type="float">
            <text:p>380482008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97" office:value-type="float">
            <text:p>2389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08" office:value-type="float">
            <text:p>380482008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98" office:value-type="float">
            <text:p>2389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09" office:value-type="float">
            <text:p>380482008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899" office:value-type="float">
            <text:p>2389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10" office:value-type="float">
            <text:p>380482008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00" office:value-type="float">
            <text:p>2390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11" office:value-type="float">
            <text:p>380482008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01" office:value-type="float">
            <text:p>2390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12" office:value-type="float">
            <text:p>380482008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02" office:value-type="float">
            <text:p>2390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13" office:value-type="float">
            <text:p>380482008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03" office:value-type="float">
            <text:p>2390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14" office:value-type="float">
            <text:p>380482008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04" office:value-type="float">
            <text:p>2390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15" office:value-type="float">
            <text:p>380482008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05" office:value-type="float">
            <text:p>2390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16" office:value-type="float">
            <text:p>380482008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06" office:value-type="float">
            <text:p>2390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17" office:value-type="float">
            <text:p>380482008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07" office:value-type="float">
            <text:p>2390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18" office:value-type="float">
            <text:p>380482008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08" office:value-type="float">
            <text:p>2390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19" office:value-type="float">
            <text:p>380482008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09" office:value-type="float">
            <text:p>2390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20" office:value-type="float">
            <text:p>380482008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10" office:value-type="float">
            <text:p>2391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21" office:value-type="float">
            <text:p>380482008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11" office:value-type="float">
            <text:p>2391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22" office:value-type="float">
            <text:p>380482008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12" office:value-type="float">
            <text:p>2391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23" office:value-type="float">
            <text:p>380482008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13" office:value-type="float">
            <text:p>2391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24" office:value-type="float">
            <text:p>380482008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14" office:value-type="float">
            <text:p>2391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25" office:value-type="float">
            <text:p>380482008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15" office:value-type="float">
            <text:p>2391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26" office:value-type="float">
            <text:p>380482008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16" office:value-type="float">
            <text:p>2391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27" office:value-type="float">
            <text:p>380482008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17" office:value-type="float">
            <text:p>2391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28" office:value-type="float">
            <text:p>380482008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18" office:value-type="float">
            <text:p>23918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29" office:value-type="float">
            <text:p>380482008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19" office:value-type="float">
            <text:p>23919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30" office:value-type="float">
            <text:p>380482008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20" office:value-type="float">
            <text:p>23920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31" office:value-type="float">
            <text:p>380482008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21" office:value-type="float">
            <text:p>23921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32" office:value-type="float">
            <text:p>380482008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22" office:value-type="float">
            <text:p>23922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33" office:value-type="float">
            <text:p>380482008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23" office:value-type="float">
            <text:p>23923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34" office:value-type="float">
            <text:p>380482008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24" office:value-type="float">
            <text:p>23924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35" office:value-type="float">
            <text:p>380482008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25" office:value-type="float">
            <text:p>23925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36" office:value-type="float">
            <text:p>380482008501036</text:p>
          </table:table-cell>
          <table:table-cell ns41:value-type="string" table:style-name="TL Metadata" office:value-type="string">
            <text:p>3804820085010361 <text:s/>Hieronder vier van onbekenden ouderdom.</text:p>
          </table:table-cell>
          <table:table-cell ns41:value-type="string" table:style-name="TL Metadata" office:value-type="string">
            <text:p>3804820085010362 <text:s/>Hieronder drie en dertig van onbekenden ouderdom.</text:p>
          </table:table-cell>
          <table:table-cell table:number-columns-repeated="1019"/>
        </table:table-row>
        <table:table-row table:style-name="ro4">
          <table:table-cell ns41:value-type="float" table:style-name="ce63" office:value="23926" office:value-type="float">
            <text:p>23926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37" office:value-type="float">
            <text:p>380482008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3" office:value="23927" office:value-type="float">
            <text:p>23927</text:p>
          </table:table-cell>
          <table:table-cell ns41:value-type="string" table:style-name="ce2" office:value-type="string">
            <text:p>Ge-4edl</text:p>
          </table:table-cell>
          <table:table-cell ns41:value-type="float" table:style-name="ce64" office:value="380482008501038" office:value-type="float">
            <text:p>380482008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 table:number-rows-repeated="35">
          <table:table-cell table:style-name="ce63"/>
          <table:table-cell table:style-name="TL Metadata"/>
          <table:table-cell table:style-name="ce64"/>
          <table:table-cell table:number-columns-repeated="1021"/>
        </table:table-row>
        <table:table-row table:style-name="ro4" table:number-rows-repeated="10470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5:45</meta:creation-date>
    <dc:creator>Helpdesk</dc:creator>
    <dc:date>2004-12-20T18:25:42</dc:date>
    <meta:document-statistic meta:object-count="0" meta:cell-count="13592" meta:table-count="2"/>
    <meta:generator>ODFPY/1.3.0dev</meta:generator>
  </office:meta>
</office:document-meta>
</file>